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2010000009D0000001AD04B410E83575C10.png" manifest:media-type="image/png"/>
  <manifest:file-entry manifest:full-path="Pictures/1000336400001042000002AE8C2B294C3B05E066.svg" manifest:media-type="image/svg+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entury Schoolbook L" svg:font-family="'Century Schoolbook L'"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Century Schoolbook L1" svg:font-family="'Century Schoolbook L'" style:font-family-generic="roman"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7.158cm" table:align="left" style:writing-mode="lr-tb"/>
    </style:style>
    <style:style style:name="Tabla1.A" style:family="table-column">
      <style:table-column-properties style:column-width="1.773cm"/>
    </style:style>
    <style:style style:name="Tabla1.B" style:family="table-column">
      <style:table-column-properties style:column-width="5.385cm"/>
    </style:style>
    <style:style style:name="Tabla1.A1" style:family="table-cell">
      <style:table-cell-properties style:vertical-align="middle" style:border-line-width-left="0.002cm 0.004cm 0.002cm" style:border-line-width-top="0.002cm 0.004cm 0.002cm" style:border-line-width-bottom="0.002cm 0.004cm 0.002cm" fo:padding="0.079cm" fo:border-left="0.2pt double #808080" fo:border-right="none" fo:border-top="0.2pt double #808080" fo:border-bottom="0.2pt double #808080"/>
    </style:style>
    <style:style style:name="Tabla1.B1" style:family="table-cell">
      <style:table-cell-properties style:vertical-align="middle" style:border-line-width="0.002cm 0.004cm 0.002cm" fo:padding="0.079cm" fo:border="0.2pt double #808080"/>
    </style:style>
    <style:style style:name="Tabla1.A2" style:family="table-cell">
      <style:table-cell-properties style:vertical-align="middle" style:border-line-width-left="0.002cm 0.004cm 0.002cm" style:border-line-width-bottom="0.002cm 0.004cm 0.002cm" fo:padding="0.079cm" fo:border-left="0.2pt double #808080" fo:border-right="none" fo:border-top="none" fo:border-bottom="0.2pt double #808080"/>
    </style:style>
    <style:style style:name="Tabla1.B2" style:family="table-cell">
      <style:table-cell-properties style:vertical-align="middle" style:border-line-width-left="0.002cm 0.004cm 0.002cm" style:border-line-width-right="0.002cm 0.004cm 0.002cm" style:border-line-width-bottom="0.002cm 0.004cm 0.002cm" fo:padding="0.079cm" fo:border-left="0.2pt double #808080" fo:border-right="0.2pt double #808080" fo:border-top="none" fo:border-bottom="0.2pt double #808080"/>
    </style:style>
    <style:style style:name="Tabla3" style:family="table">
      <style:table-properties style:width="6.066cm" table:align="left" style:writing-mode="lr-tb"/>
    </style:style>
    <style:style style:name="Tabla3.A" style:family="table-column">
      <style:table-column-properties style:column-width="4.05cm"/>
    </style:style>
    <style:style style:name="Tabla3.B" style:family="table-column">
      <style:table-column-properties style:column-width="2.016cm"/>
    </style:style>
    <style:style style:name="Tabla3.A1" style:family="table-cell">
      <style:table-cell-properties style:vertical-align="middle" style:border-line-width-left="0.002cm 0.004cm 0.002cm" style:border-line-width-top="0.002cm 0.004cm 0.002cm" style:border-line-width-bottom="0.002cm 0.004cm 0.002cm" fo:padding="0.079cm" fo:border-left="0.2pt double #808080" fo:border-right="none" fo:border-top="0.2pt double #808080" fo:border-bottom="0.2pt double #808080"/>
    </style:style>
    <style:style style:name="Tabla3.B1" style:family="table-cell">
      <style:table-cell-properties style:vertical-align="middle" style:border-line-width="0.002cm 0.004cm 0.002cm" fo:padding="0.079cm" fo:border="0.2pt double #808080"/>
    </style:style>
    <style:style style:name="Tabla3.A2" style:family="table-cell">
      <style:table-cell-properties style:vertical-align="middle" style:border-line-width-left="0.002cm 0.004cm 0.002cm" style:border-line-width-bottom="0.002cm 0.004cm 0.002cm" fo:padding="0.079cm" fo:border-left="0.2pt double #808080" fo:border-right="none" fo:border-top="none" fo:border-bottom="0.2pt double #808080"/>
    </style:style>
    <style:style style:name="Tabla3.B2" style:family="table-cell">
      <style:table-cell-properties style:vertical-align="middle" style:border-line-width-left="0.002cm 0.004cm 0.002cm" style:border-line-width-right="0.002cm 0.004cm 0.002cm" style:border-line-width-bottom="0.002cm 0.004cm 0.002cm" fo:padding="0.079cm" fo:border-left="0.2pt double #808080" fo:border-right="0.2pt double #808080" fo:border-top="none" fo:border-bottom="0.2pt double #808080"/>
    </style:style>
    <style:style style:name="Tabla4" style:family="table">
      <style:table-properties style:width="4.613cm" table:align="left" style:writing-mode="lr-tb"/>
    </style:style>
    <style:style style:name="Tabla4.A" style:family="table-column">
      <style:table-column-properties style:column-width="2.596cm"/>
    </style:style>
    <style:style style:name="Tabla4.B" style:family="table-column">
      <style:table-column-properties style:column-width="2.016cm"/>
    </style:style>
    <style:style style:name="Tabla4.A1" style:family="table-cell">
      <style:table-cell-properties style:vertical-align="middle" style:border-line-width-left="0.002cm 0.004cm 0.002cm" style:border-line-width-top="0.002cm 0.004cm 0.002cm" style:border-line-width-bottom="0.002cm 0.004cm 0.002cm" fo:padding="0.079cm" fo:border-left="0.2pt double #808080" fo:border-right="none" fo:border-top="0.2pt double #808080" fo:border-bottom="0.2pt double #808080"/>
    </style:style>
    <style:style style:name="Tabla4.B1" style:family="table-cell">
      <style:table-cell-properties style:vertical-align="middle" style:border-line-width="0.002cm 0.004cm 0.002cm" fo:padding="0.079cm" fo:border="0.2pt double #808080"/>
    </style:style>
    <style:style style:name="Tabla4.A2" style:family="table-cell">
      <style:table-cell-properties style:vertical-align="middle" style:border-line-width-left="0.002cm 0.004cm 0.002cm" style:border-line-width-bottom="0.002cm 0.004cm 0.002cm" fo:padding="0.079cm" fo:border-left="0.2pt double #808080" fo:border-right="none" fo:border-top="none" fo:border-bottom="0.2pt double #808080"/>
    </style:style>
    <style:style style:name="Tabla4.B2" style:family="table-cell">
      <style:table-cell-properties style:vertical-align="middle" style:border-line-width-left="0.002cm 0.004cm 0.002cm" style:border-line-width-right="0.002cm 0.004cm 0.002cm" style:border-line-width-bottom="0.002cm 0.004cm 0.002cm" fo:padding="0.079cm" fo:border-left="0.2pt double #808080" fo:border-right="0.2pt double #808080" fo:border-top="none" fo:border-bottom="0.2pt double #808080"/>
    </style:style>
    <style:style style:name="Tabla5" style:family="table">
      <style:table-properties style:width="6.092cm" table:align="left" style:writing-mode="lr-tb"/>
    </style:style>
    <style:style style:name="Tabla5.A" style:family="table-column">
      <style:table-column-properties style:column-width="4.076cm"/>
    </style:style>
    <style:style style:name="Tabla5.B" style:family="table-column">
      <style:table-column-properties style:column-width="2.016cm"/>
    </style:style>
    <style:style style:name="Tabla5.A1" style:family="table-cell">
      <style:table-cell-properties style:vertical-align="middle" style:border-line-width-left="0.002cm 0.004cm 0.002cm" style:border-line-width-top="0.002cm 0.004cm 0.002cm" style:border-line-width-bottom="0.002cm 0.004cm 0.002cm" fo:padding="0.079cm" fo:border-left="0.2pt double #808080" fo:border-right="none" fo:border-top="0.2pt double #808080" fo:border-bottom="0.2pt double #808080"/>
    </style:style>
    <style:style style:name="Tabla5.B1" style:family="table-cell">
      <style:table-cell-properties style:vertical-align="middle" style:border-line-width="0.002cm 0.004cm 0.002cm" fo:padding="0.079cm" fo:border="0.2pt double #808080"/>
    </style:style>
    <style:style style:name="Tabla5.A2" style:family="table-cell">
      <style:table-cell-properties style:vertical-align="middle" style:border-line-width-left="0.002cm 0.004cm 0.002cm" style:border-line-width-bottom="0.002cm 0.004cm 0.002cm" fo:padding="0.079cm" fo:border-left="0.2pt double #808080" fo:border-right="none" fo:border-top="none" fo:border-bottom="0.2pt double #808080"/>
    </style:style>
    <style:style style:name="Tabla5.B2" style:family="table-cell">
      <style:table-cell-properties style:vertical-align="middle" style:border-line-width-left="0.002cm 0.004cm 0.002cm" style:border-line-width-right="0.002cm 0.004cm 0.002cm" style:border-line-width-bottom="0.002cm 0.004cm 0.002cm" fo:padding="0.079cm" fo:border-left="0.2pt double #808080" fo:border-right="0.2pt double #808080" fo:border-top="none" fo:border-bottom="0.2pt double #808080"/>
    </style:style>
    <style:style style:name="P1" style:family="paragraph" style:parent-style-name="Footer">
      <style:text-properties officeooo:rsid="000b2ba5" officeooo:paragraph-rsid="00152345"/>
    </style:style>
    <style:style style:name="P2" style:family="paragraph" style:parent-style-name="Footer">
      <style:text-properties officeooo:rsid="000b2ba5" officeooo:paragraph-rsid="002ec0d7"/>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Footer">
      <style:text-properties officeooo:paragraph-rsid="0037e73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189da3"/>
    </style:style>
    <style:style style:name="P7" style:family="paragraph" style:parent-style-name="Table_20_Contents">
      <style:paragraph-properties fo:text-align="center" style:justify-single-word="false"/>
    </style:style>
    <style:style style:name="P8" style:family="paragraph" style:parent-style-name="Preformatted_20_Text">
      <style:paragraph-properties fo:margin-top="0cm" fo:margin-bottom="0.499cm" style:contextual-spacing="false"/>
      <style:text-properties officeooo:paragraph-rsid="00189da3"/>
    </style:style>
    <style:style style:name="P9" style:family="paragraph" style:parent-style-name="Table_20_Heading">
      <style:text-properties officeooo:rsid="001438a9"/>
    </style:style>
    <style:style style:name="P10" style:family="paragraph" style:parent-style-name="Text_20_body">
      <style:text-properties officeooo:rsid="001438a9" officeooo:paragraph-rsid="001438a9"/>
    </style:style>
    <style:style style:name="P11" style:family="paragraph" style:parent-style-name="Text_20_body">
      <style:text-properties officeooo:paragraph-rsid="0017878c"/>
    </style:style>
    <style:style style:name="P12" style:family="paragraph" style:parent-style-name="Text_20_body">
      <style:text-properties officeooo:rsid="00147c11" officeooo:paragraph-rsid="00189da3"/>
    </style:style>
    <style:style style:name="P13" style:family="paragraph" style:parent-style-name="Text_20_body">
      <style:text-properties officeooo:paragraph-rsid="00189da3"/>
    </style:style>
    <style:style style:name="P14" style:family="paragraph" style:parent-style-name="Text_20_body">
      <style:text-properties officeooo:rsid="0082ed05" officeooo:paragraph-rsid="00189da3"/>
    </style:style>
    <style:style style:name="P15" style:family="paragraph" style:parent-style-name="Text_20_body">
      <style:text-properties officeooo:rsid="0096d073" officeooo:paragraph-rsid="00189da3"/>
    </style:style>
    <style:style style:name="P16" style:family="paragraph" style:parent-style-name="Text_20_body">
      <style:text-properties officeooo:rsid="000f0b1e" officeooo:paragraph-rsid="00189da3"/>
    </style:style>
    <style:style style:name="P17" style:family="paragraph" style:parent-style-name="Text_20_body">
      <style:text-properties officeooo:rsid="001419a2" officeooo:paragraph-rsid="00189da3"/>
    </style:style>
    <style:style style:name="P18" style:family="paragraph" style:parent-style-name="Standard">
      <style:text-properties officeooo:paragraph-rsid="0017878c"/>
    </style:style>
    <style:style style:name="P19" style:family="paragraph" style:parent-style-name="Standard">
      <style:text-properties officeooo:rsid="0096d073" officeooo:paragraph-rsid="00189da3"/>
    </style:style>
    <style:style style:name="P20" style:family="paragraph" style:parent-style-name="Standard">
      <style:text-properties officeooo:rsid="00400fdf" officeooo:paragraph-rsid="00189da3"/>
    </style:style>
    <style:style style:name="P21" style:family="paragraph" style:parent-style-name="Standard">
      <style:text-properties officeooo:paragraph-rsid="00189da3"/>
    </style:style>
    <style:style style:name="P22" style:family="paragraph" style:parent-style-name="Standard">
      <style:text-properties officeooo:rsid="0000e75f" officeooo:paragraph-rsid="00189da3"/>
    </style:style>
    <style:style style:name="P23" style:family="paragraph" style:parent-style-name="Endnote">
      <style:text-properties officeooo:rsid="00147c11" officeooo:paragraph-rsid="00147c11"/>
    </style:style>
    <style:style style:name="P24" style:family="paragraph" style:parent-style-name="Source_20_Code">
      <style:text-properties officeooo:paragraph-rsid="0017878c"/>
    </style:style>
    <style:style style:name="P25" style:family="paragraph" style:parent-style-name="Hanging_20_indent">
      <style:text-properties officeooo:paragraph-rsid="0017878c"/>
    </style:style>
    <style:style style:name="P26" style:family="paragraph" style:parent-style-name="Source_20_Code_20_Header">
      <style:text-properties officeooo:paragraph-rsid="00189da3"/>
    </style:style>
    <style:style style:name="P27" style:family="paragraph" style:parent-style-name="Código_20_Fuente">
      <style:text-properties officeooo:paragraph-rsid="00189da3"/>
    </style:style>
    <style:style style:name="P28" style:family="paragraph" style:parent-style-name="Footer">
      <style:text-properties officeooo:rsid="000b2ba5" officeooo:paragraph-rsid="002ec0d7"/>
    </style:style>
    <style:style style:name="P29" style:family="paragraph" style:parent-style-name="Footer">
      <style:text-properties officeooo:paragraph-rsid="0037e73e"/>
    </style:style>
    <style:style style:name="P30" style:family="paragraph" style:parent-style-name="Heading_20_1">
      <style:text-properties officeooo:paragraph-rsid="00189da3"/>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01b2720"/>
    </style:style>
    <style:style style:name="P33" style:family="paragraph" style:parent-style-name="Heading_20_2">
      <style:text-properties officeooo:rsid="001b2720" officeooo:paragraph-rsid="001b2720"/>
    </style:style>
    <style:style style:name="P34" style:family="paragraph" style:parent-style-name="Heading_20_2">
      <style:text-properties officeooo:paragraph-rsid="00189da3"/>
    </style:style>
    <style:style style:name="P35" style:family="paragraph" style:parent-style-name="Quotations">
      <style:text-properties officeooo:paragraph-rsid="00189da3"/>
    </style:style>
    <style:style style:name="P36" style:family="paragraph" style:parent-style-name="Standard" style:list-style-name="L2">
      <style:text-properties officeooo:paragraph-rsid="0017878c"/>
    </style:style>
    <style:style style:name="P37" style:family="paragraph" style:parent-style-name="Standard" style:list-style-name="L2">
      <style:text-properties officeooo:rsid="00147c11" officeooo:paragraph-rsid="0017878c"/>
    </style:style>
    <style:style style:name="P38" style:family="paragraph" style:parent-style-name="Standard" style:list-style-name="L3">
      <style:text-properties officeooo:paragraph-rsid="00189da3"/>
    </style:style>
    <style:style style:name="P39" style:family="paragraph" style:parent-style-name="Standard" style:list-style-name="L4">
      <style:text-properties officeooo:paragraph-rsid="00189da3"/>
    </style:style>
    <style:style style:name="P40" style:family="paragraph" style:parent-style-name="Text_20_body" style:list-style-name="L1"/>
    <style:style style:name="P41" style:family="paragraph" style:parent-style-name="Text_20_body" style:list-style-name="L5">
      <style:text-properties officeooo:paragraph-rsid="00189da3"/>
    </style:style>
    <style:style style:name="P42" style:family="paragraph" style:parent-style-name="Text_20_body" style:list-style-name="L6">
      <style:text-properties officeooo:paragraph-rsid="00189da3"/>
    </style:style>
    <style:style style:name="P43" style:family="paragraph" style:parent-style-name="Text_20_body" style:list-style-name="L7">
      <style:text-properties officeooo:rsid="0096d073" officeooo:paragraph-rsid="00189da3"/>
    </style:style>
    <style:style style:name="P44" style:family="paragraph" style:parent-style-name="Text_20_body">
      <style:text-properties officeooo:paragraph-rsid="00189da3"/>
    </style:style>
    <style:style style:name="P45" style:family="paragraph" style:parent-style-name="Text_20_body" style:list-style-name="L1">
      <style:paragraph-properties fo:margin-top="0cm" fo:margin-bottom="0cm" style:contextual-spacing="false"/>
    </style:style>
    <style:style style:name="P46" style:family="paragraph" style:parent-style-name="Título_20_Ejercicio">
      <style:text-properties officeooo:paragraph-rsid="0017878c"/>
    </style:style>
    <style:style style:name="P47" style:family="paragraph" style:parent-style-name="Título_20_Ejercicio">
      <style:text-properties officeooo:rsid="0096e7c9" officeooo:paragraph-rsid="0017878c"/>
    </style:style>
    <style:style style:name="P48" style:family="paragraph" style:parent-style-name="Título_20_Ejercicio">
      <style:text-properties officeooo:paragraph-rsid="00189da3"/>
    </style:style>
    <style:style style:name="P49" style:family="paragraph" style:parent-style-name="Título_20_Ejercicio">
      <style:text-properties officeooo:rsid="004116d3" officeooo:paragraph-rsid="00189da3"/>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cbcbc"/>
    </style:style>
    <style:style style:name="T2" style:family="text">
      <style:text-properties officeooo:rsid="001438a9"/>
    </style:style>
    <style:style style:name="T3" style:family="text">
      <style:text-properties fo:font-weight="bold"/>
    </style:style>
    <style:style style:name="T4" style:family="text">
      <style:text-properties officeooo:rsid="00147c11"/>
    </style:style>
    <style:style style:name="T5" style:family="text">
      <style:text-properties officeooo:rsid="00163c00"/>
    </style:style>
    <style:style style:name="T6" style:family="text">
      <style:text-properties officeooo:rsid="0022ddc3"/>
    </style:style>
    <style:style style:name="T7" style:family="text">
      <style:text-properties officeooo:rsid="0050f309"/>
    </style:style>
    <style:style style:name="T8" style:family="text">
      <style:text-properties fo:font-weight="normal" style:font-weight-asian="normal" style:font-weight-complex="normal"/>
    </style:style>
    <style:style style:name="T9" style:family="text">
      <style:text-properties fo:font-weight="normal" officeooo:rsid="00702a33" style:font-weight-asian="normal" style:font-weight-complex="normal"/>
    </style:style>
    <style:style style:name="T10" style:family="text">
      <style:text-properties fo:font-weight="normal" officeooo:rsid="00254f88" style:font-weight-asian="normal" style:font-weight-complex="normal"/>
    </style:style>
    <style:style style:name="T11" style:family="text">
      <style:text-properties officeooo:rsid="007b38d6"/>
    </style:style>
    <style:style style:name="T12" style:family="text">
      <style:text-properties officeooo:rsid="00189da3"/>
    </style:style>
    <style:style style:name="T13" style:family="text">
      <style:text-properties fo:font-style="italic"/>
    </style:style>
    <style:style style:name="T14" style:family="text">
      <style:text-properties officeooo:rsid="001a9311"/>
    </style:style>
    <style:style style:name="T15" style:family="text">
      <style:text-properties officeooo:rsid="0017e363"/>
    </style:style>
    <style:style style:name="T16" style:family="text">
      <style:text-properties officeooo:rsid="00059402"/>
    </style:style>
    <style:style style:name="T17" style:family="text">
      <style:text-properties officeooo:rsid="004116d3"/>
    </style:style>
    <style:style style:name="T18" style:family="text">
      <style:text-properties officeooo:rsid="00400fdf"/>
    </style:style>
    <style:style style:name="T19" style:family="text">
      <style:text-properties officeooo:rsid="00702a33"/>
    </style:style>
    <style:style style:name="T20" style:family="text">
      <style:text-properties officeooo:rsid="006f60bf"/>
    </style:style>
    <style:style style:name="T21" style:family="text">
      <style:text-properties officeooo:rsid="009d7c85"/>
    </style:style>
    <style:style style:name="T22" style:family="text">
      <style:text-properties officeooo:rsid="0082a224"/>
    </style:style>
    <style:style style:name="T23" style:family="text">
      <style:text-properties officeooo:rsid="0096d073"/>
    </style:style>
    <style:style style:name="T24" style:family="text">
      <style:text-properties officeooo:rsid="00254f88"/>
    </style:style>
    <style:style style:name="T25" style:family="text">
      <style:text-properties officeooo:rsid="000eaaa3"/>
    </style:style>
    <style:style style:name="T26" style:family="text">
      <style:text-properties officeooo:rsid="006d2a3e"/>
    </style:style>
    <style:style style:name="T27" style:family="text">
      <style:text-properties officeooo:rsid="0002cf42"/>
    </style:style>
    <style:style style:name="T28" style:family="text">
      <style:text-properties officeooo:rsid="0000e75f"/>
    </style:style>
    <style:style style:name="T29" style:family="text">
      <style:text-properties officeooo:rsid="000dd939"/>
    </style:style>
    <style:style style:name="T30" style:family="text">
      <style:text-properties officeooo:rsid="000f0b1e"/>
    </style:style>
    <style:style style:name="T31" style:family="text">
      <style:text-properties officeooo:rsid="001b2720"/>
    </style:style>
    <style:style style:name="T32" style:family="text">
      <style:text-properties style:font-name="Fabrikat" fo:font-size="13pt" officeooo:rsid="002ec0d7" style:font-size-asian="10.5pt"/>
    </style:style>
    <style:style style:name="T33" style:family="text">
      <style:text-properties style:font-name="Fabrikat" fo:font-size="13pt" officeooo:rsid="001c1e90" style:font-size-asian="10.5pt"/>
    </style:style>
    <style:style style:name="T34" style:family="text">
      <style:text-properties officeooo:rsid="003b54cc"/>
    </style:style>
    <style:style style:name="T35" style:family="text">
      <style:text-properties officeooo:rsid="0012abe4"/>
    </style:style>
    <style:style style:name="T36" style:family="text">
      <style:text-properties officeooo:rsid="0037e73e"/>
    </style:style>
    <style:style style:name="T37" style:family="text">
      <style:text-properties officeooo:rsid="003fd78e"/>
    </style:style>
    <style:style style:name="T38" style:family="text">
      <style:text-properties officeooo:rsid="001c1e90"/>
    </style:style>
    <style:style style:name="T39" style:family="text">
      <style:text-properties fo:font-variant="normal" fo:text-transform="none" style:use-window-font-color="true" loext:opacity="0%" style:text-outline="false" style:text-line-through-style="none" style:text-line-through-type="none" style:text-position="0% 100%" style:font-name="Century Schoolbook L"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SECTION00400000000000000000"/>Hola, Mundo</text:p>
      <text:p text:style-name="Subtitle">Introducción a la programación con Python</text:p>
      <text:h text:style-name="Heading_20_1" text:outline-level="1">Conceptos básicos del lenguaje</text:h>
      <text:h text:style-name="Heading_20_2" text:outline-level="2"><text:bookmark text:name="SECTION00420000000000000000"/>Imprimiendo</text:h>
      <text:p text:style-name="Text_20_body">Desde el principio del tiempo, los tutores de programación han comenzado con un pequeño programa llamado Hola, Mundo! Así que aquí está: </text:p>
      <text:p text:style-name="Source_20_Code">print "Hola, Mundo!"</text:p>
      <text:p text:style-name="Text_20_body">Si está usando la línea de comandos para correr programas, escríbalo en un editor de textos, guárdelo como hola.py y córralo <text:span text:style-name="T33">dentro de Thonny</text:span></text:p>
      <text:p text:style-name="Source_20_Code">mrtin@maeve:~$ python hola.py</text:p>
      <text:p text:style-name="Text_20_body">De otro modo, entre a <text:span text:style-name="T33">Thonny</text:span>, abra una nueva ventana y cree el programa como en la sección <text:a xlink:type="simple" xlink:href="http://jjc.freeshell.org/easytut/easytut_es/node3.html#create" text:style-name="Internet_20_link" text:visited-style-name="Visited_20_Internet_20_Link">1.4</text:a>. </text:p>
      <text:p text:style-name="Text_20_body">Cuando este programa corre, esto es lo que imprime en la pantalla: </text:p>
      <text:p text:style-name="Source_20_Code">Hola, Mundo!</text:p>
      <text:p text:style-name="Text_20_body">Ahora, no repetiré esto cada vez, pero cuando muestro un programa, recomiendo que lo escriba y lo corra. Yo aprendo mejor cuando escribo y probablemente usted también. </text:p>
      <text:p text:style-name="Text_20_body">Ahora este es un programa más complicado: </text:p>
      <text:p text:style-name="Source_20_Code">print "Jack y Jill subieron a la colina"</text:p>
      <text:p text:style-name="Source_20_Code">print "a traer una cubeta de agua;"</text:p>
      <text:p text:style-name="Source_20_Code">print "Jack se cayo y se rompio una pierna,"</text:p>
      <text:p text:style-name="Source_20_Code">print "y Jill vino rodando tras el."</text:p>
      <text:p text:style-name="Text_20_body"><text:soft-page-break/>Cuando usted corre este programa, éste imprime: </text:p>
      <text:p text:style-name="Source_20_Code">Jack y Jill subieron a la colina</text:p>
      <text:p text:style-name="Source_20_Code">a traer una cubeta de agua;</text:p>
      <text:p text:style-name="Source_20_Code">Jack se cayo y se rompio una pierna,</text:p>
      <text:p text:style-name="Source_20_Code">y Jill vino rodando tras el.</text:p>
      <text:p text:style-name="Text_20_body">Cuando la computadora corre este programa primero ve la línea:</text:p>
      <text:p text:style-name="Source_20_Code">print "Jack y Jill subieron a la colina"</text:p>
      <text:p text:style-name="Text_20_body">así que la computadora imprime: </text:p>
      <text:p text:style-name="Source_20_Code">Jack y Jill subieron a la colina</text:p>
      <text:p text:style-name="Text_20_body">Luego la computadora baja a la siguiente línea y ve:</text:p>
      <text:p text:style-name="Source_20_Code">print "a traer una cubeta de agua;"</text:p>
      <text:p text:style-name="Text_20_body">así que la computadora imprime en la pantalla:</text:p>
      <text:p text:style-name="Source_20_Code">a traer una cubeta de agua;</text:p>
      <text:p text:style-name="Text_20_body">La computadora continúa viendo cada renglón, ejecuta el comando y luego va al siguiente renglón. La computadora continúa ejecutando comandos hasta que llega al final del programa. </text:p>
      <text:h text:style-name="Heading_20_2" text:outline-level="2"><text:bookmark text:name="SECTION00430000000000000000"/>Expresiones</text:h>
      <text:p text:style-name="Text_20_body">Aquí está otro programa: </text:p>
      <text:p text:style-name="Source_20_Code">print "2 + 2 es", 2+2</text:p>
      <text:p text:style-name="Source_20_Code">print "3 * 4 es", 3 * 4</text:p>
      <text:p text:style-name="Source_20_Code">print 100 - 1, " = 100 - 1"</text:p>
      <text:p text:style-name="Source_20_Code">print "(33 + 2) / 5 + 11.5 = ",(33 + 2) / 5 + 11.5</text:p>
      <text:p text:style-name="Text_20_body">Y aquí está la respuesta del programa cuando corre: </text:p>
      <text:p text:style-name="Source_20_Code">2 + 2 es 4</text:p>
      <text:p text:style-name="Source_20_Code">3 * 4 es 12</text:p>
      <text:p text:style-name="Source_20_Code">99 <text:s/>= 100 - 1</text:p>
      <text:p text:style-name="Source_20_Code">(33 + 2) / 5 + 11.5 = <text:s/>18.5</text:p>
      <text:p text:style-name="Text_20_body"><text:soft-page-break/>Como puede ver, Python puede convertir su computadora en una <text:span text:style-name="T31">(gran) </text:span>calculadora de bolsill<text:span text:style-name="T31">o.</text:span> </text:p>
      <text:p text:style-name="Text_20_body">Python tiene seis operaciones básicas: </text:p>
      <table:table table:name="Tabla2" table:style-name="Tabla2">
        <table:table-column table:style-name="Tabla2.A" table:number-columns-repeated="3"/>
        <table:table-row table:style-name="TableLine94802709686144">
          <table:table-cell table:style-name="Tabla2.A1" office:value-type="string">
            <text:p text:style-name="Table_20_Heading">Opera<text:span text:style-name="T2">c</text:span>i<text:span text:style-name="T2">ó</text:span>n</text:p>
          </table:table-cell>
          <table:table-cell table:style-name="Tabla2.A1" office:value-type="string">
            <text:p text:style-name="P9">Símbolo</text:p>
          </table:table-cell>
          <table:table-cell table:style-name="Tabla2.C1" office:value-type="string">
            <text:p text:style-name="Table_20_Heading">Ejemplo</text:p>
          </table:table-cell>
        </table:table-row>
        <table:table-row table:style-name="TableLine94802787280848">
          <table:table-cell table:style-name="Tabla2.A2" office:value-type="string">
            <text:p text:style-name="P5">Exponenciac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5 ** 2 == 25</text:span></text:p>
          </table:table-cell>
        </table:table-row>
        <table:table-row table:style-name="TableLine94802787126768">
          <table:table-cell table:style-name="Tabla2.A2" office:value-type="string">
            <text:p text:style-name="P5">Multiplicac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2 * 3 == 6</text:span></text:p>
          </table:table-cell>
        </table:table-row>
        <table:table-row table:style-name="TableLine94802787127584">
          <table:table-cell table:style-name="Tabla2.A2" office:value-type="string">
            <text:p text:style-name="P5">Divis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14 / 3 == 4</text:span></text:p>
          </table:table-cell>
        </table:table-row>
        <table:table-row table:style-name="TableLine94802787128448">
          <table:table-cell table:style-name="Tabla2.A2" office:value-type="string">
            <text:p text:style-name="P5">Residuo</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14 % 3 == 2</text:span></text:p>
          </table:table-cell>
        </table:table-row>
        <table:table-row table:style-name="TableLine94802787129264">
          <table:table-cell table:style-name="Tabla2.A2" office:value-type="string">
            <text:p text:style-name="P5">Adic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1 + 2 == 3</text:span></text:p>
          </table:table-cell>
        </table:table-row>
        <table:table-row table:style-name="TableLine94802787130304">
          <table:table-cell table:style-name="Tabla2.A2" office:value-type="string">
            <text:p text:style-name="P5">Sustracc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4 - 3 == 1</text:span></text:p>
          </table:table-cell>
        </table:table-row>
      </table:table>
      <text:p text:style-name="Text_20_body">Note que la división sigue la regla, si no hay decimales al comienzo, tampoco <text:span text:style-name="T4">habrá</text:span> decimales al final. (Nota: Esto tal vez cambie en 2.3) El siguiente programa muestra esto:</text:p>
      <text:p text:style-name="Source_20_Code">print "14 / 3 = ",14 / 3</text:p>
      <text:p text:style-name="Source_20_Code">print "14 % 3 = ",14 % 3</text:p>
      <text:p text:style-name="Source_20_Code">print</text:p>
      <text:p text:style-name="Source_20_Code">print "14.0 / 3.0 =",14.0 / 3.0</text:p>
      <text:p text:style-name="Source_20_Code">print "14.0 % 3.0 =",14 % 3.0</text:p>
      <text:p text:style-name="Source_20_Code">print</text:p>
      <text:p text:style-name="Source_20_Code">print "14.0 / 3 =",14.0 / 3</text:p>
      <text:p text:style-name="Source_20_Code">print "14.0 % 3 =",14.0 % 3</text:p>
      <text:p text:style-name="Source_20_Code">print</text:p>
      <text:p text:style-name="Source_20_Code">print "14 / 3.0 =",14 / 3.0</text:p>
      <text:p text:style-name="Source_20_Code">print "14 % 3.0 =",14 % 3.0</text:p>
      <text:p text:style-name="Source_20_Code">print</text:p>
      <text:p text:style-name="Text_20_body"><text:span text:style-name="T2">Mostrando la salida:</text:span> </text:p>
      <text:p text:style-name="Source_20_Code">14 / 3 = <text:s/>4</text:p>
      <text:p text:style-name="Source_20_Code">14 % 3 = <text:s/>2</text:p>
      <text:p text:style-name="Source_20_Code">14.0 / 3.0 = 4.66666666667</text:p>
      <text:p text:style-name="Source_20_Code">14.0 % 3.0 = 2.0</text:p>
      <text:p text:style-name="Source_20_Code">14.0 / 3 = 4.66666666667</text:p>
      <text:p text:style-name="Source_20_Code">14.0 % 3 = 2.0</text:p>
      <text:p text:style-name="Source_20_Code">14 / 3.0 = 4.66666666667</text:p>
      <text:p text:style-name="Source_20_Code">14 % 3.0 = 2.0</text:p>
      <text:p text:style-name="Text_20_body">Note cómo Python da diferentes respuestas para algunos problemas dependiendo del uso de punto decimal. </text:p>
      <text:p text:style-name="Text_20_body">El orden de las operaciones es el mismo que en matemáticas: </text:p>
      <text:list xml:id="list4016031994" text:style-name="L1">
        <text:list-item>
          <text:p text:style-name="P45"><text:soft-page-break/>paréntesis <text:span text:style-name="Source_20_Text">()</text:span> </text:p>
        </text:list-item>
        <text:list-item>
          <text:p text:style-name="P45">exponentes <text:span text:style-name="Source_20_Text">**</text:span> </text:p>
        </text:list-item>
        <text:list-item>
          <text:p text:style-name="P45">multiplicación <text:span text:style-name="Source_20_Text">*</text:span>, división <text:span text:style-name="Source_20_Text">\</text:span>, <text:span text:style-name="T4">y</text:span> residuo <text:span text:style-name="Source_20_Text">%</text:span> </text:p>
        </text:list-item>
        <text:list-item>
          <text:p text:style-name="P40">adición <text:span text:style-name="Source_20_Text">+</text:span> y sustracción <text:span text:style-name="Source_20_Text">-</text:span> </text:p>
        </text:list-item>
      </text:list>
      <text:h text:style-name="Heading_20_2" text:outline-level="2" text:is-list-header="true"><text:bookmark text:name="SECTION00440000000000000000"/>Hablando con humanos (y otros seres inteligentes)</text:h>
      <text:p text:style-name="Text_20_body">Con frecuencia, usted hace algo complicado y puede ser que luego no recuerde lo que hizo. Cuando esto sucede, probablemente haya que comentar el programa. Un comentario es una nota para usted y otros programadores explicando lo que sucede. Por ejemplo:</text:p>
      <text:p text:style-name="Source_20_Code">#No es exactamente PI, pero lo simula muy bien</text:p>
      <text:p text:style-name="Source_20_Code">print 22.0/7.0</text:p>
      <text:p text:style-name="Text_20_body">Note que el comentario comienza con un <text:span text:style-name="Source_20_Text">#</text:span>. Los comentarios aclaran los puntos complicados a cualquiera que lea el programa, uno mismo inclusive. </text:p>
      <text:h text:style-name="Heading_20_2" text:outline-level="2"><text:bookmark text:name="SECTION00450000000000000000"/>Ejemplos</text:h>
      <text:p text:style-name="Text_20_body">Eventualmente, cada capítulo contendrá ejemplos de los aspectos de programación abordados en el capítulo. Por lo menos, debería leerlos para ver si los entiende. Si no los entiende, tal vez quiera escribirlos para ver qué pasa. <text:span text:style-name="T2">J</text:span>uegue con los ejemplos, cámbielos y vea lo que pasa. </text:p>
      <text:p text:style-name="Text_20_body">Dinamarca.py</text:p>
      <text:p text:style-name="Source_20_Code">print "Algo esta podrido en el estado de Dinamarca."</text:p>
      <text:p text:style-name="Source_20_Code">print " <text:s text:c="15"/>-- Shakespeare"</text:p>
      <text:p text:style-name="Text_20_body">Output:</text:p>
      <text:p text:style-name="Source_20_Code">Algo esta podrido en el estado de Dinamarca.</text:p>
      <text:p text:style-name="Source_20_Code"><text:s text:c="16"/>-- Shakespeare</text:p>
      <text:p text:style-name="Text_20_body">Escuela.py</text:p>
      <text:p text:style-name="Source_20_Code">#Esto no es completamente cierto fuera de los EE UU</text:p>
      <text:p text:style-name="Source_20_Code"># y esta basado en mis borrosos recuerdos de cuando era joven</text:p>
      <text:p text:style-name="Source_20_Code">print "Primer Grado"</text:p>
      <text:p text:style-name="Source_20_Code">print "1+1 =",1+1</text:p>
      <text:p text:style-name="Source_20_Code">print "2+4 =",2+4</text:p>
      <text:p text:style-name="Source_20_Code"><text:soft-page-break/>print "5-2 =",5-2</text:p>
      <text:p text:style-name="Source_20_Code">print</text:p>
      <text:p text:style-name="Source_20_Code">print "Tercer Grado"</text:p>
      <text:p text:style-name="Source_20_Code">print "243-23 =",243-23</text:p>
      <text:p text:style-name="Source_20_Code">print "12*4 =",12*4</text:p>
      <text:p text:style-name="Source_20_Code">print "12/3 =",12/3</text:p>
      <text:p text:style-name="Source_20_Code">print "13/3 =",13/3," R ",13%3</text:p>
      <text:p text:style-name="Source_20_Code">print</text:p>
      <text:p text:style-name="Source_20_Code">print "Secundaria"</text:p>
      <text:p text:style-name="Source_20_Code">print "123.56-62.12 =",123.56-62.12</text:p>
      <text:p text:style-name="Source_20_Code">print "(4+3)*2 =",(4+3)*2</text:p>
      <text:p text:style-name="Source_20_Code">print "4+3*2 =",4+3*2</text:p>
      <text:p text:style-name="Source_20_Code">print "3**2 =",3**2</text:p>
      <text:p text:style-name="Source_20_Code">print</text:p>
      <text:p text:style-name="Text_20_body">Impresión en pantalla:</text:p>
      <text:p text:style-name="Source_20_Code">Primer Grado</text:p>
      <text:p text:style-name="Source_20_Code">1+1 = 2</text:p>
      <text:p text:style-name="Source_20_Code">2+4 = 6</text:p>
      <text:p text:style-name="Source_20_Code">5-2 = 3</text:p>
      <text:p text:style-name="Source_20_Code">Tercer Grado</text:p>
      <text:p text:style-name="Source_20_Code">243-23 = 220</text:p>
      <text:p text:style-name="Source_20_Code">12*4 = 48</text:p>
      <text:p text:style-name="Source_20_Code">12/3 = 4</text:p>
      <text:p text:style-name="Source_20_Code">13/3 = 4 <text:s/>R <text:s/>1</text:p>
      <text:p text:style-name="Source_20_Code">Secundaria</text:p>
      <text:p text:style-name="Source_20_Code">123.56-62.12 = 61.44</text:p>
      <text:p text:style-name="Source_20_Code">(4+3)*2 = 14</text:p>
      <text:p text:style-name="Source_20_Code">4+3*2 = 10</text:p>
      <text:p text:style-name="Source_20_Code">3**2 = 9</text:p>
      <text:h text:style-name="Heading_20_2" text:outline-level="2"><text:bookmark text:name="SECTION00500000000000000000"/>¿Quién Vive?</text:h>
      <text:h text:style-name="Heading_20_3" text:outline-level="3"><text:bookmark text:name="SECTION00510000000000000000"/>Captura y Variables</text:h>
      <text:p text:style-name="Text_20_body">Ahora me parece que es el momento para un programa realmente complicado. Aquí está: </text:p>
      <text:p text:style-name="Source_20_Code">print "Alto!"</text:p>
      <text:p text:style-name="Source_20_Code">s = raw_input("Quien vive? ")</text:p>
      <text:p text:style-name="Source_20_Code">print "Puede pasar,", s</text:p>
      <text:p text:style-name="Text_20_body">Cuando <text:span text:style-name="T3">yo</text:span> corrí este programa, esto es lo que mostró <text:span text:style-name="T3">mi</text:span> pantalla:</text:p>
      <text:p text:style-name="Source_20_Code">Alto!</text:p>
      <text:p text:style-name="Source_20_Code">Quien vive? Josh</text:p>
      <text:p text:style-name="Source_20_Code"><text:soft-page-break/>Puede pasar, Josh</text:p>
      <text:p text:style-name="Text_20_body">Por supuesto que cuando usted corra el programa, lo que su pantalla muestre será diferente debido a la declaración <text:span text:style-name="Source_20_Text">raw_input</text:span> . Cuando usted corrió el programa probablemente notó (sí corrió el programa, ¿verdad?) que tuvo que escribir su nombre y luego oprimir "Enter". Entonces el programa imprimió un poco más de texto y su nombre. Este es un ejemplo de captura. El programa llega a un punto y espera a que el usuario capture algunos datos que el programa pueda usar después. </text:p>
      <text:p text:style-name="Text_20_body">Claro que obtener información del us<text:span text:style-name="T2">u</text:span>ario sería inútil si no tuviéramos donde poner esa informació<text:span text:style-name="T2">n</text:span> y ahí es donde entran las variables. En el programa precedente<text:span text:style-name="Teletype"> s</text:span> es una variable. Las variables son como cajas donde podemos colocar piezas de información. Este es un programa para mostrar ejemplos de variables:</text:p>
      <text:p text:style-name="Source_20_Code">a = 123.4</text:p>
      <text:p text:style-name="Source_20_Code">b23 = 'Spam'</text:p>
      <text:p text:style-name="Source_20_Code">nombre = "Bill"</text:p>
      <text:p text:style-name="Source_20_Code">b = 432</text:p>
      <text:p text:style-name="Source_20_Code">c = a + b</text:p>
      <text:p text:style-name="Source_20_Code">print "a + b es", c</text:p>
      <text:p text:style-name="Source_20_Code">print "Nombre de pila es", nombre</text:p>
      <text:p text:style-name="Source_20_Code">print "Partes acomodadas, Despues de Medianoche o",b23</text:p>
      <text:p text:style-name="Text_20_body">And here is the output:</text:p>
      <text:p text:style-name="Source_20_Code">a + b es 555.4</text:p>
      <text:p text:style-name="Source_20_Code">Nombre de pila es Bill</text:p>
      <text:p text:style-name="Source_20_Code">Sorted Parts, After Midnight or Spam</text:p>
      <text:p text:style-name="Text_20_body">Las variables almacenan datos. Las variables en el programa anterior son <text:span text:style-name="Teletype">a</text:span>, <text:span text:style-name="Teletype">b23</text:span>, <text:span text:style-name="Source_20_Text">nombre</text:span>, <text:span text:style-name="Teletype">b</text:span>, and <text:span text:style-name="Teletype">c</text:span>. Los dos tipos básicos son hileras y números. Las hileras son una secuencia de letras, números y otros caracteres. En este ejemplo, <text:span text:style-name="Teletype">b23</text:span> y <text:span text:style-name="Source_20_Text">nombre</text:span> son variables que almacenan hileras. <text:span text:style-name="Teletype">Spam</text:span>,<text:span text:style-name="Teletype">Bill</text:span>, <text:span text:style-name="Teletype">a + b es</text:span>, and <text:span text:style-name="Source_20_Text">Nombre de pila es</text:span> son las hileras en este programa. Los caracteres van flanquea<text:span text:style-name="T2">d</text:span>os por <text:span text:style-name="Teletype">"</text:span> o<text:span text:style-name="Teletype">'</text:span>. El otro tipo de variable es numérica. </text:p>
      <text:p text:style-name="Text_20_body">Muy bien, tenemos estas cajas llamadas variables y datos que podemos almacenar en cada variable. La computadora verá un renglón como <text:span text:style-name="Source_20_Text">nombre = "Bill"</text:span> y lo lee como Pon la hilera <text:span text:style-name="Teletype">Bill</text:span> dentro de la caja (o variable) <text:span text:style-name="Source_20_Text">nombre</text:span>. Después ve la declaración <text:span text:style-name="Teletype">c = a + b</text:span> y la lee como Pon <text:span text:style-name="Teletype">a + b</text:span> o <text:span text:style-name="Teletype">123.4 + 432</text:span> o <text:span text:style-name="Teletype">555.4</text:span> dentro de <text:span text:style-name="Teletype">c</text:span>. </text:p>
      <text:p text:style-name="Text_20_body"><text:soft-page-break/>Este es otro ejemplo de uso de una variable:</text:p>
      <text:p text:style-name="Source_20_Code">a = 1</text:p>
      <text:p text:style-name="Source_20_Code">print a</text:p>
      <text:p text:style-name="Source_20_Code">a = a + 1</text:p>
      <text:p text:style-name="Source_20_Code">print a</text:p>
      <text:p text:style-name="Source_20_Code">a = a * 2</text:p>
      <text:p text:style-name="Source_20_Code">print a</text:p>
      <text:p text:style-name="Text_20_body">Y esto es lo que aparece en pantalla:</text:p>
      <text:p text:style-name="Source_20_Code">1</text:p>
      <text:p text:style-name="Source_20_Code">2</text:p>
      <text:p text:style-name="Source_20_Code">4</text:p>
      <text:p text:style-name="Text_20_body">Aún si es la misma variable a ambos lados del signo = la computadora lo lee como: Primero encuentra los datos a almacenar y luego ve dónde van.</text:p>
      <text:p text:style-name="Text_20_body">Un programa más antes de que termine este capítulo:</text:p>
      <text:p text:style-name="Source_20_Code">num = <text:span text:style-name="T38">int(</text:span>input("Escriba un numero: ")<text:span text:style-name="T38">)</text:span></text:p>
      <text:p text:style-name="Source_20_Code">str = input("Escriba una hilera: ")</text:p>
      <text:p text:style-name="Source_20_Code">print "num =", num</text:p>
      <text:p text:style-name="Source_20_Code">print "num is a ",type(num)</text:p>
      <text:p text:style-name="Source_20_Code">print "num * 2 =",num*2</text:p>
      <text:p text:style-name="Source_20_Code">print "str =", str</text:p>
      <text:p text:style-name="Source_20_Code">print "str is a ",type(str)</text:p>
      <text:p text:style-name="Source_20_Code">print "str * 2 =",str*2</text:p>
      <text:p text:style-name="P10">Y la salida fue:</text:p>
      <text:p text:style-name="Source_20_Code">Escriba un numero: 12.34</text:p>
      <text:p text:style-name="Source_20_Code">Escriba una hilera: Hola</text:p>
      <text:p text:style-name="Source_20_Code">num = 12.34</text:p>
      <text:p text:style-name="Source_20_Code">num is a <text:s/>&lt;type 'float'&gt;</text:p>
      <text:p text:style-name="Source_20_Code">num * 2 = 24.68</text:p>
      <text:p text:style-name="Source_20_Code">str = Hola</text:p>
      <text:p text:style-name="Source_20_Code">str is a <text:s/>&lt;type 'string'&gt;</text:p>
      <text:p text:style-name="Source_20_Code">str * 2 = HolaHola</text:p>
      <text:p text:style-name="Text_20_body">Note que <text:span text:style-name="Source_20_Text">num</text:span> fue leído por la computadora con <text:span text:style-name="Teletype">input</text:span> mientras que <text:span text:style-name="Source_20_Text">str </text:span>fue leído con <text:span text:style-name="Source_20_Text">raw_input</text:span>. <text:span text:style-name="Source_20_Text">raw_input</text:span> devuelve una hilera mientras que <text:span text:style-name="Teletype">input </text:span>devuelve un número. Cuando quiera el usuario escriba un número use <text:span text:style-name="Teletype">input</text:span> , pero si quiere que el usuario escriba una hilera use <text:span text:style-name="Source_20_Text">raw_input</text:span>. </text:p>
      <text:p text:style-name="Text_20_body"><text:soft-page-break/>La segunda mitad del programa usa <text:span text:style-name="Teletype">type</text:span> el cual dice lo que es una variable. Los números son de tipo <text:span text:style-name="Teletype">int</text:span> o <text:span text:style-name="Teletype">float</text:span> (que son formas abreviadas para 'entero' and 'punto flotante' respectivamente). Las hileras son de tipo <text:span text:style-name="Teletype">string</text:span>. Los enteros y los números de punto flotante pueden ser sometidos a operaciones matemáticas, lo que no es posible con hileras. Note cómo cuando <text:span text:style-name="T2">P</text:span>ython multiplica un número por un entero sucede lo que uno espera. Sin embargo, cuando una hilera es multiplicada por un entero obtenemos una hilera con ese número de copias de la hilera original, p. ej., <text:span text:style-name="Source_20_Text">str * 2 = HelloHello</text:span>.</text:p>
      <text:p text:style-name="P23">Fuente <text:span text:style-name="T5">y mas información en</text:span> <text:a xlink:type="simple" xlink:href="http://jjc.freeshell.org/easytut/easytut_es/easytut.html" text:style-name="Internet_20_link" text:visited-style-name="Visited_20_Internet_20_Link">Python para no programadores</text:a></text:p>
      <text:p text:style-name="P23"/>
      <text:h text:style-name="Heading_20_2" text:outline-level="2">Ejercicios</text:h>
      <text:list xml:id="list1332056714" text:style-name="Numbering_20_1">
        <text:list-item>
          <text:h text:style-name="P46" text:outline-level="3">Salida de texto a pantalla</text:h>
        </text:list-item>
      </text:list>
      <text:p text:style-name="P11">Escribí un programa que muestre el siguiente dibujo en la pantalla.</text:p>
      <text:p text:style-name="P24"><text:s text:c="3"/>*</text:p>
      <text:p text:style-name="P24"><text:s text:c="2"/>/ \ <text:s text:c="3"/>ESTE</text:p>
      <text:p text:style-name="P24"><text:s/>/ <text:s text:c="2"/>\ <text:s text:c="2"/>ES UN</text:p>
      <text:p text:style-name="P24">/_____\ <text:s/>ARBOLITO</text:p>
      <text:p text:style-name="P24"><text:s text:c="2"/>| |</text:p>
      <text:list xml:id="list215049858612930" text:continue-numbering="true" text:style-name="Numbering_20_1">
        <text:list-item>
          <text:h text:style-name="P46" text:outline-level="3"><text:bookmark-start text:name="__RefHeading__1969_935571122"/>Operaciones Aritméticas<text:bookmark-end text:name="__RefHeading__1969_935571122"/></text:h>
        </text:list-item>
      </text:list>
      <text:p text:style-name="P11">Escribir un programa que pida el ingreso de dos variables enteras, y muestre en pantalla el resultado de la suma, la resta, el producto y el cociente de las mismas.</text:p>
      <text:list xml:id="list215050810823000" text:continue-numbering="true" text:style-name="Numbering_20_1">
        <text:list-item>
          <text:h text:style-name="P46" text:outline-level="3"><text:bookmark-start text:name="__RefHeading__1971_935571122"/>Grados <text:span text:style-name="T6">f</text:span>ahrenheit a <text:span text:style-name="T6">c</text:span>entígrados.<text:bookmark-end text:name="__RefHeading__1971_935571122"/></text:h>
        </text:list-item>
      </text:list>
      <text:p text:style-name="P11">Se quiere transformar temperaturas en grados <text:span text:style-name="T6">f</text:span>ahrenheit a grados <text:span text:style-name="T6">c</text:span>entígrados. La formula para la transformación es:</text:p>
      <text:p text:style-name="P11"><draw:frame draw:style-name="fr2" draw:name="Object4" text:anchor-type="as-char" svg:width="2.903cm" svg:height="0.998cm" draw:z-index="0"><draw:object xlink:href="./Object 1" xlink:type="simple" xlink:show="embed" xlink:actuate="onLoad"/><draw:image xlink:href="./ObjectReplacements/Object 1" xlink:type="simple" xlink:show="embed" xlink:actuate="onLoad"/><svg:desc>fórmula</svg:desc></draw:frame></text:p>
      <text:p text:style-name="P11">Escribir un programa que pida el ingreso de la temperatura en grados <text:span text:style-name="T6">f</text:span>ahrenheit, utilice esta formula para calcular los grados <text:span text:style-name="T6">c</text:span>entígrados y muestre en pantalla el resultado obtenido.</text:p>
      <text:list xml:id="list215049002729228" text:continue-numbering="true" text:style-name="Numbering_20_1">
        <text:list-item>
          <text:h text:style-name="P46" text:outline-level="3"><text:bookmark-start text:name="__RefHeading__1973_935571122"/><text:soft-page-break/>Transformación de un número.<text:bookmark-end text:name="__RefHeading__1973_935571122"/></text:h>
        </text:list-item>
      </text:list>
      <text:p text:style-name="P11">Escribir un programa que permita transformar un numero expresado en grados, minutos y segundos a segundos.</text:p>
      <text:list xml:id="list215050956242768" text:continue-numbering="true" text:style-name="Numbering_20_1">
        <text:list-item>
          <text:h text:style-name="P47" text:outline-level="3"><text:bookmark-start text:name="__RefHeading__1975_935571122"/>Calculo de intereses<text:bookmark-end text:name="__RefHeading__1975_935571122"/></text:h>
        </text:list-item>
      </text:list>
      <text:p text:style-name="P11">Suponga que tiene una cierta cantidad de dinero y quiere saber cual sera el interés ganado en un año si lo deposita en un banco. Escriba un programa que pregunte por la cantidad de dinero que quiere depositar, por el interés que <text:span text:style-name="T7">da</text:span> el banco y muestre en pant<text:span text:style-name="T8">alla la siguiente información (suponiendo que se tienen 200 pesos y el interés es de 5,5%):</text:span></text:p>
      <text:p text:style-name="P25"><text:span text:style-name="T8">Mi</text:span> dinero es: 200 pesos</text:p>
      <text:p text:style-name="P25">El interés del banco es: 5,5%</text:p>
      <text:p text:style-name="P25">Después de 1 año el interés ganado sera: 11 pesos</text:p>
      <text:p text:style-name="P25">Mi dinero entonces sera: 211 pesos</text:p>
      <text:list xml:id="list215050379682330" text:continue-numbering="true" text:style-name="Numbering_20_1">
        <text:list-item>
          <text:h text:style-name="P46" text:outline-level="3"><text:bookmark-start text:name="__RefHeading__1977_935571122"/>Tabla de multiplicar I.<text:bookmark-end text:name="__RefHeading__1977_935571122"/></text:h>
        </text:list-item>
      </text:list>
      <text:p text:style-name="P11">Escribir un programa que pida el ingreso de un valor y muestre en pantalla una tabla con el producto de dicho valor por los números de 1 a 4. Si por ejemplo el valor ingresado es 4, en pantalla <text:span text:style-name="T6">debería</text:span> aparecer la siguiente tabla:</text:p>
      <text:p text:style-name="P24">Tabla de multiplicar del 4</text:p>
      <text:p text:style-name="P24">--------------------------</text:p>
      <text:p text:style-name="P24">1 * 4 = 4</text:p>
      <text:p text:style-name="P24">2 * 4 = 8</text:p>
      <text:p text:style-name="P24">3 * 4 = 12</text:p>
      <text:p text:style-name="P24">4 * 4 = 16</text:p>
      <text:list xml:id="list215050046114383" text:continue-numbering="true" text:style-name="Numbering_20_1">
        <text:list-item>
          <text:h text:style-name="P46" text:outline-level="3"><text:bookmark-start text:name="__RefHeading__1979_935571122"/>Tabla de multiplicar II<text:bookmark-end text:name="__RefHeading__1979_935571122"/></text:h>
        </text:list-item>
      </text:list>
      <text:p text:style-name="P11">Modificar el programa anterior de manera que la tabla no comience desde el valor 1, sino desde algún valor de inicio pedido por el programa. Si por ejemplo se desea generar la tabla del 3, con un valor de inicio de 5, en pantalla debería aparecer la siguiente tabla:</text:p>
      <text:p text:style-name="P24">Tabla de multiplicar del 3</text:p>
      <text:p text:style-name="P24">--------------------------</text:p>
      <text:p text:style-name="P24">5 * 3 = 15</text:p>
      <text:p text:style-name="P24"><text:soft-page-break/>6 * 3 = 18</text:p>
      <text:p text:style-name="P24">7 * 3 = 21</text:p>
      <text:p text:style-name="P24">8 * 3 = 24</text:p>
      <text:list xml:id="list215049435164239" text:continue-numbering="true" text:style-name="Numbering_20_1">
        <text:list-item>
          <text:h text:style-name="P46" text:outline-level="3"><text:bookmark-start text:name="__RefHeading__1981_935571122"/>Transformación de binario a decimal.<text:bookmark-end text:name="__RefHeading__1981_935571122"/></text:h>
        </text:list-item>
      </text:list>
      <text:p text:style-name="P11">Escribir un programa que transforme un numero binario de cinco dígitos a decimal (el ingreso del numero binario debe realizarse dígito por dígito).</text:p>
      <text:list xml:id="list215049974080114" text:continue-numbering="true" text:style-name="Numbering_20_1">
        <text:list-item>
          <text:h text:style-name="P46" text:outline-level="3"><text:bookmark-start text:name="__RefHeading__1983_935571122"/>Perímetro, áreas y volumen.<text:bookmark-end text:name="__RefHeading__1983_935571122"/></text:h>
        </text:list-item>
      </text:list>
      <text:p text:style-name="P11">Se quiere calcular el perímetro de la circunferencia, el área del circulo, el área de la esfera y el volumen de la esfera que tienen un dado radio. Escribir un programa que pida el ingreso del valor del radio y calcule las cantidades deseadas (comentario: dado que el valor de π se utiliza varias veces en el programa, resulta conveniente definirlo como constante).</text:p>
      <text:list xml:id="list215049781654290" text:continue-numbering="true" text:style-name="Numbering_20_1">
        <text:list-item>
          <text:h text:style-name="P46" text:outline-level="3"><text:bookmark-start text:name="__RefHeading__1985_935571122"/>Venta de pizzas.<text:bookmark-end text:name="__RefHeading__1985_935571122"/></text:h>
        </text:list-item>
      </text:list>
      <text:p text:style-name="P11">Una pizzeria vende pizzas de tres tamaños: pequeñas (10 cm. de radio), medianas (15 cm. de radio) y grandes (20 cm. de radio). Una pizza puede ser sencilla (con solo salsa y queso) o con ingredientes extras, tales como champinones o cebolla. Los propietarios desean desarrollar un programa que calcule el precio de venta de una pizza, dado el tamaño y el numero de ingredientes extras. El precio de venta seria 1,5 veces el costo total, que viene determinado por el área de la pizza y el numero de ingredientes. En particular, el precio total incluiría un costo fijo de preparación, un costo base variable, que es proporcional al tamaño de la pizza, y un costo adicional variable para cada ingrediente extra (n). Por simplicidad, se supondría que cada ingrediente extra tiene el mismo costo por unidad de área. Consideremos ahora una pizza cuyo diámetro es d, con n ingredientes extras. El precio de venta de esta pizza se determinarla como:</text:p>
      <text:p text:style-name="P25"><draw:frame draw:style-name="fr2" draw:name="Object17" text:anchor-type="as-char" svg:width="3.835cm" svg:height="0.467cm" draw:z-index="1"><draw:object xlink:href="./Object 2" xlink:type="simple" xlink:show="embed" xlink:actuate="onLoad"/><draw:image xlink:href="./ObjectReplacements/Object 2" xlink:type="simple" xlink:show="embed" xlink:actuate="onLoad"/><svg:desc>fórmula</svg:desc></draw:frame></text:p>
      <text:p text:style-name="P11">Donde:</text:p>
      <text:p text:style-name="P25"><draw:frame draw:style-name="fr2" draw:name="Object15" text:anchor-type="as-char" svg:width="12.765cm" svg:height="0.483cm" draw:z-index="2"><draw:object xlink:href="./Object 3" xlink:type="simple" xlink:show="embed" xlink:actuate="onLoad"/><draw:image xlink:href="./ObjectReplacements/Object 3" xlink:type="simple" xlink:show="embed" xlink:actuate="onLoad"/><svg:desc>fórmula</svg:desc></draw:frame></text:p>
      <text:p text:style-name="P25"><draw:frame draw:style-name="fr2" draw:name="Object16" text:anchor-type="as-char" svg:width="2.704cm" svg:height="0.467cm" draw:z-index="3"><draw:object xlink:href="./Object 4" xlink:type="simple" xlink:show="embed" xlink:actuate="onLoad"/><draw:image xlink:href="./ObjectReplacements/Object 4" xlink:type="simple" xlink:show="embed" xlink:actuate="onLoad"/><svg:desc>fórmula</svg:desc></draw:frame></text:p>
      <text:p text:style-name="P25"><draw:frame draw:style-name="fr2" draw:name="Object18" text:anchor-type="as-char" svg:width="3.687cm" svg:height="0.467cm" draw:z-index="4"><draw:object xlink:href="./Object 5" xlink:type="simple" xlink:show="embed" xlink:actuate="onLoad"/><draw:image xlink:href="./ObjectReplacements/Object 5" xlink:type="simple" xlink:show="embed" xlink:actuate="onLoad"/><svg:desc>fórmula</svg:desc></draw:frame></text:p>
      <text:p text:style-name="P25"><text:soft-page-break/><draw:frame draw:style-name="fr2" draw:name="Object19" text:anchor-type="as-char" svg:width="5.435cm" svg:height="0.527cm" draw:z-index="5"><draw:object xlink:href="./Object 6" xlink:type="simple" xlink:show="embed" xlink:actuate="onLoad"/><draw:image xlink:href="./ObjectReplacements/Object 6" xlink:type="simple" xlink:show="embed" xlink:actuate="onLoad"/><svg:desc>fórmula</svg:desc></draw:frame></text:p>
      <text:p text:style-name="P25"><draw:frame draw:style-name="fr2" draw:name="Object20" text:anchor-type="as-char" svg:width="5.902cm" svg:height="0.527cm" draw:z-index="6"><draw:object xlink:href="./Object 7" xlink:type="simple" xlink:show="embed" xlink:actuate="onLoad"/><draw:image xlink:href="./ObjectReplacements/Object 7" xlink:type="simple" xlink:show="embed" xlink:actuate="onLoad"/><svg:desc>fórmula</svg:desc></draw:frame></text:p>
      <text:list xml:id="list215049179315227" text:continue-numbering="true" text:style-name="Numbering_20_1">
        <text:list-item>
          <text:h text:style-name="P46" text:outline-level="3"><text:bookmark-start text:name="__RefHeading__1987_935571122"/>Fiesta de fin de año<text:bookmark-end text:name="__RefHeading__1987_935571122"/></text:h>
        </text:list-item>
      </text:list>
      <text:p text:style-name="P11">Una maestra esta preparando la fiesta de fin de ano de su grado, y ha decidido decorar el aula con discos y esferas de telgopor forrados con telas de colores. Quiere saber entonces cuanta tela y cuanto telgopor necesitarla y el precio de estos según el tamaño y la cantidad de discos y esferas que utilice. Escribir un programa que pida el radio y la altura de los discos, el radio de las esferas, la cantidad de discos, la cantidad de esferas, el precio de la tela y del telgopor. Empleando estos datos, el programa debe calcular y mostrar en pantalla el volumen de telgopor necesario, el área de tela necesaria, y sus correspondientes precios</text:p>
      <text:list xml:id="list215050710884109" text:continue-numbering="true" text:style-name="Numbering_20_1">
        <text:list-item>
          <text:h text:style-name="P46" text:outline-level="3"><text:bookmark-start text:name="__RefHeading__1989_935571122"/><text:span text:style-name="T11">Intercambio (</text:span>Swap<text:span text:style-name="T11">)</text:span><text:bookmark-end text:name="__RefHeading__1989_935571122"/></text:h>
        </text:list-item>
      </text:list>
      <text:p text:style-name="P11">Escribir un programa que pida el ingreso de dos variables, luego intercambie sus valores y los muestre en pantalla.</text:p>
      <text:list xml:id="list215049268461499" text:continue-numbering="true" text:style-name="Numbering_20_1">
        <text:list-item>
          <text:h text:style-name="P46" text:outline-level="3"><text:bookmark-start text:name="__RefHeading__2853_1446633143"/>Gastos del auto<text:bookmark-end text:name="__RefHeading__2853_1446633143"/></text:h>
        </text:list-item>
      </text:list>
      <text:p text:style-name="P18">Diseñe el algoritmo correspondiente a un programa que pida el total de km recorridos, el precio del combustible (por litro), el dinero total gastado en combustible y el tiempo empleado (en segundos) y calcule:</text:p>
      <text:list xml:id="list1927683759" text:style-name="L2">
        <text:list-item>
          <text:p text:style-name="P36">El consumo de combustible (en litros y $) por cada 100 kms.</text:p>
        </text:list-item>
        <text:list-item>
          <text:p text:style-name="P36">El consumo de combustible en km por litro.</text:p>
        </text:list-item>
        <text:list-item>
          <text:p text:style-name="P37">Velocidad media (en km/h y m/s)</text:p>
        </text:list-item>
      </text:list>
      <text:h text:style-name="P31" text:outline-level="1">Decisiones</text:h>
      <text:h text:style-name="Heading_20_2" text:outline-level="2"><text:bookmark text:name="SECTION00710000000000000000"/>Enunciado If</text:h>
      <text:p text:style-name="P13">Como siempre, pienso que debo comenzar cada capítulo con un ejercicio de calentamiento así que aquí tiene un programa corto para calcular el valor absoluto de un número: </text:p>
      <text:p text:style-name="Source_20_Code">n = input("Numero? ")</text:p>
      <text:p text:style-name="Source_20_Code">if n &lt; 0:</text:p>
      <text:p text:style-name="Source_20_Code"><text:s text:c="8"/>print "El valor absoluto de",n,"es",-n</text:p>
      <text:p text:style-name="Source_20_Code">else:</text:p>
      <text:p text:style-name="Source_20_Code"><text:s text:c="8"/>print "El valor absoluto de",n,"es",n</text:p>
      <text:p text:style-name="P13">A continuación, vea el resultado en pantalla de las dos veces que ejecuté el programa:</text:p>
      <text:p text:style-name="Source_20_Code">Numero? -34</text:p>
      <text:p text:style-name="Source_20_Code">El valor absoluto de -34 es 34</text:p>
      <text:p text:style-name="Source_20_Code">Numero? 1</text:p>
      <text:p text:style-name="Source_20_Code">El valor absoluto de 1 es 1</text:p>
      <text:p text:style-name="P13">¿Qué hace la computadora cuando ve este código? Primero, solicita un número al usuario con la declaración <text:span text:style-name="Teletype">n = input("Numero? ")</text:span>. Luego lee el renglón <text:span text:style-name="Teletype">if n &lt; 0:</text:span> Si <text:span text:style-name="Teletype">n</text:span> es menor a cero, Python ejecuta el renglón <text:span text:style-name="Teletype">print "El valor absoluto de ",n,"es",-n</text:span>. De otro modo, Python ejecuta el renglón <text:span text:style-name="Teletype">print "El valor absoluto de",n,"es",n</text:span>. </text:p>
      <text:p text:style-name="P13">De un modo más formal, Python evalúa si la <text:span text:style-name="T13">expresión </text:span><text:span text:style-name="Teletype">n &lt; 0</text:span> es verdadera o falsa. Una declaración <text:span text:style-name="Teletype">if</text:span> es seguida por un <text:span text:style-name="T13">bloque</text:span> de enunciados que son ejecutados cuando la expresión es verdadera. Opcionalmente, después del <text:span text:style-name="Teletype">if</text:span> puede haber un enunciado <text:span text:style-name="Teletype">else</text:span> . El enunciado <text:span text:style-name="Teletype">else</text:span> es ejecutado si la expresión evaluada en el <text:span text:style-name="Teletype">if </text:span>resulta falsa. </text:p>
      <text:p text:style-name="P13">Una expresión puede ser evaluada de varios modos. He aquí una tabla de todos ellos: </text:p>
      <table:table table:name="Tabla1" table:style-name="Tabla1">
        <table:table-column table:style-name="Tabla1.A"/>
        <table:table-column table:style-name="Tabla1.B"/>
        <table:table-row table:style-name="TableLine94802738831920">
          <table:table-cell table:style-name="Tabla1.A1" office:value-type="string">
            <text:p text:style-name="P6">operador</text:p>
          </table:table-cell>
          <table:table-cell table:style-name="Tabla1.B1" office:value-type="string">
            <text:p text:style-name="P6">función</text:p>
          </table:table-cell>
        </table:table-row>
        <table:table-row table:style-name="TableLine94802738854320">
          <table:table-cell table:style-name="Tabla1.A2" office:value-type="string">
            <text:p text:style-name="P6"><text:span text:style-name="Source_20_Text">&lt;</text:span></text:p>
          </table:table-cell>
          <table:table-cell table:style-name="Tabla1.B2" office:value-type="string">
            <text:p text:style-name="P6">menor que</text:p>
          </table:table-cell>
        </table:table-row>
        <table:table-row table:style-name="TableLine94802738855760">
          <table:table-cell table:style-name="Tabla1.A2" office:value-type="string">
            <text:p text:style-name="P6"><text:span text:style-name="Source_20_Text">&lt;=</text:span></text:p>
          </table:table-cell>
          <table:table-cell table:style-name="Tabla1.B2" office:value-type="string">
            <text:p text:style-name="P6">menor que o igual a</text:p>
          </table:table-cell>
        </table:table-row>
        <table:table-row table:style-name="TableLine94802738856416">
          <table:table-cell table:style-name="Tabla1.A2" office:value-type="string">
            <text:p text:style-name="P6"><text:span text:style-name="Source_20_Text">&gt;</text:span></text:p>
          </table:table-cell>
          <table:table-cell table:style-name="Tabla1.B2" office:value-type="string">
            <text:p text:style-name="P6">mayor que</text:p>
          </table:table-cell>
        </table:table-row>
        <text:soft-page-break/>
        <table:table-row table:style-name="TableLine94802738857072">
          <table:table-cell table:style-name="Tabla1.A2" office:value-type="string">
            <text:p text:style-name="P6"><text:span text:style-name="Source_20_Text">&gt;=</text:span></text:p>
          </table:table-cell>
          <table:table-cell table:style-name="Tabla1.B2" office:value-type="string">
            <text:p text:style-name="P6">mayor que o igual a</text:p>
          </table:table-cell>
        </table:table-row>
        <table:table-row table:style-name="TableLine94802738857728">
          <table:table-cell table:style-name="Tabla1.A2" office:value-type="string">
            <text:p text:style-name="P6"><text:span text:style-name="Source_20_Text">==</text:span></text:p>
          </table:table-cell>
          <table:table-cell table:style-name="Tabla1.B2" office:value-type="string">
            <text:p text:style-name="P6">igual a</text:p>
          </table:table-cell>
        </table:table-row>
        <table:table-row table:style-name="TableLine94802738858496">
          <table:table-cell table:style-name="Tabla1.A2" office:value-type="string">
            <text:p text:style-name="P6"><text:span text:style-name="Source_20_Text">!=</text:span></text:p>
          </table:table-cell>
          <table:table-cell table:style-name="Tabla1.B2" office:value-type="string">
            <text:p text:style-name="P6">no es igual a</text:p>
          </table:table-cell>
        </table:table-row>
        <table:table-row table:style-name="TableLine94802738859312">
          <table:table-cell table:style-name="Tabla1.A2" office:value-type="string">
            <text:p text:style-name="P6"><text:span text:style-name="Source_20_Text">&lt;&gt;</text:span></text:p>
          </table:table-cell>
          <table:table-cell table:style-name="Tabla1.B2" office:value-type="string">
            <text:p text:style-name="P6">otro modo para "no es igual a"</text:p>
          </table:table-cell>
        </table:table-row>
      </table:table>
      <text:p text:style-name="P13">Otro aspecto del comando <text:span text:style-name="Teletype">if</text:span> es la declaración <text:span text:style-name="Teletype">elif</text:span>. Es una combinación de "else if" y significa "si el <text:span text:style-name="Teletype">if</text:span> original es falso y la expresión de <text:span text:style-name="Teletype">elif</text:span> es verdadera haz esa parte". Un ejemplo:</text:p>
      <text:p text:style-name="P27"><text:span text:style-name="T14">nota</text:span> = <text:span text:style-name="T14">4</text:span></text:p>
      <text:p text:style-name="P27">if <text:span text:style-name="T14">nota</text:span> <text:span text:style-name="T14">&gt;</text:span> <text:span text:style-name="T14">9</text:span>:</text:p>
      <text:p text:style-name="P27"><text:tab/>print "<text:span text:style-name="T14">Muy bien por su ", nota</text:span></text:p>
      <text:p text:style-name="P27">elif <text:span text:style-name="T14">nota</text:span> <text:span text:style-name="T14">&gt;</text:span>= <text:span text:style-name="T14">4</text:span>:</text:p>
      <text:p text:style-name="P27"><text:tab/>print "<text:span text:style-name="T14">Aprobado con un </text:span>", <text:span text:style-name="T14">nota</text:span></text:p>
      <text:p text:style-name="P27">else:</text:p>
      <text:p text:style-name="P27"><text:tab/>print "<text:span text:style-name="T14">Desaprobado con un </text:span>", <text:span text:style-name="T14">nota</text:span></text:p>
      <text:p text:style-name="P13">Note cómo <text:span text:style-name="Teletype">elif a </text:span><text:span text:style-name="Teletype"><text:span text:style-name="T14">&gt;</text:span></text:span><text:span text:style-name="Teletype">= </text:span><text:span text:style-name="Teletype"><text:span text:style-name="T14">4</text:span></text:span> solamente es evaluado cuando la declaración <text:span text:style-name="Teletype">if</text:span> resulta falsa. <text:span text:style-name="Teletype">elif</text:span> permite varias evaluaciones en una sola declaración if. </text:p>
      <text:h text:style-name="Heading_20_2" text:outline-level="2">Ejercicios</text:h>
      <text:list xml:id="list215049802471995" text:continue-list="list215049268461499" text:style-name="Numbering_20_1">
        <text:list-item text:start-value="1">
          <text:h text:style-name="P48" text:outline-level="3" text:restart-numbering="true" text:start-value="-1">Comparación de números.</text:h>
        </text:list-item>
      </text:list>
      <text:p text:style-name="P13">Escribir un programa que pida el ingreso de dos valores, e informe cuál valor es mayor, o si son iguales.</text:p>
      <text:list xml:id="list215050613447361" text:continue-numbering="true" text:style-name="Numbering_20_1">
        <text:list-item>
          <text:h text:style-name="P48" text:outline-level="3"><text:bookmark-start text:name="__RefHeading__1995_935571122"/>Números positivos y negativos<text:bookmark-end text:name="__RefHeading__1995_935571122"/></text:h>
        </text:list-item>
      </text:list>
      <text:p text:style-name="P13">Escribir un programa que pida el ingreso de un número e indique si el mismo es positivo o negativo (considerar 0 como positivo).</text:p>
      <text:list xml:id="list215050783005124" text:continue-numbering="true" text:style-name="Numbering_20_1">
        <text:list-item>
          <text:h text:style-name="P48" text:outline-level="3"><text:bookmark-start text:name="__RefHeading__1997_935571122"/>Números mayores y menores que 100<text:bookmark-end text:name="__RefHeading__1997_935571122"/></text:h>
        </text:list-item>
      </text:list>
      <text:p text:style-name="P13">Escribir un programa que pida el ingreso de un número e indique si el mismo es mayor o menor que 100.</text:p>
      <text:list xml:id="list215050778019583" text:continue-numbering="true" text:style-name="Numbering_20_1">
        <text:list-item>
          <text:h text:style-name="P48" text:outline-level="3"><text:bookmark-start text:name="__RefHeading__2001_935571122"/><text:soft-page-break/>Swap II<text:bookmark-end text:name="__RefHeading__2001_935571122"/></text:h>
        </text:list-item>
      </text:list>
      <text:p text:style-name="P13">Modificar el programa Swap del práctico anterior de manera que solamente intercambie los valores si los mismos son diferentes.</text:p>
      <text:list xml:id="list215050232271443" text:continue-numbering="true" text:style-name="Numbering_20_1">
        <text:list-item>
          <text:h text:style-name="P48" text:outline-level="3"><text:bookmark-start text:name="__RefHeading__2003_935571122"/>Múltiplos de 5<text:bookmark-end text:name="__RefHeading__2003_935571122"/></text:h>
        </text:list-item>
      </text:list>
      <text:p text:style-name="P13">Escribir un programa que pida el ingreso de un número e indique si el número introducido es múltiplo de 5</text:p>
      <text:list xml:id="list215049628915914" text:continue-numbering="true" text:style-name="Numbering_20_1">
        <text:list-item>
          <text:h text:style-name="P48" text:outline-level="3"><text:bookmark-start text:name="__RefHeading__2005_935571122"/>Pares e impares<text:bookmark-end text:name="__RefHeading__2005_935571122"/></text:h>
        </text:list-item>
      </text:list>
      <text:p text:style-name="P13">Escribir un programa que pida el ingreso de un número y determine si el número es par o impar.</text:p>
      <text:list xml:id="list215049558239821" text:continue-numbering="true" text:style-name="Numbering_20_1">
        <text:list-item>
          <text:h text:style-name="P48" text:outline-level="3"><text:bookmark-start text:name="__RefHeading__2007_935571122"/>Intervalo<text:bookmark-end text:name="__RefHeading__2007_935571122"/></text:h>
        </text:list-item>
      </text:list>
      <text:p text:style-name="P13">Escribir un programa que pida el ingreso de tres valores, e indique si el tercero de ellos pertenece o no al intervalo determinado por los dos primeros.</text:p>
      <text:list xml:id="list215050737800645" text:continue-numbering="true" text:style-name="Numbering_20_1">
        <text:list-item>
          <text:h text:style-name="P48" text:outline-level="3"><text:bookmark-start text:name="__RefHeading__2009_935571122"/>Días de la semana<text:bookmark-end text:name="__RefHeading__2009_935571122"/></text:h>
        </text:list-item>
      </text:list>
      <text:p text:style-name="P13">Escribir un programa en <text:span text:style-name="T15">Python</text:span> que dado un número del 1 a 7 escriba el correspondiente nombre del día de la semana.</text:p>
      <text:list xml:id="list215049288687590" text:continue-numbering="true" text:style-name="Numbering_20_1">
        <text:list-item>
          <text:h text:style-name="P48" text:outline-level="3"><text:bookmark-start text:name="__RefHeading__2011_935571122"/>Operaciones aritméticas II<text:bookmark-end text:name="__RefHeading__2011_935571122"/></text:h>
        </text:list-item>
      </text:list>
      <text:p text:style-name="P13">Modificar el programa “Operaciones aritméticas” del practico anterior, de manera que luego d<text:span text:style-name="T8">e pedir el ingreso de las variables, pregunte que operación se desea realizar con ellas (suma, resta, multiplicación o división), realice únicamente esta operación, y muestre el resultado en pantalla (comentario: el ingreso de la operación se hace presentando un menú numerado en pan</text:span>talla).</text:p>
      <text:list xml:id="list215050789618066" text:continue-numbering="true" text:style-name="Numbering_20_1">
        <text:list-item>
          <text:h text:style-name="P48" text:outline-level="3"><text:bookmark-start text:name="__RefHeading__2013_935571122"/>Comparación de 4 variables<text:bookmark-end text:name="__RefHeading__2013_935571122"/></text:h>
        </text:list-item>
      </text:list>
      <text:p text:style-name="P12">Escribir un programa que pida el ingreso de 4 valores e indique cuál es el menor de todos ellos.</text:p>
      <text:h text:style-name="P31" text:outline-level="1">Cuente hasta 1<text:span text:style-name="T12">0</text:span></text:h>
      <text:h text:style-name="Heading_20_2" text:outline-level="2">Repitiendo mientras...</text:h>
      <text:p text:style-name="P13">Presentamos nuestra <text:span text:style-name="T16">segunda</text:span> estructura de control. Normalmente la computadora empieza con el primer renglón y sigue hacia abajo. Las estructuras de control cambian el orden de ejecución de las declaraciones o deciden si una cierta declaración será ejecutada. Vea a continuación el código para un programa que utiliza la estructura de control while:</text:p>
      <text:p text:style-name="Source_20_Code">a = 0</text:p>
      <text:p text:style-name="Source_20_Code">while a &lt; 10:</text:p>
      <text:p text:style-name="Source_20_Code"><text:s text:c="8"/>a = a + 1</text:p>
      <text:p text:style-name="Source_20_Code"><text:s text:c="8"/>print a</text:p>
      <text:p text:style-name="P13">Y esta es la emocionante respuesta del programa:</text:p>
      <text:p text:style-name="Source_20_Code">1</text:p>
      <text:p text:style-name="Source_20_Code">2</text:p>
      <text:p text:style-name="Source_20_Code">3</text:p>
      <text:p text:style-name="Source_20_Code">4</text:p>
      <text:p text:style-name="Source_20_Code">5</text:p>
      <text:p text:style-name="Source_20_Code">6</text:p>
      <text:p text:style-name="Source_20_Code">7</text:p>
      <text:p text:style-name="Source_20_Code">8</text:p>
      <text:p text:style-name="Source_20_Code">9</text:p>
      <text:p text:style-name="Source_20_Code">10</text:p>
      <text:p text:style-name="P13">(¿Acaso pensó que transformar su computadora en una calculadora de cinco dólares era lo peor que podía pasar?) ¿Qué hace este programa? Primero ve la declaración <text:span text:style-name="Teletype">a = 0</text:span> y hace <text:span text:style-name="Teletype">a </text:span>igual a cero. Luego ve <text:span text:style-name="Teletype">while a &lt; 10:</text:span> y la computadora revisa si <text:span text:style-name="Teletype">a &lt; 10</text:span>. La primera vez la computadora ve que <text:span text:style-name="Teletype">a </text:span>es igual a cero así que es menor a 10. En otras palabras, mientras <text:span text:style-name="Teletype">a </text:span>sea menor a 10 la computadora ejecutará las declaraciones con sangría. </text:p>
      <text:p text:style-name="P13">He aquí otro ejemplo del uso de <text:span text:style-name="Teletype">while</text:span>:</text:p>
      <text:p text:style-name="Source_20_Code">a = 1</text:p>
      <text:p text:style-name="Source_20_Code">s = 0</text:p>
      <text:p text:style-name="Source_20_Code">print 'Escriba números para añadir a la suma.'</text:p>
      <text:p text:style-name="Source_20_Code">print 'Escriba 0 para salir del programa.'</text:p>
      <text:p text:style-name="Source_20_Code">while a != 0 :</text:p>
      <text:p text:style-name="Source_20_Code"><text:soft-page-break/><text:s text:c="8"/>print 'Suma en este momento:',s</text:p>
      <text:p text:style-name="Source_20_Code"><text:s text:c="8"/>a = input('Numero? ')</text:p>
      <text:p text:style-name="Source_20_Code"><text:s text:c="8"/>s = s + a</text:p>
      <text:p text:style-name="Source_20_Code">print 'Suma Total =',s</text:p>
      <text:p text:style-name="P13">La primera vez que ejecuté este programa Python imprimió en la pantalla:</text:p>
      <text:p text:style-name="Source_20_Code"><text:s text:c="2"/>File "suma.py", line 3</text:p>
      <text:p text:style-name="Source_20_Code"><text:s text:c="4"/>while a != 0 </text:p>
      <text:p text:style-name="Source_20_Code"><text:s text:c="16"/>^</text:p>
      <text:p text:style-name="Source_20_Code">SyntaxError: invalid syntax</text:p>
      <text:p text:style-name="P13">Había olvidado poner <text:span text:style-name="Teletype">:</text:span> <text:span text:style-name="T16">después</text:span> del while. El mensaje de error indicaba el problema y dónde pensaba que estaba el error. Después de arreglar el problema esto es lo que hice con el programa: </text:p>
      <text:p text:style-name="Source_20_Code">Escriba números para añadir a la suma.</text:p>
      <text:p text:style-name="Source_20_Code">Escriba 0 para salir del programa.</text:p>
      <text:p text:style-name="Source_20_Code">Suma en este momento: 0</text:p>
      <text:p text:style-name="Source_20_Code">Numero? 200</text:p>
      <text:p text:style-name="Source_20_Code">Suma en este momento: 200</text:p>
      <text:p text:style-name="Source_20_Code">Numero? -15.25</text:p>
      <text:p text:style-name="Source_20_Code">Suma en este momento: 184.75</text:p>
      <text:p text:style-name="Source_20_Code">Numero? -151.85</text:p>
      <text:p text:style-name="Source_20_Code">Suma en este momento: 32.9</text:p>
      <text:p text:style-name="Source_20_Code">Numero? 10.00</text:p>
      <text:p text:style-name="Source_20_Code">Suma en este momento: 42.9</text:p>
      <text:p text:style-name="Source_20_Code">Numero? 0</text:p>
      <text:p text:style-name="Source_20_Code">Suma Total = 42.9</text:p>
      <text:p text:style-name="P13">Note cómo <text:span text:style-name="Teletype">print 'Suma Total =',s</text:span> solamente es ejecutado al final. La declaración <text:span text:style-name="Teletype">while</text:span> afecta solamente los renglones con sangría (con margen izquierdo más al centro de la página). El símbolo <text:span text:style-name="Teletype">!=</text:span> significa "no es igual" así que <text:span text:style-name="Teletype">while a != 0 :</text:span> significa "ejecuta las declaraciones con sangría hasta que el valor de <text:span text:style-name="Teletype">a </text:span>sea cero. </text:p>
      <text:p text:style-name="P13">Ahora que tenemos rizos while, es posible tener programas en ejecución para siempre.  Un modo muy fácil de hacerlo es escribiendo un programa como siguiente:</text:p>
      <text:p text:style-name="Source_20_Code">while 1 == 1:</text:p>
      <text:p text:style-name="Source_20_Code"><text:s text:c="5"/>print "Auxilio, estoy atrapado en un rizo."</text:p>
      <text:p text:style-name="P13">Este programa imprimirá en la pantalla <text:span text:style-name="Teletype">Auxilio, estoy atrapado en un rizo.</text:span> hasta la muerte térmica del universo o hasta que usted mismo lo pare. El modo para detenerlo <text:soft-page-break/>es oprimir las teclas Control (or Ctrl) y `c' (la letra) simultáneamente. Esto matará el programa (Nota: a veces será necesario usar la tecla Enter después de Control-C.) </text:p>
      <text:h text:style-name="Heading_20_2" text:outline-level="2"><text:bookmark text:name="SECTION00620000000000000000"/>Ejemplos</text:h>
      <text:p text:style-name="Source_20_Code_20_Header">Claveacceso.py</text:p>
      <text:p text:style-name="Source_20_Code"># Espera a que capture la clave de acceso. <text:s/>Use control-C para salir del programa</text:p>
      <text:p text:style-name="Source_20_Code"># sin la clave de acceso</text:p>
      <text:p text:style-name="Source_20_Code"># Note que esta no debe ser la clave de acceso de modo que <text:s/></text:p>
      <text:p text:style-name="Source_20_Code"># el rizo while sea ejecutado por lo menos una vez.</text:p>
      <text:p text:style-name="Source_20_Code">clave = "fubar"</text:p>
      <text:p text:style-name="Source_20_Code">#note que != significa 'no es igual'</text:p>
      <text:p text:style-name="Source_20_Code">while clave != "unicornio":</text:p>
      <text:p text:style-name="Source_20_Code"><text:s text:c="4"/>password = raw_input("Clave:")</text:p>
      <text:p text:style-name="Source_20_Code">print "Bienvenido"</text:p>
      <text:p text:style-name="Source_20_Code">Muestra:</text:p>
      <text:p text:style-name="Source_20_Code">Clave:auo</text:p>
      <text:p text:style-name="Source_20_Code">Clave:y22</text:p>
      <text:p text:style-name="Source_20_Code">Clave:password</text:p>
      <text:p text:style-name="Source_20_Code">Clave:open sesame</text:p>
      <text:p text:style-name="Source_20_Code">Clave:unicornio</text:p>
      <text:p text:style-name="Source_20_Code">Bienvenido</text:p>
      <text:p text:style-name="P35">Nota: While significa en español “mientras”.</text:p>
      <text:h text:style-name="Heading_20_2" text:outline-level="2">Ejercicios</text:h>
      <text:list xml:id="list215049303459269" text:continue-numbering="true" text:style-name="Numbering_20_1">
        <text:list-item>
          <text:h text:style-name="P48" text:outline-level="3">Contador</text:h>
        </text:list-item>
      </text:list>
      <text:p text:style-name="P21">Escribir un programa que imprima en pantalla todos los enteros entre 0 y 15.</text:p>
      <text:list xml:id="list215049998959486" text:continue-numbering="true" text:style-name="Numbering_20_1">
        <text:list-item>
          <text:h text:style-name="P48" text:outline-level="3"><text:bookmark-start text:name="__RefHeading__2019_935571122"/>Contador II<text:bookmark-end text:name="__RefHeading__2019_935571122"/></text:h>
        </text:list-item>
      </text:list>
      <text:p text:style-name="P21">Escribir un programa que pida el ingreso de un valor, y muestre en pantalla todos los enteros entre el valor ingresado y cero, siempre que el valor sea positivo.</text:p>
      <text:list xml:id="list215050089599205" text:continue-numbering="true" text:style-name="Numbering_20_1">
        <text:list-item>
          <text:h text:style-name="P48" text:outline-level="3"><text:bookmark-start text:name="__RefHeading__2021_935571122"/>Asteriscos<text:bookmark-end text:name="__RefHeading__2021_935571122"/></text:h>
        </text:list-item>
      </text:list>
      <text:p text:style-name="P21">Es<text:span text:style-name="T8">cribir un programa que pida el ingreso de un número entero </text:span><text:span text:style-name="T8"><draw:frame draw:style-name="fr2" draw:name="Object34" text:anchor-type="as-char" svg:width="0.43cm" svg:height="0.467cm" draw:z-index="7"><draw:object xlink:href="./Object 8" xlink:type="simple" xlink:show="embed" xlink:actuate="onLoad"/><draw:image xlink:href="./ObjectReplacements/Object 8" xlink:type="simple" xlink:show="embed" xlink:actuate="onLoad"/><svg:desc>fórmula</svg:desc></draw:frame></text:span><text:span text:style-name="T8">, y muestre en panta</text:span>lla <draw:frame draw:style-name="fr2" draw:name="Object33" text:anchor-type="as-char" svg:width="0.43cm" svg:height="0.467cm" draw:z-index="8"><draw:object xlink:href="./Object 9" xlink:type="simple" xlink:show="embed" xlink:actuate="onLoad"/><draw:image xlink:href="./ObjectReplacements/Object 9" xlink:type="simple" xlink:show="embed" xlink:actuate="onLoad"/><svg:desc>fórmula</svg:desc></draw:frame>Asteriscos.</text:p>
      <text:list xml:id="list215050655654867" text:continue-numbering="true" text:style-name="Numbering_20_1">
        <text:list-item>
          <text:h text:style-name="P49" text:outline-level="3"><text:bookmark-start text:name="__RefHeading__2023_935571122"/>Cuenta regresiva<text:bookmark-end text:name="__RefHeading__2023_935571122"/></text:h>
        </text:list-item>
      </text:list>
      <text:p text:style-name="P21">Escribir un programa que genere <text:span text:style-name="T17">una cuenta regresiva de diez en diez desde 100 hasta 0.</text:span></text:p>
      <text:list xml:id="list215049515879514" text:continue-numbering="true" text:style-name="Numbering_20_1">
        <text:list-item>
          <text:h text:style-name="P48" text:outline-level="3"><text:bookmark-start text:name="__RefHeading__2025_935571122"/><text:soft-page-break/>Cuenta regresiva II<text:bookmark-end text:name="__RefHeading__2025_935571122"/></text:h>
        </text:list-item>
      </text:list>
      <text:p text:style-name="P21">Modificar el programa <text:span text:style-name="T17">anterior </text:span>de manera que el valor inicial, el paso, y la cantidad de números a generar sean solicitados por el programa.</text:p>
      <text:list xml:id="list215049588982246" text:continue-numbering="true" text:style-name="Numbering_20_1">
        <text:list-item>
          <text:h text:style-name="P48" text:outline-level="3"><text:bookmark-start text:name="__RefHeading__2027_935571122"/>Números pares e impares<text:bookmark-end text:name="__RefHeading__2027_935571122"/></text:h>
        </text:list-item>
      </text:list>
      <text:p text:style-name="P21">Escribir un programa que imprima en pantalla todos los números pares entre 0 y 20. Luego modificar el programa para que imprima todos los impares.</text:p>
      <text:list xml:id="list215050677968549" text:continue-numbering="true" text:style-name="Numbering_20_1">
        <text:list-item>
          <text:h text:style-name="P48" text:outline-level="3"><text:bookmark-start text:name="__RefHeading__2029_935571122"/>Múltiplos<text:bookmark-end text:name="__RefHeading__2029_935571122"/></text:h>
        </text:list-item>
      </text:list>
      <text:p text:style-name="P21">Escribir un programa que imprima en pantalla todos los múltiplos de 7 entre 0 y 100.</text:p>
      <text:list xml:id="list215048929116423" text:continue-numbering="true" text:style-name="Numbering_20_1">
        <text:list-item>
          <text:h text:style-name="P48" text:outline-level="3"><text:bookmark-start text:name="__RefHeading__2033_935571122"/>Sumador<text:bookmark-end text:name="__RefHeading__2033_935571122"/></text:h>
        </text:list-item>
      </text:list>
      <text:p text:style-name="P21">Escribir un prog<text:span text:style-name="T8">rama que pida el ingreso de un valor n desde teclado y devuelva la suma de los valor</text:span>es desde 1 a n.</text:p>
      <text:list xml:id="list215049866739517" text:continue-numbering="true" text:style-name="Numbering_20_1">
        <text:list-item>
          <text:h text:style-name="P48" text:outline-level="3"><text:bookmark-start text:name="__RefHeading__2035_935571122"/>Promedio<text:bookmark-end text:name="__RefHeading__2035_935571122"/></text:h>
        </text:list-item>
      </text:list>
      <text:p text:style-name="P21">Esc<text:span text:style-name="T8">ribir un programa que pida el ingreso de n números desde teclado y calcule su prom</text:span>edio.</text:p>
      <text:list xml:id="list215049842744156" text:continue-numbering="true" text:style-name="Numbering_20_1">
        <text:list-item>
          <text:h text:style-name="P48" text:outline-level="3"><text:bookmark-start text:name="__RefHeading__2037_935571122"/>Factorial<text:bookmark-end text:name="__RefHeading__2037_935571122"/></text:h>
        </text:list-item>
      </text:list>
      <text:p text:style-name="P21">Escribir <text:span text:style-name="T8">un programa que solicite el ingreso de un número y calcule su factoria</text:span>l. Tener en cuenta que <draw:frame draw:style-name="fr2" draw:name="Object37" text:anchor-type="as-char" svg:width="1.184cm" svg:height="0.467cm" draw:z-index="9"><draw:object xlink:href="./Object 10" xlink:type="simple" xlink:show="embed" xlink:actuate="onLoad"/><draw:image xlink:href="./ObjectReplacements/Object 10" xlink:type="simple" xlink:show="embed" xlink:actuate="onLoad"/><svg:desc>fórmula</svg:desc></draw:frame>, y que el factorial está definido sólo para números positivos.</text:p>
      <text:list xml:id="list215049650061745" text:continue-numbering="true" text:style-name="Numbering_20_1">
        <text:list-item>
          <text:h text:style-name="P48" text:outline-level="3"><text:bookmark-start text:name="__RefHeading__2039_935571122"/><text:span text:style-name="T18">Sucesión</text:span> de Fibonacci<text:bookmark-end text:name="__RefHeading__2039_935571122"/></text:h>
        </text:list-item>
      </text:list>
      <text:p text:style-name="P20">L<text:span text:style-name="T8">a sucesión de Fibonacci es una sucesión infinita donde cada elemento es la suma de lo</text:span>s dos anteriores. En la misma, los dos primeros <text:span text:style-name="T17">términos</text:span> son <draw:frame draw:style-name="fr2" draw:name="Object35" text:anchor-type="as-char" svg:width="0.411cm" svg:height="0.467cm" draw:z-index="10"><draw:object xlink:href="./Object 11" xlink:type="simple" xlink:show="embed" xlink:actuate="onLoad"/><draw:image xlink:href="./ObjectReplacements/Object 11" xlink:type="simple" xlink:show="embed" xlink:actuate="onLoad"/><svg:desc>fórmula</svg:desc></draw:frame>.</text:p>
      <text:p text:style-name="P21">Esc<text:span text:style-name="T8">ribir un programa que genere la serie de Fibonacci </text:span><text:span text:style-name="T9">hasta un termino pedido al usuario</text:span><text:span text:style-name="T19"> </text:span>y la muestre en pantalla <text:span text:style-name="T20">de la siguiente manera</text:span>.</text:p>
      <text:p text:style-name="P26">Entrada</text:p>
      <text:p text:style-name="Source_20_Code">5</text:p>
      <text:p text:style-name="P26">Salida</text:p>
      <text:p text:style-name="Source_20_Code">1</text:p>
      <text:p text:style-name="Source_20_Code">1</text:p>
      <text:p text:style-name="Source_20_Code">2</text:p>
      <text:p text:style-name="Source_20_Code">3</text:p>
      <text:p text:style-name="Source_20_Code">5</text:p>
      <text:list xml:id="list215049626319524" text:continue-numbering="true" text:style-name="Numbering_20_1">
        <text:list-item>
          <text:h text:style-name="P48" text:outline-level="3"><text:bookmark-start text:name="__RefHeading__2041_935571122"/><text:soft-page-break/>Números primos<text:bookmark-end text:name="__RefHeading__2041_935571122"/></text:h>
        </text:list-item>
      </text:list>
      <text:p text:style-name="P21">Escribir un programa que encuentre todos los números primos menores que <draw:frame draw:style-name="fr2" draw:name="Object36" text:anchor-type="as-char" svg:width="0.852cm" svg:height="0.467cm" draw:z-index="11"><draw:object xlink:href="./Object 12" xlink:type="simple" xlink:show="embed" xlink:actuate="onLoad"/><draw:image xlink:href="./ObjectReplacements/Object 12" xlink:type="simple" xlink:show="embed" xlink:actuate="onLoad"/><svg:desc>fórmula</svg:desc></draw:frame><text:s/>y los muestre en pantalla.</text:p>
      <text:list xml:id="list215051031700789" text:continue-numbering="true" text:style-name="Numbering_20_1">
        <text:list-item>
          <text:h text:style-name="P48" text:outline-level="3">Restas sucesivas</text:h>
        </text:list-item>
      </text:list>
      <text:p text:style-name="P14">Escribir un programa que mediante restas sucesivas, obtenga el valor del cociente y resto de dos números enteros.</text:p>
      <text:list xml:id="list215049609737622" text:continue-numbering="true" text:style-name="Numbering_20_1">
        <text:list-item>
          <text:h text:style-name="P48" text:outline-level="3">Transformación de decimal a binario</text:h>
        </text:list-item>
      </text:list>
      <text:p text:style-name="P13">Escribir un programa que permita transformar un número en base decimal a base binaria. <text:span text:style-name="T21">Imprimir</text:span> el número en base binaria dígito por dígito.</text:p>
      <text:list xml:id="list215049705755358" text:continue-numbering="true" text:style-name="Numbering_20_1">
        <text:list-item>
          <text:h text:style-name="P48" text:outline-level="3"><text:bookmark-start text:name="__RefHeading__2095_935571122"/>Números Primos<text:bookmark-end text:name="__RefHeading__2095_935571122"/></text:h>
        </text:list-item>
      </text:list>
      <text:p text:style-name="P13">Optimizar el programa que calcula números primos (<office:annotation office:name="__Annotation__4337_1946567200" loext:resolved="false"><dc:creator>Martín Vilugrón</dc:creator><dc:date>2014-09-05T15:46:59</dc:date><text:p text:style-name="P50"><text:span text:style-name="T39">actualizar referencia</text:span></text:p></office:annotation>Practico 3)<office:annotation-end office:name="__Annotation__4337_1946567200"/> empleando un lazo Repeat-Until o While-Do en el lazo interno del programa, de manera de terminar este lazo apenas se sepa que el numero no es primo o bien se haya completado la secuencia de números posibles.</text:p>
      <text:list xml:id="list215049864711436" text:continue-numbering="true" text:style-name="Numbering_20_1">
        <text:list-item>
          <text:h text:style-name="P48" text:outline-level="3"><text:bookmark-start text:name="__RefHeading__2097_935571122"/>Factores de un numero<text:bookmark-end text:name="__RefHeading__2097_935571122"/></text:h>
        </text:list-item>
      </text:list>
      <text:p text:style-name="P13">Escribir un programa que pida el ingreso de un numero y obtenga todos sus factores primos.</text:p>
      <text:list xml:id="list215050171220573" text:continue-numbering="true" text:style-name="Numbering_20_1">
        <text:list-item>
          <text:h text:style-name="P48" text:outline-level="3"><text:bookmark-start text:name="__RefHeading__2099_935571122"/>Serie<text:bookmark-end text:name="__RefHeading__2099_935571122"/></text:h>
        </text:list-item>
      </text:list>
      <text:p text:style-name="P13">Escribir un programa que genere una serie de números siguiendo las siguientes reglas: el programa pide por ingreso de un numero y decide si es par o impar. Si el numero es par, lo divide por 2. Si es impar lo multiplica por 3 y le suma 1. En ambos casos muestra el número encontrado por pantalla y repite el calculo hasta obtener como resultado el valor 1.</text:p>
      <text:list xml:id="list2063385166" text:style-name="L3">
        <text:list-item>
          <text:p text:style-name="P38">Modificar el programa de manera que cuente cuantos elementos tiene la serie generada.</text:p>
        </text:list-item>
        <text:list-item>
          <text:p text:style-name="P38">Modificar el programa nuevamente de manera que se repita mientras el numero ingresado sea diferente de 0. Es decir que luego de generar una serie solicite el ingreso de un nuevo numero y genere su serie correspondiente.</text:p>
        </text:list-item>
      </text:list>
      <text:list xml:id="list215049686228374" text:continue-list="list215050171220573" text:style-name="Numbering_20_1">
        <text:list-item>
          <text:h text:style-name="P48" text:outline-level="3"><text:bookmark-start text:name="__RefHeading__2855_1446633143"/>Lista de <text:span text:style-name="T22">números</text:span><text:bookmark-end text:name="__RefHeading__2855_1446633143"/></text:h>
        </text:list-item>
      </text:list>
      <text:p text:style-name="P21"><text:span text:style-name="T22">Crear un programa </text:span>que permita ingresar elementos y <text:span text:style-name="T23">mostrar los siguientes valores.</text:span></text:p>
      <text:list xml:id="list3222019920" text:style-name="L4">
        <text:list-item>
          <text:p text:style-name="P39">Calcule la suma de todos los elementos ingresados</text:p>
        </text:list-item>
        <text:list-item>
          <text:p text:style-name="P39">Calcule el promedio de los elementos.</text:p>
        </text:list-item>
        <text:list-item>
          <text:p text:style-name="P39"><text:soft-page-break/>Encuentre el valor máximo y el valor mínimo.</text:p>
        </text:list-item>
      </text:list>
      <text:p text:style-name="P19">Estos valores deberán ser mostrados luego de que se ingresaron los números, la entrada deberá finalizar en el momento que se ingrese una linea vacia.</text:p>
      <text:list xml:id="list215050643938143" text:continue-list="list215049686228374" text:style-name="Numbering_20_1">
        <text:list-item>
          <text:h text:style-name="P48" text:outline-level="3">Lista de <text:span text:style-name="T23">números</text:span> II</text:h>
        </text:list-item>
      </text:list>
      <text:p text:style-name="P19">Modificar el programa anterior para que muestre en cada numero ingresado un promedio móvil de tres términos.</text:p>
      <text:p text:style-name="P19"/>
      <text:h text:style-name="P32" text:outline-level="1">Definiendo Funciones</text:h>
      <text:h text:style-name="Heading_20_2" text:outline-level="2"><text:bookmark text:name="SECTION00910000000000000000"/>Creando Funciones</text:h>
      <text:p text:style-name="P13">Para arrancar este capítulo, le voy a dar un ejemplo de lo pudiera pero no debiera hacer (así que no lo escriba): </text:p>
      <text:p text:style-name="Source_20_Code">a = 23</text:p>
      <text:p text:style-name="Source_20_Code">b = -23</text:p>
      <text:p text:style-name="Source_20_Code">if a &lt; 0:</text:p>
      <text:p text:style-name="Source_20_Code"><text:s text:c="4"/>a = -a</text:p>
      <text:p text:style-name="Source_20_Code">if b &lt; 0:</text:p>
      <text:p text:style-name="Source_20_Code"><text:s text:c="4"/>b = -b</text:p>
      <text:p text:style-name="Source_20_Code">if a == b:</text:p>
      <text:p text:style-name="Source_20_Code"><text:s text:c="4"/>print "Los valores absolutos de", a,"y",b,"son iguales"</text:p>
      <text:p text:style-name="Source_20_Code">else:</text:p>
      <text:p text:style-name="Source_20_Code"><text:s text:c="4"/>print "Los valores absolutos de a y b son diferentes"</text:p>
      <text:p text:style-name="P13">y la salida del programa es: </text:p>
      <text:p text:style-name="P8">Los valores absolutos de 23 y 23 son iguales</text:p>
      <text:p text:style-name="P13">Este programa parece un poco repetitivo. (Los programadores odian repetir cosas (Para eso están las computadoras, ¿verdad?)) Afortunadamente, Python permite crear funciones para eliminar duplicación. Aquí está el ejemplo re-escrito: </text:p>
      <text:p text:style-name="Source_20_Code">a = 23</text:p>
      <text:p text:style-name="Source_20_Code">b = -23</text:p>
      <text:p text:style-name="Source_20_Code">def mi_abs(num):</text:p>
      <text:p text:style-name="Source_20_Code"><text:s text:c="4"/>if num &lt; 0:</text:p>
      <text:p text:style-name="Source_20_Code"><text:s text:c="8"/>num = -num</text:p>
      <text:p text:style-name="Source_20_Code"><text:s text:c="4"/>return num</text:p>
      <text:p text:style-name="Source_20_Code">if mi_abs(a) == mi_abs(b):</text:p>
      <text:p text:style-name="Source_20_Code"><text:s text:c="4"/>print "Los valores absolutos de", a,"y",b,"son iguales"</text:p>
      <text:p text:style-name="Source_20_Code">else:</text:p>
      <text:p text:style-name="Source_20_Code"><text:s text:c="4"/>print "Los valores absolutos de a y b son diferentes"</text:p>
      <text:p text:style-name="P13">y la salida del programa es: </text:p>
      <text:p text:style-name="P8">Los valores absolutos de 23 y -23 son iguales</text:p>
      <text:p text:style-name="P13">El aspecto clave de este programa es el enunciado <text:span text:style-name="Teletype">def</text:span> . <text:span text:style-name="Teletype">def</text:span> (apócope de define) comienza una definición de función. A <text:span text:style-name="Teletype">def</text:span> le sigue el nombre de la función <text:span text:style-name="Teletype">mi_abs</text:span>. Luego viene <text:soft-page-break/>un<text:span text:style-name="Teletype">(</text:span>seguido de un parámetro <text:span text:style-name="Teletype">num</text:span> (el valor de <text:span text:style-name="Teletype">num</text:span> es pasado del programa a la función cuando la función es llamada). Los enunciados después de <text:span text:style-name="Teletype">:</text:span>son ejecutados cuando usamos la función. Los enunciados continúan hasta que los enunciados sangrados terminan, o hasta que encuentra un <text:span text:style-name="Teletype">return</text:span>. El enunciado <text:span text:style-name="Teletype">return</text:span> devuelve un valor al lugar donde la función fue llamada. </text:p>
      <text:p text:style-name="P13">Note cómo los valores de a y b no sufren alteración. Por supuesto que podemos usar funcionea para repetir tareas que no devuelven un valor.  Unos ejemplos:</text:p>
      <text:p text:style-name="Source_20_Code">def hola():</text:p>
      <text:p text:style-name="Source_20_Code"><text:s text:c="4"/>print "Hola"</text:p>
      <text:p text:style-name="Source_20_Code">def area(anchura,altura):</text:p>
      <text:p text:style-name="Source_20_Code"><text:s text:c="4"/>return anchura*altura</text:p>
      <text:p text:style-name="Source_20_Code">def imprime_bienvenida(nombre):</text:p>
      <text:p text:style-name="Source_20_Code"><text:s text:c="4"/>print "Bienvenido",nombre</text:p>
      <text:p text:style-name="Source_20_Code"><text:s text:c="4"/></text:p>
      <text:p text:style-name="Source_20_Code">hola()</text:p>
      <text:p text:style-name="Source_20_Code">hola()</text:p>
      <text:p text:style-name="Source_20_Code">imprime_bienvenida("Pedro")</text:p>
      <text:p text:style-name="Source_20_Code">ancho = 4</text:p>
      <text:p text:style-name="Source_20_Code">alto = 5</text:p>
      <text:p text:style-name="Source_20_Code">print "anchura =",ancho,"altura =",alto,"area =",area(ancho,alto)</text:p>
      <text:p text:style-name="P13">y la salida es: </text:p>
      <text:p text:style-name="Source_20_Code">Hola</text:p>
      <text:p text:style-name="Source_20_Code">Hola</text:p>
      <text:p text:style-name="Source_20_Code">Bienvenido Pedro</text:p>
      <text:p text:style-name="Source_20_Code">anchura = 4 altura = 5 area = 20</text:p>
      <text:p text:style-name="P13">Ese ejemplo muestra un poco más de lo que puede hacer con funciones.  Note que puede usar cero argumentos, o dos o más.  Note también que cuando una función no devuelve un valor, el return es opcional. </text:p>
      <text:h text:style-name="Heading_20_2" text:outline-level="2"><text:bookmark text:name="SECTION00920000000000000000"/>Variables en funciones</text:h>
      <text:p text:style-name="P13">Por supuesto, cuando uno elimina código repetido, con frecuencia hay variables en ese código.  Python resuelve ese problema de un modo especial.  Hasta ahora, todas las variables que hemos visto son variables globales. Las funciones tienen un tipo especial de variable llamada variable local. Estas variables sólo existen mientras la función está en ejecución. Cuando una variable local tiene el mismo nombre que una variable global, la variable local esconde a la <text:soft-page-break/>variable global. ¿Confundido? Bueno, espero que el siguiente ejemplo (el cual es un poco complicado) aclare las cosas. </text:p>
      <text:p text:style-name="Source_20_Code">var_a = 10</text:p>
      <text:p text:style-name="Source_20_Code">var_b = 15</text:p>
      <text:p text:style-name="Source_20_Code">var_e = 25</text:p>
      <text:p text:style-name="Source_20_Code">def func_a(var_a):</text:p>
      <text:p text:style-name="Source_20_Code"><text:s text:c="4"/>print "in func_a var_a = ",var_a</text:p>
      <text:p text:style-name="Source_20_Code"><text:s text:c="4"/>var_b = 100 + var_a</text:p>
      <text:p text:style-name="Source_20_Code"><text:s text:c="4"/>var_d = 2*var_a</text:p>
      <text:p text:style-name="Source_20_Code"><text:s text:c="4"/>print "en func_a var_b = ",var_b</text:p>
      <text:p text:style-name="Source_20_Code"><text:s text:c="4"/>print "en func_a var_d = ",var_d</text:p>
      <text:p text:style-name="Source_20_Code"><text:s text:c="4"/>print "en func_a var_e = ",var_e</text:p>
      <text:p text:style-name="Source_20_Code"><text:s text:c="4"/>return var_b + 10</text:p>
      <text:p text:style-name="Source_20_Code">var_c = func_a(var_b)</text:p>
      <text:p text:style-name="Source_20_Code">print "var_a = ",var_a</text:p>
      <text:p text:style-name="Source_20_Code">print "var_b = ",var_b</text:p>
      <text:p text:style-name="Source_20_Code">print "var_c = ",var_c</text:p>
      <text:p text:style-name="Source_20_Code">print "var_d = ",var_d</text:p>
      <text:p text:style-name="Source_20_Code">La salida es:</text:p>
      <text:p text:style-name="Source_20_Code">en func_a var_a = <text:s/>15</text:p>
      <text:p text:style-name="Source_20_Code">en func_a var_b = <text:s/>115</text:p>
      <text:p text:style-name="Source_20_Code">en func_a var_d = <text:s/>30</text:p>
      <text:p text:style-name="Source_20_Code">en func_a var_e = <text:s/>25</text:p>
      <text:p text:style-name="Source_20_Code">var_a = <text:s/>10</text:p>
      <text:p text:style-name="Source_20_Code">var_b = <text:s/>15</text:p>
      <text:p text:style-name="Source_20_Code">var_c = <text:s/>125</text:p>
      <text:p text:style-name="Source_20_Code">var_d = </text:p>
      <text:p text:style-name="Source_20_Code">Traceback (innermost last):</text:p>
      <text:p text:style-name="Source_20_Code"><text:s text:c="2"/>File "separate.py", line 20, in ?</text:p>
      <text:p text:style-name="Source_20_Code"><text:s text:c="4"/>print "var_d = ",var_d</text:p>
      <text:p text:style-name="Source_20_Code">NameError: var_d</text:p>
      <text:p text:style-name="P13">En este ejemplo, las variables <text:span text:style-name="Teletype">var_a</text:span>, <text:span text:style-name="Teletype">var_b</text:span>, and <text:span text:style-name="Teletype">var_d</text:span> son variables locales cuando están dentro de la función <text:span text:style-name="Teletype">func_a</text:span>. Después de ejecutar el enunciado <text:span text:style-name="Teletype">return var_b + 10</text:span>  , dejan de existir.  La variable <text:span text:style-name="Teletype">var_a</text:span> es automáticamente una variable local ya que es un nombre de parámetro. Las variables <text:span text:style-name="Teletype">var_b</text:span> y <text:span text:style-name="Teletype">var_d</text:span>son variables locales dado que aparecen a la izquierda de un signo igual en la función en las declaraciones <text:span text:style-name="Source_20_Text">var_b = 100 + var_a</text:span> y <text:span text:style-name="Source_20_Text">var_d = 2*var_a</text:span> . </text:p>
      <text:p text:style-name="P13">Como puede ver, una vez que la función termina, las variables locales <text:span text:style-name="Teletype">var_a</text:span> y <text:span text:style-name="Teletype">var_b</text:span> que habían escondido las variables globales del mismo nombre desaparecen. Entonces el enunciado <text:span text:style-name="Source_20_Text">print "var_a = ",var_a</text:span>imprime el valor <text:span text:style-name="Teletype">10</text:span> y no <text:span text:style-name="Teletype">15</text:span> ya que la variable local que escondía la variable global ya no está. </text:p>
      <text:p text:style-name="P13"><text:soft-page-break/>Otra cosa que hay que notar es el <text:span text:style-name="Teletype">NameError</text:span> que sucede al final. Esto aparece porque la variable <text:span text:style-name="Teletype">var_d</text:span> ya no existe desde que <text:span text:style-name="Teletype">func_a</text:span> terminó.  Todas las variables locales son borradas cuando la función sale. Si quiere que la función proporcione algo, tendrá que usar <text:span text:style-name="Teletype">return algo</text:span>. </text:p>
      <text:p text:style-name="P13">Un último punto a notar es que el valor de <text:span text:style-name="Teletype">var_e</text:span> permanece sin cambiar dentro de <text:span text:style-name="Teletype">func_a</text:span> ya que no es un parámetro y nunca aparece a la izquierda de un signo igual dentro de <text:span text:style-name="Teletype">func_a</text:span>.  Cuando una variable global es leída dentro de una función, es la variable global de afuera de la función. </text:p>
      <text:p text:style-name="P13">Las funciones permiten variables locales que existen sólo dentro de la función y que pueden ocultar otras variables que están fuera de la función. </text:p>
      <text:h text:style-name="Heading_20_2" text:outline-level="2"><text:span text:style-name="T12">Paso a paso dentro de </text:span>la función</text:h>
      <text:p text:style-name="P13">Funciones avanzadas. </text:p>
      <text:p text:style-name="P13">Ahora caminaremos a través del siguiente programa:</text:p>
      <text:p text:style-name="Source_20_Code">def mult(a,b):</text:p>
      <text:p text:style-name="Source_20_Code"><text:s text:c="4"/>if b == 0:</text:p>
      <text:p text:style-name="Source_20_Code"><text:s text:c="8"/>return 0</text:p>
      <text:p text:style-name="Source_20_Code"><text:s text:c="4"/>rest = mult(a,b - 1)</text:p>
      <text:p text:style-name="Source_20_Code"><text:s text:c="4"/>valor = a + rest</text:p>
      <text:p text:style-name="Source_20_Code"><text:s text:c="4"/>return valor</text:p>
      <text:p text:style-name="Source_20_Code">print "3*2 = ",mult(3,2)</text:p>
      <text:p text:style-name="P13">Basicamente este programa crea una función para multiplicar enteros positivos (que es mucho más lenta que la función interconstruida correspondiente de python) y luego demuestra esta función con el uso de la función. </text:p>
      <text:p text:style-name="P13"><text:span text:style-name="T3">Pregunta: </text:span>¿Qué es lo primero que hace el programa? </text:p>
      <text:p text:style-name="P13"><text:span text:style-name="T3">Respuesta: </text:span>Lo primero que hace el programa es definir la función mult con los siguientes renglones:</text:p>
      <text:p text:style-name="Source_20_Code">def mult(a,b):</text:p>
      <text:p text:style-name="Source_20_Code"><text:s text:c="4"/>if b == 0:</text:p>
      <text:p text:style-name="Source_20_Code"><text:s text:c="8"/>return 0</text:p>
      <text:p text:style-name="Source_20_Code"><text:s text:c="4"/>rest = mult(a,b - 1)</text:p>
      <text:p text:style-name="Source_20_Code"><text:s text:c="4"/>valor = a + rest</text:p>
      <text:p text:style-name="Source_20_Code"><text:s text:c="4"/>return valor</text:p>
      <text:p text:style-name="P13"><text:soft-page-break/>Esto crea una función que toma dos parámetros y devuelve un valor cuando ha terminado.  Esta función puede ser ejecutads después. </text:p>
      <text:p text:style-name="P13"><text:span text:style-name="T3">Pregunta: </text:span>¿Luego qué pasa? </text:p>
      <text:p text:style-name="P13"><text:span text:style-name="T3">Respuesta: </text:span>El siguiente renglón después de la función, <text:span text:style-name="Source_20_Text">print "3*2 = ",mult(3,2)</text:span>es ejecutado. </text:p>
      <text:p text:style-name="P13"><text:span text:style-name="T3">Pregunta: </text:span>¿Y esto que hace? </text:p>
      <text:p text:style-name="P13"><text:span text:style-name="T3">Respuesta: </text:span>Imprime <text:span text:style-name="Source_20_Text">3*2 = </text:span>y el valor devuelto por <text:span text:style-name="Source_20_Text">mult(3,2)</text:span></text:p>
      <text:p text:style-name="P13"><text:span text:style-name="T3">Pregunta: </text:span>¿Y qué devuelve <text:span text:style-name="Source_20_Text">mult(3,2)</text:span>? </text:p>
      <text:p text:style-name="P13"><text:span text:style-name="T3">Respuesta: </text:span>Necesitamos caminar a través de la función <text:span text:style-name="Teletype">mult</text:span> para descubrirlo. </text:p>
      <text:p text:style-name="P13"><text:span text:style-name="T3">Pregunta: </text:span>¿Luego qué pasa? </text:p>
      <text:p text:style-name="P13"><text:span text:style-name="T3">Respuesta: </text:span>La variable <text:span text:style-name="Teletype">a</text:span> es asignada el valor 3 y la variable <text:span text:style-name="Teletype">b</text:span> es asignada el valor 2. </text:p>
      <text:p text:style-name="P13"><text:span text:style-name="T3">Pregunta: </text:span>¿Y luego? </text:p>
      <text:p text:style-name="P13"><text:span text:style-name="T3">Respuesta: </text:span>La declaración <text:span text:style-name="Source_20_Text">if b == 0:</text:span> es ejecutada. Ya que el valor de <text:span text:style-name="Teletype">b</text:span>es igual a 2, esta expresión resulta falsa así que nos saltamos el <text:span text:style-name="Source_20_Text">return 0</text:span>.</text:p>
      <text:p text:style-name="P13"><text:span text:style-name="T3">Pregunta: </text:span>¿Y luego qué? </text:p>
      <text:p text:style-name="P13"><text:span text:style-name="T3">Respuesta: </text:span>El renglón <text:span text:style-name="Source_20_Text">rest = mult(a,b - 1)</text:span> es ejecutado. Este renglón asigna a la variable local <text:span text:style-name="Teletype">rest</text:span> el valor de <text:span text:style-name="Source_20_Text">mult(a,b - 1)</text:span>. El valor de <text:span text:style-name="Teletype">a</text:span> es 3 y el valor de <text:span text:style-name="Teletype">b</text:span> es 2 así  que la función llamada es <text:span text:style-name="Source_20_Text">mult(3,1)</text:span></text:p>
      <text:p text:style-name="P13"><text:span text:style-name="T3">Pregunta: </text:span>¿Entonces cuál es el valor de<text:span text:style-name="Source_20_Text"> mult(3,1)</text:span> ? </text:p>
      <text:p text:style-name="P13"><text:span text:style-name="T3">Respuesta: </text:span>Necesitamos ejecutar la función <text:span text:style-name="Teletype">mult</text:span> con los parámetros 3 y 1. </text:p>
      <text:p text:style-name="P13"><text:span text:style-name="T3">Pregunta: </text:span>¿Luego qué pasa? </text:p>
      <text:p text:style-name="P13"><text:span text:style-name="T3">Respuesta: </text:span>Las variables locales en la <text:span text:style-name="T13">más reciente</text:span> llamada de la función son asignadas valores, así que <text:span text:style-name="Teletype">a</text:span> es 3 y <text:span text:style-name="Teletype">b</text:span> es ahora 1.  Ya que estas son variables locales, no afectan los valores previos de <text:span text:style-name="Teletype">a</text:span>y <text:span text:style-name="Teletype">b</text:span>. </text:p>
      <text:p text:style-name="P13"><text:span text:style-name="T3">Pregunta: </text:span>¿Y luego? </text:p>
      <text:p text:style-name="P13"><text:soft-page-break/><text:span text:style-name="T3">Respuesta: </text:span>Dado que el valor de <text:span text:style-name="Teletype">b</text:span> es 1, la expresión evaluada por el if  es falsa, el siguiente renglón ejecutado es <text:span text:style-name="Source_20_Text">rest = mult(a,b - 1)</text:span>. </text:p>
      <text:p text:style-name="P13"><text:span text:style-name="T3">Pregunta: </text:span>¿Y este renglón qué hace? </text:p>
      <text:p text:style-name="P13"><text:span text:style-name="T3">Respuesta: </text:span>Este renglón asigna el valor de <text:span text:style-name="Teletype">mult(3,0)</text:span> a rest. </text:p>
      <text:p text:style-name="P13"><text:span text:style-name="T3">Pregunta: </text:span>¿Cuál es ese valor? </text:p>
      <text:p text:style-name="P13"><text:span text:style-name="T3">Respuesta: </text:span>Tendremos que ejecutar la función una vez más para saber. Esta vez <text:span text:style-name="Teletype">a</text:span> vale 3 y <text:span text:style-name="Teletype">b</text:span> vale 0.</text:p>
      <text:p text:style-name="P13"><text:span text:style-name="T3">Pregunta: </text:span>¿Luego qué pasa? </text:p>
      <text:p text:style-name="P13"><text:span text:style-name="T3">Respuesta: </text:span>El primer renglón en la función es <text:span text:style-name="Source_20_Text">if b == 0:</text:span> . <text:span text:style-name="Teletype">b</text:span> vale 0 así que el siguiente renlgón ejecutado es <text:span text:style-name="Source_20_Text">return 0</text:span> </text:p>
      <text:p text:style-name="P13"><text:span text:style-name="T3">Pregunta: </text:span>¿Y qué hace <text:span text:style-name="Source_20_Text">return 0</text:span>? </text:p>
      <text:p text:style-name="P13"><text:span text:style-name="T3">Respuesta: </text:span>Este renglón devuelve el valor 0 hacia afuera de la función. </text:p>
      <text:p text:style-name="P13"><text:span text:style-name="T3">Pregunta: </text:span>¿Y? </text:p>
      <text:p text:style-name="P13"><text:span text:style-name="T3">Respuesta: </text:span>Así que ahora sabemos que <text:span text:style-name="Teletype">mult(3,0)</text:span> vale 0.  Ahora sabemos lo que hizo <text:span text:style-name="Source_20_Text">rest = mult(a,b - 1)</text:span> ya que ejecutamos la función <text:span text:style-name="Teletype">mult</text:span> con los parámetros 3 y 0.  Hemos terminado ejecutando <text:span text:style-name="Teletype">mult(3,0)</text:span> y estamos de vuelta ejecutando <text:span text:style-name="Teletype">mult(3,1)</text:span>.  La variable <text:span text:style-name="Teletype">rest</text:span> obtiene el valor 0. </text:p>
      <text:p text:style-name="P13"><text:span text:style-name="T3">Pregunta: </text:span>¿Cuál es el siguiente renglón? </text:p>
      <text:p text:style-name="P13"><text:span text:style-name="T3">Respuesta: </text:span>El renglón <text:span text:style-name="Source_20_Text">valor = a + rest</text:span> es ejecutado a continuación.  En esta ejecución, <text:span text:style-name="Source_20_Text">a=3</text:span> y <text:span text:style-name="Source_20_Text">rest=0</text:span> así que <text:span text:style-name="Source_20_Text">valor=3</text:span>. </text:p>
      <text:p text:style-name="P13"><text:span text:style-name="T3">Pregunta: </text:span>¿Luego qué pasa? </text:p>
      <text:p text:style-name="P13"><text:span text:style-name="T3">Respuesta: </text:span>El renglón <text:span text:style-name="Source_20_Text">return valor</text:span> es ejecutado. Esto devuelve 3 desde la función. Esto también sale de ejecutar la función <text:span text:style-name="Teletype">mult(3,1)</text:span>. Después de ejecutar <text:span text:style-name="Teletype">return</text:span>, regresamos a la ejecución de <text:span text:style-name="Teletype">mult(3,2)</text:span>.</text:p>
      <text:p text:style-name="P13"><text:span text:style-name="T3">Pregunta: </text:span>¿Dónde nos quedamos en <text:span text:style-name="Teletype">mult(3,2)</text:span>? </text:p>
      <text:p text:style-name="P13"><text:soft-page-break/><text:span text:style-name="T3">Respuesta: </text:span>Teníamos las variables <text:span text:style-name="Source_20_Text">a=3</text:span> y <text:span text:style-name="Source_20_Text">b=2</text:span>y estábamos examinando el renglón <text:span text:style-name="Source_20_Text">rest = mult(a,b - 1)</text:span> . </text:p>
      <text:p text:style-name="P13"><text:span text:style-name="T3">Pregunta: </text:span>¿Y ahora qué pasa? </text:p>
      <text:p text:style-name="P13"><text:span text:style-name="T3">Respuesta: </text:span>La variable <text:span text:style-name="Teletype">rest</text:span> es asignada el valor 3. El siguiente renglón <text:span text:style-name="Source_20_Text">value = a + rest</text:span> le asigna a <text:span text:style-name="Teletype">valor</text:span> el resultado de <text:span text:style-name="Teletype">3+3</text:span> o 6. </text:p>
      <text:p text:style-name="P13"><text:span text:style-name="T3">Pregunta: </text:span>¿Y luego qué pasa? </text:p>
      <text:p text:style-name="P13"><text:span text:style-name="T3">Respuesta: </text:span>Es ejecutado el siguiente renglón, éste devuelve 6 desde la función. Ahora estamos de vuelta ejecutando <text:span text:style-name="Source_20_Text">print "3*2 = ",mult(3,2)</text:span>el cual puede ahora imprimir el 6. </text:p>
      <text:p text:style-name="P13"><text:span text:style-name="T3">Pregunta: </text:span>¿Qué es lo que ha sucedido globalmente? </text:p>
      <text:p text:style-name="P13"><text:span text:style-name="T3">Respuesta: </text:span>Básicamente usamos dos hechos para multiplicar dos números. El primero es que cualquier número multiplicado por 0 es 0 (<text:span text:style-name="Teletype">x * 0 = 0</text:span>). El segundo es que un número multiplicado por otro es igualal primer número más el primer número multiplicado por el segundo número menos uno (<text:span text:style-name="Teletype">x * y = x + x * (y - 1)</text:span>).  Así que lo que sucede es que <text:span text:style-name="Teletype">3*2</text:span> es convertido a <text:span text:style-name="Teletype">3 + 3*1</text:span>. Luego <text:span text:style-name="Teletype">3*1</text:span> es convertido a <text:span text:style-name="Teletype">3 + 3*0</text:span>.  Sabemos que cualquier número por cero es cero entonces<text:span text:style-name="Teletype">3*0</text:span> es 0. Luego podemos calcular que <text:span text:style-name="Teletype">3 + 3*0</text:span> es <text:span text:style-name="Teletype">3 + 0</text:span> el cual es <text:span text:style-name="Teletype">3</text:span>. Ahora sabemos el valor de <text:span text:style-name="Teletype">3*1</text:span> y podemos calcular que <text:span text:style-name="Teletype">3 + 3*1</text:span> es <text:span text:style-name="Teletype">3 + 3</text:span> el cual es <text:span text:style-name="Teletype">6</text:span>.</text:p>
      <text:p text:style-name="P13">Así es como funciona esto: </text:p>
      <text:p text:style-name="Source_20_Code">3*2</text:p>
      <text:p text:style-name="Source_20_Code">3 + 3*1</text:p>
      <text:p text:style-name="Source_20_Code">3 + 3 + 3*0</text:p>
      <text:p text:style-name="Source_20_Code">3 + 3 + 0</text:p>
      <text:p text:style-name="Source_20_Code">3 + 3</text:p>
      <text:p text:style-name="Source_20_Code">6</text:p>
      <text:p text:style-name="P13">Estas dos secciones fueron escritas recientemente.  Si tiene algún comentario, ha encontrado errores o piensa que necesito más o mejores explicaciones envíeme un correo electrónico.  En el pasado, he logrado hacer que cosas muy simples sean completamente incomprensibles. Si el resto del tutor ha tenido sentido, pero esta sección no lo tiene, probablemente es por un error mío y me gustaría saber.  Gracias. </text:p>
      <text:h text:style-name="Heading_20_2" text:outline-level="2"><text:bookmark text:name="SECTION00940000000000000000"/><text:soft-page-break/>Ejemplos</text:h>
      <text:p text:style-name="Source_20_Code_20_Header">factorial.py</text:p>
      <text:p text:style-name="Source_20_Code">#define una funcion que calcula el factorial</text:p>
      <text:p text:style-name="Source_20_Code">def factorial(n):</text:p>
      <text:p text:style-name="Source_20_Code"><text:s text:c="4"/>if n &lt;= 1:</text:p>
      <text:p text:style-name="Source_20_Code"><text:s text:c="8"/>return 1</text:p>
      <text:p text:style-name="Source_20_Code"><text:s text:c="4"/>return n*factorial(n-1)</text:p>
      <text:p text:style-name="Source_20_Code">print "2! = ",factorial(2)</text:p>
      <text:p text:style-name="Source_20_Code">print "3! = ",factorial(3)</text:p>
      <text:p text:style-name="Source_20_Code">print "4! = ",factorial(4)</text:p>
      <text:p text:style-name="Source_20_Code">print "5! = ",factorial(5)</text:p>
      <text:p text:style-name="Source_20_Code_20_Header">Salida:</text:p>
      <text:p text:style-name="Source_20_Code">2! = <text:s/>2</text:p>
      <text:p text:style-name="Source_20_Code">3! = <text:s/>6</text:p>
      <text:p text:style-name="Source_20_Code">4! = <text:s/>24</text:p>
      <text:p text:style-name="Source_20_Code">5! = <text:s/>120</text:p>
      <text:p text:style-name="Source_20_Code_20_Header">temperatura2.py</text:p>
      <text:p text:style-name="Source_20_Code">#convierte temperatura a fahrenheit o celsius</text:p>
      <text:p text:style-name="Source_20_Code">def imprime_opciones():</text:p>
      <text:p text:style-name="Source_20_Code"><text:s text:c="4"/>print "Opciones:"</text:p>
      <text:p text:style-name="Source_20_Code"><text:s text:c="4"/>print " 'p' imprime opciones"</text:p>
      <text:p text:style-name="Source_20_Code"><text:s text:c="4"/>print " 'c' convierte de celsius"</text:p>
      <text:p text:style-name="Source_20_Code"><text:s text:c="4"/>print " 'f' convierte de fahrenheit"</text:p>
      <text:p text:style-name="Source_20_Code"><text:s text:c="4"/>print " 'q' termina el programa"</text:p>
      <text:p text:style-name="Source_20_Code">def celsius_a_fahrenheit(c_temp):</text:p>
      <text:p text:style-name="Source_20_Code"><text:s text:c="4"/>return 9.0/5.0*c_temp+32</text:p>
      <text:p text:style-name="Source_20_Code">def fahrenheit_a_celsius(f_temp):</text:p>
      <text:p text:style-name="Source_20_Code"><text:s text:c="4"/>return (f_temp - 32.0)*5.0/9.0</text:p>
      <text:p text:style-name="Source_20_Code">seleccion = "p"</text:p>
      <text:p text:style-name="Source_20_Code">while seleccion != "q":</text:p>
      <text:p text:style-name="Source_20_Code"><text:s text:c="4"/>if seleccion == "c":</text:p>
      <text:p text:style-name="Source_20_Code"><text:s text:c="8"/>temp = input("Temperatura en Celsius:")</text:p>
      <text:p text:style-name="Source_20_Code"><text:s text:c="8"/>print "Fahrenheit:",celsius_to_fahrenheit(temp)</text:p>
      <text:p text:style-name="Source_20_Code"><text:s text:c="4"/>elif seleccion == "f":</text:p>
      <text:p text:style-name="Source_20_Code"><text:s text:c="8"/>temp = input("Temperatura en Fahrenheit:")</text:p>
      <text:p text:style-name="Source_20_Code"><text:s text:c="8"/>print "Celsius:",fahrenheit_to_celsius(temp)</text:p>
      <text:p text:style-name="Source_20_Code"><text:s text:c="4"/>elif seleccion != "q":</text:p>
      <text:p text:style-name="Source_20_Code"><text:s text:c="8"/>imprime_opciones()</text:p>
      <text:p text:style-name="Source_20_Code"><text:s text:c="4"/>seleccion = raw_input("opcion:")</text:p>
      <text:p text:style-name="Source_20_Code_20_Header">Muestra:</text:p>
      <text:p text:style-name="Source_20_Code">&gt; python temperatura2.py</text:p>
      <text:p text:style-name="Source_20_Code">Opciones:</text:p>
      <text:p text:style-name="Source_20_Code"><text:s/>'p' imprime opciones</text:p>
      <text:p text:style-name="Source_20_Code"><text:s/>'c' convierte de celsius</text:p>
      <text:p text:style-name="Source_20_Code"><text:s/>'f' convierte de fahrenheit</text:p>
      <text:p text:style-name="Source_20_Code"><text:soft-page-break/><text:s/>'q' termina el programa</text:p>
      <text:p text:style-name="Source_20_Code">opcion:c</text:p>
      <text:p text:style-name="Source_20_Code">Temperatura en Celsius:30 </text:p>
      <text:p text:style-name="Source_20_Code">Fahrenheit: 86.0</text:p>
      <text:p text:style-name="Source_20_Code">opcion:f</text:p>
      <text:p text:style-name="Source_20_Code">Temperatura en Fahrenheit:60</text:p>
      <text:p text:style-name="Source_20_Code">Celsius: 15.5555555556</text:p>
      <text:p text:style-name="Source_20_Code">opcion:q</text:p>
      <text:p text:style-name="Source_20_Code_20_Header">area2.py</text:p>
      <text:p text:style-name="Source_20_Code">#By Amos Satterlee</text:p>
      <text:p text:style-name="Source_20_Code">#traducido por Victor M. Rosas-Garcia</text:p>
      <text:p text:style-name="Source_20_Code">print</text:p>
      <text:p text:style-name="Source_20_Code">def hola():</text:p>
      <text:p text:style-name="Source_20_Code"><text:s text:c="4"/>print 'Hola!'</text:p>
      <text:p text:style-name="Source_20_Code">def area(anchura,altura):</text:p>
      <text:p text:style-name="Source_20_Code"><text:s text:c="4"/>return anchura*altura</text:p>
      <text:p text:style-name="Source_20_Code">def imprime_bienvenido(nombre):</text:p>
      <text:p text:style-name="Source_20_Code"><text:s text:c="4"/>print 'Bienvenido,',nombre</text:p>
      <text:p text:style-name="Source_20_Code">name = raw_input('Su nombre: ')</text:p>
      <text:p text:style-name="Source_20_Code">hola(),</text:p>
      <text:p text:style-name="Source_20_Code">imprime_bienvenido(nombre)</text:p>
      <text:p text:style-name="Source_20_Code">print</text:p>
      <text:p text:style-name="Source_20_Code">print 'Para hallar el area de un rectangulo,'</text:p>
      <text:p text:style-name="Source_20_Code">print 'Escriba la anchura y la altura abajo.'</text:p>
      <text:p text:style-name="Source_20_Code">print</text:p>
      <text:p text:style-name="Source_20_Code">an = input('Anchura: <text:s/>')</text:p>
      <text:p text:style-name="Source_20_Code">while an &lt;= 0:</text:p>
      <text:p text:style-name="Source_20_Code"><text:s text:c="4"/>print 'Debe ser un número positivo'</text:p>
      <text:p text:style-name="Source_20_Code"><text:s text:c="4"/>an = input('Anchura: <text:s/>')</text:p>
      <text:p text:style-name="Source_20_Code">al = input('altura: ')</text:p>
      <text:p text:style-name="Source_20_Code">while al &lt;= 0:</text:p>
      <text:p text:style-name="Source_20_Code"><text:s text:c="4"/>print 'Debe ser un número positivo'</text:p>
      <text:p text:style-name="Source_20_Code"><text:s text:c="4"/>al = input('Altura: ')</text:p>
      <text:p text:style-name="Source_20_Code">print 'Anchura =',an,' Altura =',al,' entonces el Area =',area(al,an)</text:p>
      <text:p text:style-name="Source_20_Code_20_Header">Muestra:</text:p>
      <text:p text:style-name="Source_20_Code">Su nombre: Josh</text:p>
      <text:p text:style-name="Source_20_Code">Hola!</text:p>
      <text:p text:style-name="Source_20_Code">Bienvenido, Josh</text:p>
      <text:p text:style-name="Source_20_Code">Para hallar el area de un rectangulo,</text:p>
      <text:p text:style-name="Source_20_Code">Escriba la anchura y la altura abajo.</text:p>
      <text:p text:style-name="Source_20_Code">Anchura: <text:s/>-4</text:p>
      <text:p text:style-name="Source_20_Code">Debe ser un número positivo</text:p>
      <text:p text:style-name="Source_20_Code">Anchura: <text:s/>4</text:p>
      <text:p text:style-name="Source_20_Code">Altura: 3</text:p>
      <text:p text:style-name="Source_20_Code">Anchura = 4 <text:s/>Altura = 3 <text:s/>entonces el Area = 12</text:p>
      <text:h text:style-name="Heading_20_2" text:outline-level="2"><text:soft-page-break/>Ejercicios</text:h>
      <text:list xml:id="list215050876224986" text:continue-numbering="true" text:style-name="Numbering_20_1">
        <text:list-item>
          <text:h text:style-name="P48" text:outline-level="3">Mensaje</text:h>
        </text:list-item>
      </text:list>
      <text:p text:style-name="P13">Escribir un procedimiento que al ser invocado imprima en pantalla el mensaje: “Buen día, como estás?”. Incluir este procedimiento en un programa que lo llame.</text:p>
      <text:list xml:id="list215049109768926" text:continue-numbering="true" text:style-name="Numbering_20_1">
        <text:list-item>
          <text:h text:style-name="P48" text:outline-level="3">Ecuación de 2do. Grado.</text:h>
        </text:list-item>
      </text:list>
      <text:p text:style-name="P13">Escribir<text:span text:style-name="T8"> una función que resuelva ecuaciones de 2do. grado. Esta función deber</text:span><text:span text:style-name="T10">á</text:span><text:span text:style-name="T8"> recibir como argumentos los tres coeficie</text:span>ntes de la ecuación y devolver una variable que indique si las raíces son reales y distintas, iguales o imaginarias . Utilizar esta función en un programa que pida el ingreso de los argumentos de la ecuación y muestre en pantall<text:span text:style-name="T8">a el resultado.</text:span></text:p>
      <text:list xml:id="list215049194139871" text:continue-numbering="true" text:style-name="Numbering_20_1">
        <text:list-item>
          <text:h text:style-name="P48" text:outline-level="3"><text:span text:style-name="T25">D</text:span>etección de números primos.</text:h>
        </text:list-item>
      </text:list>
      <text:p text:style-name="P13">Escribir una función que reciba un número entero y devuelva <text:span text:style-name="T25">true (verdadero) si </text:span>es primo, y <text:span text:style-name="T25">false</text:span> <text:span text:style-name="T25">(falso)</text:span>si no lo es. <text:span text:style-name="T25">Con esta función, evaluar 1000 números.</text:span></text:p>
      <text:list xml:id="list215050108437856" text:continue-numbering="true" text:style-name="Numbering_20_1">
        <text:list-item>
          <text:h text:style-name="P48" text:outline-level="3"><text:span text:style-name="T25">M</text:span>in(), max().</text:h>
        </text:list-item>
      </text:list>
      <text:p text:style-name="P13">Escribir dos funciones, una que devuelva el menor entre dos n<text:span text:style-name="T24">ú</text:span>meros, y otra que devuelva el mayor. Utilizar estas funciones en un programa que pida el ingreso de un n<text:span text:style-name="T24">ú</text:span>mero e indique el mayor y el menor de los mismos.</text:p>
      <text:list xml:id="list215049785822752" text:continue-numbering="true" text:style-name="Numbering_20_1">
        <text:list-item>
          <text:h text:style-name="P48" text:outline-level="3">Transformaciones de <text:span text:style-name="T24">base numérica.</text:span></text:h>
        </text:list-item>
      </text:list>
      <text:p text:style-name="P13">Escribir diferentes funciones que permitan transformar un n<text:span text:style-name="T24">ú</text:span>mero de decimal a binario o a hexadecimal y otras que realicen las transformaciones inversas. Utilizar estas funciones en un programa que pregunte que transformación quiere realizar, pida el ingreso de un n<text:span text:style-name="T24">ú</text:span>mero y muestre el resultado en pantalla.</text:p>
      <text:p text:style-name="P13">Escribir un programa que presente en pantalla el siguiente menú y</text:p>
      <text:p text:style-name="P13">ejecute la opción elegida. Cada opción debe realizarse en un procedimiento o en una función.</text:p>
      <text:p text:style-name="Source_20_Code">1- Calcula hipotenusa</text:p>
      <text:p text:style-name="Source_20_Code">2- <text:span text:style-name="T26">Números</text:span> o letras</text:p>
      <text:p text:style-name="Source_20_Code">3- Calcula factorial</text:p>
      <text:p text:style-name="Source_20_Code">4- Ya se <text:span text:style-name="T26">eligió</text:span>?</text:p>
      <text:p text:style-name="Source_20_Code">5- Salir</text:p>
      <text:p text:style-name="Source_20_Code"><text:soft-page-break/>Elija una <text:span text:style-name="T26">opción</text:span>: _</text:p>
      <text:list xml:id="list2028155578" text:style-name="L5">
        <text:list-item>
          <text:p text:style-name="P41">Primera opci<text:span text:style-name="T24">ó</text:span>n: el programa pide el ingreso de los dos lados menores de un tri<text:span text:style-name="T10">á</text:span><text:span text:style-name="T8">ngulo rect</text:span><text:span text:style-name="T10">á</text:span><text:span text:style-name="T8">ngulo, y calcula su</text:span> hipotenusa, empleando Pit<text:span text:style-name="T24">á</text:span>goras: <text:span text:style-name="T24"><draw:frame draw:style-name="fr2" draw:name="Object24" text:anchor-type="as-char" svg:width="2.064cm" svg:height="0.57cm" draw:z-index="12"><draw:object xlink:href="./Object 13" xlink:type="simple" xlink:show="embed" xlink:actuate="onLoad"/><draw:image xlink:href="./ObjectReplacements/Object 13" xlink:type="simple" xlink:show="embed" xlink:actuate="onLoad"/><svg:desc>fórmula</svg:desc></draw:frame></text:span></text:p>
        </text:list-item>
      </text:list>
      <text:list xml:id="list933328176" text:style-name="L6">
        <text:list-item>
          <text:p text:style-name="P42"><text:span text:style-name="T24">S</text:span>egunda opci<text:span text:style-name="T24">ó</text:span>n: el programa pide el ingreso de un <text:span text:style-name="T24">carácter</text:span> e indica si el <text:span text:style-name="T24">carácter</text:span> elegido es un n<text:span text:style-name="T24">ú</text:span>mero, una letra min<text:span text:style-name="T24">ú</text:span>scula o una may<text:span text:style-name="T24">ú</text:span>scula.</text:p>
        </text:list-item>
        <text:list-item>
          <text:p text:style-name="P42">Tercera opci<text:span text:style-name="T24">ó</text:span>n: el programa pide el ingreso de un n<text:span text:style-name="T24">ú</text:span>mero y calcula su factorial.</text:p>
        </text:list-item>
        <text:list-item>
          <text:p text:style-name="P42">Cuarta opci<text:span text:style-name="T24">ó</text:span>n: si no hab<text:span text:style-name="T24">í</text:span>a sido elegida antes, muestra:</text:p>
        </text:list-item>
      </text:list>
      <text:p text:style-name="Source_20_Code">Primera vez que se elije esta <text:span text:style-name="T24">opción</text:span></text:p>
      <text:p text:style-name="P13">Si la opc<text:span text:style-name="T24">ió</text:span>n ya hab<text:span text:style-name="T24">í</text:span>a sido elegida, muestra en pantalla:</text:p>
      <text:p text:style-name="Source_20_Code">La <text:span text:style-name="T24">opción</text:span> ya <text:span text:style-name="T24">había</text:span> sido elegida</text:p>
      <text:list xml:id="list1350009943" text:style-name="L7">
        <text:list-item>
          <text:p text:style-name="P43">Quinta opci<text:span text:style-name="T24">ó</text:span>n: termina la ejecuci<text:span text:style-name="T24">ó</text:span>n del programa.</text:p>
        </text:list-item>
      </text:list>
      <text:h text:style-name="P31" text:outline-level="1">Listas<text:line-break/>Variables con más de un valor</text:h>
      <text:p text:style-name="P22">Ya ha visto que las variables ordinarias almacenan un solo valor. <text:s/>Sin embargo, otros tipos de variable pueden almacenar más de un valor. <text:s/>El tipo más simple es llamado una lista. He aquí un ejemplo de una lista en uso:</text:p>
      <text:p text:style-name="Source_20_Code">cual = input("Cual mes (1-12)? ")</text:p>
      <text:p text:style-name="Source_20_Code">meses = ['Enero', 'Febrero', 'Marzo', 'Abril', 'Mayo', 'Junio', 'Julio',\</text:p>
      <text:p text:style-name="Source_20_Code"><text:tab/>'Agosto', 'Septiembre', 'Octubre', 'Noviembre', 'Diciembre']</text:p>
      <text:p text:style-name="Source_20_Code">if 1 &lt;= cual &lt;= 12:</text:p>
      <text:p text:style-name="Source_20_Code"><text:s text:c="8"/>print "El mes es",meses[cual - 1]</text:p>
      <text:p text:style-name="P22">y un ejemplo de la salida:</text:p>
      <text:p text:style-name="Source_20_Code">Cual mes (1-12)? 3</text:p>
      <text:p text:style-name="Source_20_Code">El mes es Marzo</text:p>
      <text:p text:style-name="P13">En este ejemplo meses es una lista. meses queda definida con los renglones meses = ['Enero', 'Febrero', 'Marzo', 'Abril', 'Mayo', 'Junio', 'Julio',\ 'Agosto', 'Septiembre', 'Octubre', 'Noviembre', 'Diciembre'] (Note que puede usar una \ para dividir un renglón muy largo). [ y ] abren y cierran la lista, mientras las comas <text:s/>(``,'') sirven para separar los elementos de la lista. <text:s/>Usamos la lista en meses[cual - 1]. <text:s/>Una lista consiste de elementos numerados a partir de cero. <text:s/>En otras palabras, si desea Enero deber referirse a meses[0]. <text:s/>Proporcione un número a una lista y la lista le devolverá el valor almacenado en ese lugar.</text:p>
      <text:p text:style-name="P13">El enunciado if 1 &lt;= cual &lt;= 12: será verdadero si el valor de cual está entre uno y doce, ambos inclusive (en otras palabras, es lo que usted esperaría si ha visto esto en álgebra).</text:p>
      <text:p text:style-name="P13">Podemos considerar la listas como series de cajas. <text:s/>Por ejemplo, las cajas creadas por demolista = ['vida',42, 'el universo', 6,'y',7] pudieran verse así:</text:p>
      <text:p text:style-name="Source_20_Code">número de caja <text:tab/>0 <text:tab/>1 <text:tab/>2 <text:tab/>3 <text:tab/>4 <text:tab/>5</text:p>
      <text:p text:style-name="Source_20_Code">demolista <text:tab/>`vida' <text:tab/>42 <text:tab/>`el universo' <text:tab/>6 <text:tab/>`y' <text:tab/>7</text:p>
      <text:p text:style-name="P13">Nos referimos a cada caja por su número, así que el enunciado demolista[0] obtendría 'vida', demolista[1] obtendría 42 y así sucesivamente hasta demolista[5] que <text:s/>resultaría en 7.</text:p>
      <text:p text:style-name="P13">Más aspectos de las listas</text:p>
      <text:p text:style-name="P13"><text:soft-page-break/>El siguiente ejemplo es sólo para mostrar muchas otras cosas que las listas pueden hacer (sólo por esta vez no espero que lo escriba, pero sí debiera jugar con listas hasta que se sienta cómodo con ellas). Aquí va:</text:p>
      <text:p text:style-name="Source_20_Code">demolista = ['vida',42, 'el universo', 6,'y',7]</text:p>
      <text:p text:style-name="Source_20_Code">print 'demolista = ',demolista</text:p>
      <text:p text:style-name="Source_20_Code">demolist.append('todas las cosas')</text:p>
      <text:p text:style-name="Source_20_Code">print "despues de anexar 'todas las cosas' ahora demolista es:"</text:p>
      <text:p text:style-name="Source_20_Code">print demolista</text:p>
      <text:p text:style-name="Source_20_Code">print 'len(demolista) =', len(demolista)</text:p>
      <text:p text:style-name="Source_20_Code">print 'demolista.index(42) =',demolista.index(42)</text:p>
      <text:p text:style-name="Source_20_Code">print 'demolista[1] =', demolista[1]</text:p>
      <text:p text:style-name="Source_20_Code">#Ahora haremos un rizo a traves de la lista</text:p>
      <text:p text:style-name="Source_20_Code">c = 0</text:p>
      <text:p text:style-name="Source_20_Code">while c &lt; len(demolista):</text:p>
      <text:p text:style-name="Source_20_Code"><text:s text:c="4"/>print 'demolista[',c,']=',demolista[c]</text:p>
      <text:p text:style-name="Source_20_Code"><text:s text:c="4"/>c = c + 1</text:p>
      <text:p text:style-name="Source_20_Code">del demolista[2]</text:p>
      <text:p text:style-name="Source_20_Code">print "Despues de remover 'el universo' ahora demolista es:"</text:p>
      <text:p text:style-name="Source_20_Code">print demolista</text:p>
      <text:p text:style-name="Source_20_Code">if 'vida' in demolista:</text:p>
      <text:p text:style-name="Source_20_Code"><text:s text:c="4"/>print "encontre 'vida' en demolista"</text:p>
      <text:p text:style-name="Source_20_Code">else:</text:p>
      <text:p text:style-name="Source_20_Code"><text:s text:c="4"/>print "no encontre 'vida' en demolista"</text:p>
      <text:p text:style-name="Source_20_Code">if 'amiba' in demolista:</text:p>
      <text:p text:style-name="Source_20_Code"><text:s text:c="4"/>print "encontre 'amiba' en demolista"</text:p>
      <text:p text:style-name="Source_20_Code">if 'amiba' not in demolista:</text:p>
      <text:p text:style-name="Source_20_Code"><text:s text:c="4"/>print "no encontre 'amiba' en demolista"</text:p>
      <text:p text:style-name="Source_20_Code">demolista.sort()</text:p>
      <text:p text:style-name="Source_20_Code">print 'La demolist ordenada es ',demolista</text:p>
      <text:p text:style-name="Source_20_Code"/>
      <text:p text:style-name="P22">La salida es:</text:p>
      <text:p text:style-name="P22"/>
      <text:p text:style-name="Source_20_Code">demolista = <text:s/>['vida', 42, 'el universo', 6, 'y', 7]</text:p>
      <text:p text:style-name="Source_20_Code">despues de anexar 'todas las cosas' ahora demolista es:</text:p>
      <text:p text:style-name="Source_20_Code">['vida', 42, 'el universo', 6, 'y', 7, 'todas las cosas']</text:p>
      <text:p text:style-name="Source_20_Code">len(demolista) = 7</text:p>
      <text:p text:style-name="Source_20_Code">demolista.index(42) = 1</text:p>
      <text:p text:style-name="Source_20_Code">demolista[1] = 42</text:p>
      <text:p text:style-name="Source_20_Code">demolista[ 0 ]= vida</text:p>
      <text:p text:style-name="Source_20_Code">demolista[ 1 ]= 42</text:p>
      <text:p text:style-name="Source_20_Code">demolista[ 2 ]= el universo</text:p>
      <text:p text:style-name="Source_20_Code">demolista[ 3 ]= 6</text:p>
      <text:p text:style-name="Source_20_Code">demolista[ 4 ]= y</text:p>
      <text:p text:style-name="Source_20_Code">demolista[ 5 ]= 7</text:p>
      <text:p text:style-name="Source_20_Code">demolista[ 6 ]= todas las cosas</text:p>
      <text:p text:style-name="Source_20_Code">Despues de remover 'el universo' ahora demolista es:</text:p>
      <text:p text:style-name="Source_20_Code">['vida', 42, 6, 'y', 7, 'todas las cosas']</text:p>
      <text:p text:style-name="Source_20_Code"><text:soft-page-break/>encontre 'vida' en demolista</text:p>
      <text:p text:style-name="Source_20_Code">no encontre 'amiba' en demolista</text:p>
      <text:p text:style-name="Source_20_Code">La demolist ordenada es <text:s/>[6, 7, 42, 'todas las cosas', 'vida', 'y']</text:p>
      <text:p text:style-name="P13">Este ejemplo usa un montón de funciones nuevas. <text:s/>Note que puede imprimir toda la lista simplemente con print. <text:s/>La función append se usa para añadir un elemento nuevo al final de la lista. <text:s/>len devuelve cuántos elementos hay en la lista. Los índices válidos de una lista (esto es, los números que pueden usarse dentro de []) varían de 0 a len - 1. <text:s/>La función index dice cuál es la primera ubicación de un elemento en una lista. <text:s/>Note cómo demolista.index(42) devuelve 1 y cuando demo lista[1] es ejecutado devuelve 42. <text:s/>El renglón #Ahora haremos un rizo a <text:span text:style-name="T27">través</text:span> de la lista es sólo un recordatorio para el programador (también llamado un comentario). Python no hace caso de los renglones que comienzan con #. Luego, los renglones:</text:p>
      <text:p text:style-name="Source_20_Code">c = 0</text:p>
      <text:p text:style-name="Source_20_Code">while c &lt; len(demolista):</text:p>
      <text:p text:style-name="Source_20_Code"><text:s text:c="4"/>print 'demolista[',c,']=',demolista[c]</text:p>
      <text:p text:style-name="Source_20_Code"><text:s text:c="4"/>c = c + 1</text:p>
      <text:p text:style-name="P13">Crean una variable c la cual comienza con el valor 0 y es incrementada hasta que alcanza el último índice de la lista. <text:s/>Mientras tanto, el enunciado print imprime cada elemento de la lista.</text:p>
      <text:p text:style-name="P13">El comando del puede ser usado para remover de la lista un elemento en particular. <text:s/>Los siguientes renglones usan el operador in para evaluar si un elemento dado está o no en la lista.</text:p>
      <text:p text:style-name="P13">La función sort ordena la lista. <text:s/>Esto es útil si necesita una lista ordenada de menor a mayor número o alfabéticamente. Observe que esto re acomoda la lista.</text:p>
      <text:p text:style-name="P13">En resumen, para una lista puede uno usar las siguientes operaciones:</text:p>
      <text:p text:style-name="Source_20_Code">ejemplo <text:tab/>explicación</text:p>
      <text:p text:style-name="Source_20_Code">lista[2] <text:tab/>devuelve el elemento de índice 2</text:p>
      <text:p text:style-name="Source_20_Code">lista[2] = 3 <text:tab/>asigna el valor 3 al elemento de índice 2</text:p>
      <text:p text:style-name="Source_20_Code">del lista[2] <text:tab/>remueve el elemento de índice 2</text:p>
      <text:p text:style-name="Source_20_Code">len(lista) <text:tab/>devuelve la longitud de lista</text:p>
      <text:p text:style-name="Source_20_Code">"valor" in lista <text:tab/>es verdadero si "valor" es un elemento de lista</text:p>
      <text:p text:style-name="Source_20_Code">"valor" not in lista <text:tab/>es verdadero si "valor" no es un elemento en lista</text:p>
      <text:p text:style-name="Source_20_Code">lista.sort() <text:tab/>ordena lista</text:p>
      <text:p text:style-name="Source_20_Code">lista.index("valor") <text:tab/>devuelve el índice del primer lugar donde aparece <text:tab/>"valor"</text:p>
      <text:p text:style-name="Source_20_Code">lista.append("valor") <text:tab/>anexa un elemento "valor" al final de lista</text:p>
      <text:p text:style-name="P13">El siguiente ejemplo usa estas operaciones de un modo más útil:</text:p>
      <text:p text:style-name="Source_20_Code"><text:soft-page-break/>articulo_menu = 0</text:p>
      <text:p text:style-name="Source_20_Code">lista = []</text:p>
      <text:p text:style-name="Source_20_Code">while articulo_menu != 9:</text:p>
      <text:p text:style-name="Source_20_Code"><text:s text:c="8"/>print "--------------------"</text:p>
      <text:p text:style-name="Source_20_Code"><text:s text:c="8"/>print "1. Imprime la lista"</text:p>
      <text:p text:style-name="Source_20_Code"><text:s text:c="8"/>print "2. Anexa un nombre a la lista"</text:p>
      <text:p text:style-name="Source_20_Code"><text:s text:c="8"/>print "3. Remueve un nombre de la lista"</text:p>
      <text:p text:style-name="Source_20_Code"><text:s text:c="8"/>print "4. Cambia un elemento de la lista"</text:p>
      <text:p text:style-name="Source_20_Code"><text:s text:c="8"/>print "9. Cierra el programa"</text:p>
      <text:p text:style-name="Source_20_Code"><text:s text:c="8"/>articulo_menu = input("Elija un articulo del menu: ")</text:p>
      <text:p text:style-name="Source_20_Code"><text:s text:c="8"/>if articulo_menu == 1:</text:p>
      <text:p text:style-name="Source_20_Code"><text:s text:c="16"/>actual = 0</text:p>
      <text:p text:style-name="Source_20_Code"><text:s text:c="16"/>if len(lista) &gt; 0:</text:p>
      <text:p text:style-name="Source_20_Code"><text:s text:c="24"/>while actual &lt; len(lista):</text:p>
      <text:p text:style-name="Source_20_Code"><text:s text:c="32"/>print actual,". ",list[actual]</text:p>
      <text:p text:style-name="Source_20_Code"><text:s text:c="32"/>actual = actual + 1</text:p>
      <text:p text:style-name="Source_20_Code"><text:s text:c="16"/>else:</text:p>
      <text:p text:style-name="Source_20_Code"><text:s text:c="24"/>print "la lista esta vacia"</text:p>
      <text:p text:style-name="Source_20_Code"><text:s text:c="8"/>elif articulo_menu == 2:</text:p>
      <text:p text:style-name="Source_20_Code"><text:s text:c="16"/>nombre = raw_input("Escriba un nombre para anexar: ")</text:p>
      <text:p text:style-name="Source_20_Code"><text:s text:c="16"/>lista.append(nombre)</text:p>
      <text:p text:style-name="Source_20_Code"><text:s text:c="8"/>elif articulo_menu == 3:</text:p>
      <text:p text:style-name="Source_20_Code"><text:s text:c="16"/>borra_nombre = raw_input("Cual nombre le gustaria quitar: ")</text:p>
      <text:p text:style-name="Source_20_Code"><text:s text:c="16"/>if borra_nombre in lista:</text:p>
      <text:p text:style-name="Source_20_Code"><text:s text:c="24"/>numero_elemento = lista.index(borra_nombre)</text:p>
      <text:p text:style-name="Source_20_Code"><text:s text:c="24"/>del lista[numero_elemento]</text:p>
      <text:p text:style-name="Source_20_Code"><text:s text:c="24"/>#El codigo anterior solo borra la primera instancia</text:p>
      <text:p text:style-name="Source_20_Code"><text:s text:c="24"/># del nombre. <text:s/>El siguiente codigo debido a Gerald quita todas.</text:p>
      <text:p text:style-name="Source_20_Code"><text:s text:c="24"/>#while borra_nombre in lista:</text:p>
      <text:p text:style-name="Source_20_Code"><text:s text:c="24"/># <text:s text:c="6"/>numero_elemento = lista.index(borra_nombre)</text:p>
      <text:p text:style-name="Source_20_Code"><text:s text:c="24"/># <text:s text:c="6"/>del lista[numero_elemento]</text:p>
      <text:p text:style-name="Source_20_Code"><text:s text:c="16"/>else:</text:p>
      <text:p text:style-name="Source_20_Code"><text:s text:c="24"/>print borra_nombre," no esta en la lista"</text:p>
      <text:p text:style-name="Source_20_Code"><text:s text:c="8"/>elif articulo_menu == 4:</text:p>
      <text:p text:style-name="Source_20_Code"><text:s text:c="16"/>nombre_viejo = raw_input("Cual nombre le gustaria cambiar: ")</text:p>
      <text:p text:style-name="Source_20_Code"><text:s text:c="16"/>if nombre_viejo in lista:</text:p>
      <text:p text:style-name="Source_20_Code"><text:s text:c="24"/>numero_articulo = lista.index(nombre_viejo)</text:p>
      <text:p text:style-name="Source_20_Code"><text:s text:c="24"/>nombre_nuevo = raw_input("Cual es el nuevo nombre: ")</text:p>
      <text:p text:style-name="Source_20_Code"><text:s text:c="24"/>lista[numero_articulo] = nombre_nuevo</text:p>
      <text:p text:style-name="Source_20_Code"><text:s text:c="16"/>else:</text:p>
      <text:p text:style-name="Source_20_Code"><text:s text:c="24"/>print nombre_viejo," no esta en la lista"</text:p>
      <text:p text:style-name="Source_20_Code">print "Adios"</text:p>
      <text:p text:style-name="P22">Y esta es parte de la salida:</text:p>
      <text:p text:style-name="Source_20_Code">--------------------</text:p>
      <text:p text:style-name="Source_20_Code">1. Imprime la lista</text:p>
      <text:p text:style-name="Source_20_Code">2. Anexa un nombre a la lista</text:p>
      <text:p text:style-name="Source_20_Code">3. Remueve un nombre de la lista</text:p>
      <text:p text:style-name="Source_20_Code">4. Cambia un elemento de la lista</text:p>
      <text:p text:style-name="Source_20_Code">9. Cierra el programa</text:p>
      <text:p text:style-name="Source_20_Code"><text:soft-page-break/></text:p>
      <text:p text:style-name="Source_20_Code">Elija un articulo del menu: 2</text:p>
      <text:p text:style-name="Source_20_Code">Escriba un nombre para anexar: Jack</text:p>
      <text:p text:style-name="Source_20_Code"/>
      <text:p text:style-name="Source_20_Code">Elija un articulo del menu: 2</text:p>
      <text:p text:style-name="Source_20_Code">Escriba un nombre para anexar: Jill</text:p>
      <text:p text:style-name="Source_20_Code"/>
      <text:p text:style-name="Source_20_Code">Elija un articulo del menu: 1</text:p>
      <text:p text:style-name="Source_20_Code">0 . <text:s/>Jack</text:p>
      <text:p text:style-name="Source_20_Code">1 . <text:s/>Jill</text:p>
      <text:p text:style-name="Source_20_Code"/>
      <text:p text:style-name="Source_20_Code">Elija un articulo del menu: 3</text:p>
      <text:p text:style-name="Source_20_Code">Cual nombre le gustaria quitar: Jack</text:p>
      <text:p text:style-name="Source_20_Code"/>
      <text:p text:style-name="Source_20_Code">Elija un articulo del menu: 4</text:p>
      <text:p text:style-name="Source_20_Code">Cual nombre le gustaria cambiar: Jill</text:p>
      <text:p text:style-name="Source_20_Code">Cual es el nuevo nombre: Jill Peters</text:p>
      <text:p text:style-name="Source_20_Code"/>
      <text:p text:style-name="Source_20_Code">Elija un articulo del menu: 1</text:p>
      <text:p text:style-name="Source_20_Code">0 . <text:s/>Jill Peters</text:p>
      <text:p text:style-name="Source_20_Code"/>
      <text:p text:style-name="Source_20_Code">Elija un articulo del menu: 9</text:p>
      <text:p text:style-name="Source_20_Code">Adios</text:p>
      <text:p text:style-name="P13">Ese fue un programa largo. <text:s/>Veamos el código fuente. El renglón lista = [] hace la variable lista una lista sin artículos (o elementos). <text:s/>El siguiente renglón importante es while articulo_menu != 9:. <text:s/>Este renglón comienza un rizo que habilita el menú de opciones para este programa. <text:s/>Los siguientes renglones muestran el menú y deciden qué parte del programa ejecutar.</text:p>
      <text:p text:style-name="P13">La sección:</text:p>
      <text:p text:style-name="Source_20_Code">actual = 0</text:p>
      <text:p text:style-name="Source_20_Code">if len(lista) &gt; 0:</text:p>
      <text:p text:style-name="Source_20_Code"><text:s text:c="8"/>while actual &lt; len(lista):</text:p>
      <text:p text:style-name="Source_20_Code"><text:s text:c="16"/>print actual,". ",lista[actual]</text:p>
      <text:p text:style-name="Source_20_Code"><text:s text:c="16"/>actual = actual + 1</text:p>
      <text:p text:style-name="Source_20_Code">else:</text:p>
      <text:p text:style-name="Source_20_Code"><text:s text:c="8"/>print "La lista esta vacia"</text:p>
      <text:p text:style-name="P13">recorre la lista e imprime cada nombre. len(lista) dice cuántos elementos hay en una lista. <text:s/>Si len devuelve 0 entonces la lista está vacía.</text:p>
      <text:p text:style-name="P13">Luego, unos cuantos renglo<text:span text:style-name="T28">n</text:span>es después, aparece el enunciado lista.append(nombre). <text:s/>Usa la función append para anexar un elemento al final de la lista. <text:s/>Salte dos renglones más y observe esta sección del código:</text:p>
      <text:p text:style-name="Source_20_Code"><text:soft-page-break/>numero_articulo = lista.index(borra_nombre)</text:p>
      <text:p text:style-name="Source_20_Code">del lista[numero_articulo]</text:p>
      <text:p text:style-name="P13">Aquí la función index se emplea para encontrar el valor del índice que será usado después para remover el artículo. <text:s/>del lista[numero_articulo] se emplea para remover un artículo de la lista.</text:p>
      <text:p text:style-name="P13">La siguiente sección</text:p>
      <text:p text:style-name="Source_20_Code">nombre_viejo = raw_input("Cual nombre le gustaria cambiar: ")</text:p>
      <text:p text:style-name="Source_20_Code">if nombre_viejo in lista:</text:p>
      <text:p text:style-name="Source_20_Code"><text:s text:c="8"/>numero_articulo = lista.index(nombre_viejo)</text:p>
      <text:p text:style-name="Source_20_Code"><text:s text:c="8"/>nombre_nuevo = raw_input("Cual es el nuevo nombre: ")</text:p>
      <text:p text:style-name="Source_20_Code"><text:s text:c="8"/>lista[numero_articulo] = nombre_nuevo</text:p>
      <text:p text:style-name="Source_20_Code">else:</text:p>
      <text:p text:style-name="Source_20_Code"><text:s text:c="8"/>print nombre_viejo," no esta en la lista"</text:p>
      <text:p text:style-name="P13">usa index para hallar el numero_articulo y luego pone nombre_nuevo en lugar de nombre_viejo.</text:p>
      <text:p text:style-name="P13">Ejemplos</text:p>
      <text:p text:style-name="Source_20_Code_20_Header">prueba.py</text:p>
      <text:p text:style-name="Source_20_Code_20_Header"/>
      <text:p text:style-name="Source_20_Code">## Este programa hace una prueba de conocimientos</text:p>
      <text:p text:style-name="Source_20_Code"/>
      <text:p text:style-name="Source_20_Code">verdad = 1</text:p>
      <text:p text:style-name="Source_20_Code">falso = 0</text:p>
      <text:p text:style-name="Source_20_Code"/>
      <text:p text:style-name="Source_20_Code"># Primero hagamos las preguntas de la prueba</text:p>
      <text:p text:style-name="Source_20_Code"># Despues modificaremos esto para usar archivos en disco.</text:p>
      <text:p text:style-name="Source_20_Code">def obtener_preguntas():</text:p>
      <text:p text:style-name="Source_20_Code"><text:s text:c="4"/># observe como los datos quedan guardados en una lista de listas</text:p>
      <text:p text:style-name="Source_20_Code"><text:s text:c="4"/>return [["Cual es el color de cielo en un dia claro?","azul"],\</text:p>
      <text:p text:style-name="Source_20_Code"><text:s text:c="12"/>["Cual es la respuesta a la vida, el universo y todas las cosas?","42"],\</text:p>
      <text:p text:style-name="Source_20_Code"><text:s text:c="12"/>["Cual es una palabra de cuatro letras para trampa de ratones?","gato"]]</text:p>
      <text:p text:style-name="Source_20_Code"/>
      <text:p text:style-name="Source_20_Code"># Esto hace una sola pregunta</text:p>
      <text:p text:style-name="Source_20_Code"># toma una sola pregunta</text:p>
      <text:p text:style-name="Source_20_Code"># devuelve verdad si el usuario escribio la respuesta correcta, si no, falso</text:p>
      <text:p text:style-name="Source_20_Code">def revisa_pregunta(pregunta_y_repuesta):</text:p>
      <text:p text:style-name="Source_20_Code"><text:s text:c="4"/>#extrae la pregunta y la respuesta de la lista</text:p>
      <text:p text:style-name="Source_20_Code"><text:s text:c="4"/>pregunta = pregunta_y_respuesta[0]</text:p>
      <text:p text:style-name="Source_20_Code"><text:s text:c="4"/>respuesta = pregunta_y_respuesta[1]</text:p>
      <text:p text:style-name="Source_20_Code"><text:s text:c="4"/># da la pregunta al usuario</text:p>
      <text:p text:style-name="Source_20_Code"><text:s text:c="4"/>repuesta_usuario = raw_input(pregunta)</text:p>
      <text:p text:style-name="Source_20_Code"><text:s text:c="4"/># compara la respuesta del usuario con la respuesta correcta</text:p>
      <text:p text:style-name="Source_20_Code"><text:s text:c="4"/>if respuesa == respuesta_usuario:</text:p>
      <text:p text:style-name="Source_20_Code"><text:s text:c="8"/>print "Correcto"</text:p>
      <text:p text:style-name="Source_20_Code"><text:soft-page-break/><text:s text:c="8"/>return verdad</text:p>
      <text:p text:style-name="Source_20_Code"><text:s text:c="4"/>else:</text:p>
      <text:p text:style-name="Source_20_Code"><text:s text:c="8"/>print "Incorrecto, lo correcto era:",repuesta</text:p>
      <text:p text:style-name="Source_20_Code"><text:s text:c="8"/>return falso</text:p>
      <text:p text:style-name="Source_20_Code"/>
      <text:p text:style-name="Source_20_Code"># Esto hara todas las preguntas</text:p>
      <text:p text:style-name="Source_20_Code">def examinar(preguntas):</text:p>
      <text:p text:style-name="Source_20_Code"><text:s text:c="4"/>if len(preguntas) == 0:</text:p>
      <text:p text:style-name="Source_20_Code"><text:s text:c="8"/>print "No hay preguntas."</text:p>
      <text:p text:style-name="Source_20_Code"><text:s text:c="8"/># el return sale de la funcion</text:p>
      <text:p text:style-name="Source_20_Code"><text:s text:c="8"/>return</text:p>
      <text:p text:style-name="Source_20_Code"><text:s text:c="4"/>indice = 0</text:p>
      <text:p text:style-name="Source_20_Code"><text:s text:c="4"/>correctas = 0</text:p>
      <text:p text:style-name="Source_20_Code"><text:s text:c="4"/>while indice &lt; len(preguntas):</text:p>
      <text:p text:style-name="Source_20_Code"><text:s text:c="8"/>#Revisa la pregunta</text:p>
      <text:p text:style-name="Source_20_Code"><text:s text:c="8"/>if revisa_pregunta(preguntas[indice]):</text:p>
      <text:p text:style-name="Source_20_Code"><text:s text:c="12"/>correctas = correctas + 1</text:p>
      <text:p text:style-name="Source_20_Code"><text:s text:c="8"/>#ve a la siguiente pregunta</text:p>
      <text:p text:style-name="Source_20_Code"><text:s text:c="8"/>indice = indice + 1</text:p>
      <text:p text:style-name="Source_20_Code"><text:s text:c="4"/>#observe el orden del calculo, primero multiplica y luego divide</text:p>
      <text:p text:style-name="Source_20_Code"><text:s text:c="4"/>print "Obtuvo ",correctas*100/len(preguntas),"% correcto de",len(questions)</text:p>
      <text:p text:style-name="Source_20_Code"/>
      <text:p text:style-name="Source_20_Code">#ahora hagamos el examen</text:p>
      <text:p text:style-name="Source_20_Code">examinar(obtener_preguntas())</text:p>
      <text:p text:style-name="Source_20_Code_20_Header">Muestra:</text:p>
      <text:p text:style-name="Source_20_Code">Cual es el color de cielo en un dia claro?verde</text:p>
      <text:p text:style-name="Source_20_Code">Incorrecto, lo correcto era: azul</text:p>
      <text:p text:style-name="Source_20_Code">Cual es la respuesta a la vida, el universo y todas las cosas?42</text:p>
      <text:p text:style-name="Source_20_Code">Correcto</text:p>
      <text:p text:style-name="Source_20_Code">Cual es una palabra de cuatro letras para trampa de ratones?gato</text:p>
      <text:p text:style-name="Source_20_Code">Correcto</text:p>
      <text:p text:style-name="Source_20_Code">Obtuvo 66 % correcto de 3</text:p>
      <text:p text:style-name="Source_20_Code"/>
      <text:h text:style-name="P33" text:outline-level="2">Ejercicios</text:h>
      <text:list xml:id="list215049754491057" text:continue-list="list215049785822752" text:style-name="Numbering_20_1">
        <text:list-item>
          <text:h text:style-name="P48" text:outline-level="3">Lista de Números</text:h>
        </text:list-item>
      </text:list>
      <text:p text:style-name="P13">Escribir un programa que genere un arreglo cuyos elementos coincidan con el valor del indice correspondiente a cada elemento.</text:p>
      <text:list xml:id="list215050236743217" text:continue-numbering="true" text:style-name="Numbering_20_1">
        <text:list-item>
          <text:h text:style-name="P48" text:outline-level="3"><text:bookmark-start text:name="__RefHeading__2105_935571122"/>Lista de números impares<text:bookmark-end text:name="__RefHeading__2105_935571122"/></text:h>
        </text:list-item>
      </text:list>
      <text:p text:style-name="P13">Escribir un programa que rellene un arreglo con los números pares comprendidos entre 1 y 10.</text:p>
      <text:list xml:id="list215051082898128" text:continue-numbering="true" text:style-name="Numbering_20_1">
        <text:list-item>
          <text:h text:style-name="P48" text:outline-level="3"><text:bookmark-start text:name="__RefHeading__2107_935571122"/><text:soft-page-break/>Lista de números II<text:bookmark-end text:name="__RefHeading__2107_935571122"/></text:h>
        </text:list-item>
      </text:list>
      <text:p text:style-name="P13">Escribir un programa que rellene un arreglo de 10 elementos con los números comprendidos entre 23 y 32, copie en otro arreglo esos números multiplicados por 0,35, y muestre por pantalla en una linea el primer arreglo y en la siguiente, el segundo arreglo.</text:p>
      <text:list xml:id="list215049955519000" text:continue-numbering="true" text:style-name="Numbering_20_1">
        <text:list-item>
          <text:h text:style-name="P48" text:outline-level="3"><text:bookmark-start text:name="__RefHeading__2109_935571122"/>Operaciones con vectores<text:bookmark-end text:name="__RefHeading__2109_935571122"/></text:h>
        </text:list-item>
      </text:list>
      <text:p text:style-name="P13">Escribir un programa que pida el ingreso de dos vectores de tres dimensiones y calcule la suma, la diferencia, el producto escalar y los módulos de los mismos.</text:p>
      <text:list xml:id="list215049471217706" text:continue-numbering="true" text:style-name="Numbering_20_1">
        <text:list-item>
          <text:h text:style-name="P48" text:outline-level="3"><text:bookmark-start text:name="__RefHeading__2111_935571122"/>Números Primos III<text:bookmark-end text:name="__RefHeading__2111_935571122"/></text:h>
        </text:list-item>
      </text:list>
      <text:p text:style-name="P15">Escribir un programa que almacene en un arreglo los números primos comprendidos entre 1 y 100.</text:p>
      <text:p text:style-name="P15"/>
      <text:h text:style-name="P31" text:outline-level="1"><text:span text:style-name="T29">Lazos</text:span> For<text:line-break/>Repitiendo cosas, de formas mas simples</text:h>
      <text:p text:style-name="P13">Y aquí está en nuevo ejercicio de escritura para este capítulo: </text:p>
      <text:p text:style-name="Source_20_Code">unoadiez = range(1,11)</text:p>
      <text:p text:style-name="Source_20_Code">for cuenta in unoadiez:</text:p>
      <text:p text:style-name="Source_20_Code"><text:s text:c="8"/>print cuenta</text:p>
      <text:p text:style-name="P13">y la siempre presente salida: </text:p>
      <text:p text:style-name="Source_20_Code">1</text:p>
      <text:p text:style-name="Source_20_Code">2</text:p>
      <text:p text:style-name="Source_20_Code">3</text:p>
      <text:p text:style-name="Source_20_Code">4</text:p>
      <text:p text:style-name="Source_20_Code">5</text:p>
      <text:p text:style-name="Source_20_Code">6</text:p>
      <text:p text:style-name="Source_20_Code">7</text:p>
      <text:p text:style-name="Source_20_Code">8</text:p>
      <text:p text:style-name="Source_20_Code">9</text:p>
      <text:p text:style-name="Source_20_Code">10</text:p>
      <text:p text:style-name="P13">La salida es muy familiar, pero el código es muy diferente. El primer renglón usa la función <text:span text:style-name="Teletype">range</text:span>. La función <text:span text:style-name="Teletype">range</text:span> usa dos argumentos del siguiente modo: <text:span text:style-name="Teletype">range(comienzo,final)</text:span>. <text:span text:style-name="Teletype">comienzo</text:span> es el primer número producido.  <text:span text:style-name="Teletype">final</text:span> es uno más que el último número. Observe que este programa puede ser más corto: </text:p>
      <text:p text:style-name="Source_20_Code">for cuenta in range(1,11):</text:p>
      <text:p text:style-name="Source_20_Code"><text:s text:c="8"/>print cuenta</text:p>
      <text:p text:style-name="P13">Estos son algunos ejemplos para mostrar lo que sucede con el comando <text:span text:style-name="Teletype">range</text:span>: </text:p>
      <text:p text:style-name="Source_20_Code">&gt;&gt;&gt; range(1,10)</text:p>
      <text:p text:style-name="Source_20_Code">[1, 2, 3, 4, 5, 6, 7, 8, 9]</text:p>
      <text:p text:style-name="Source_20_Code">&gt;&gt;&gt; range(-32, -20)</text:p>
      <text:p text:style-name="Source_20_Code">[-32, -31, -30, -29, -28, -27, -26, -25, -24, -23, -22, -21]</text:p>
      <text:p text:style-name="Source_20_Code">&gt;&gt;&gt; range(5,21)</text:p>
      <text:p text:style-name="Source_20_Code">[5, 6, 7, 8, 9, 10, 11, 12, 13, 14, 15, 16, 17, 18, 19, 20]</text:p>
      <text:p text:style-name="Source_20_Code">&gt;&gt;&gt; range(21,5)</text:p>
      <text:p text:style-name="Source_20_Code">[]</text:p>
      <text:p text:style-name="P13"><text:soft-page-break/>El siguiente renglón <text:span text:style-name="Source_20_Text">for cuenta in unoadiez:</text:span> usa la estructura de control <text:span text:style-name="Teletype">for</text:span>.  Una estructura de control <text:span text:style-name="Teletype">for</text:span> tiene la siguiente apariencia <text:span text:style-name="Teletype">for variable in lista:</text:span>. <text:span text:style-name="Teletype">lista</text:span>es recorrida empezando con el primer elemento hasta el final.  A medida que <text:span text:style-name="Teletype">for</text:span> recorre cada elemento de una lista, pone cada uno dentro de <text:span text:style-name="Teletype">variable</text:span>.  Esto permite que  <text:span text:style-name="Teletype">variable</text:span>  sea usada cada vez que el rizo for da una vuelta.  He aquí otro ejemplo (este no tiene que escribirlo) como demostración: </text:p>
      <text:p text:style-name="Source_20_Code">demolista = ['vida',42, 'el universo', 6,'y',7,'todas las cosas']</text:p>
      <text:p text:style-name="Source_20_Code">for articulo in demolista:</text:p>
      <text:p text:style-name="Source_20_Code"><text:s text:c="4"/>print "El articulo actualmente es:",</text:p>
      <text:p text:style-name="Source_20_Code"><text:s text:c="4"/>print articulo</text:p>
      <text:p text:style-name="P13">La salida es: </text:p>
      <text:p text:style-name="Source_20_Code">El articulo actualmente es: vida</text:p>
      <text:p text:style-name="Source_20_Code">El articulo actualmente es: 42</text:p>
      <text:p text:style-name="Source_20_Code">El articulo actualmente es: el universo</text:p>
      <text:p text:style-name="Source_20_Code">El articulo actualmente es: 6</text:p>
      <text:p text:style-name="Source_20_Code">El articulo actualmente es: y</text:p>
      <text:p text:style-name="Source_20_Code">El articulo actualmente es: 7</text:p>
      <text:p text:style-name="Source_20_Code">El articulo actualmente es: todas las cosas</text:p>
      <text:p text:style-name="P13">Observe cómo el rizo for recorre la lista y sucesivamente hace que cada elemento sea el valor de <text:span text:style-name="Teletype">articulo</text:span>.  (Vea cómo, si no desea que <text:span text:style-name="Teletype">print</text:span> empiece otro renglón, añada una coma al final del enunciado(p. ej., si desea imprimir algo en el mismo renglón). )  Entonces, ¿para qué sirve <text:span text:style-name="Teletype">for</text:span>? (uf)  El primer uso es para recorrer todos los elementos de una lista y hacer algo con ellos . Veamos un modo rápido para sumar todos los elementos: </text:p>
      <text:p text:style-name="Source_20_Code">lista = [2,4,6,8]</text:p>
      <text:p text:style-name="Source_20_Code">suma = 0</text:p>
      <text:p text:style-name="Source_20_Code">for num in lista:</text:p>
      <text:p text:style-name="Source_20_Code"><text:s text:c="8"/>suma = suma + num</text:p>
      <text:p text:style-name="Source_20_Code">print "La suma es: ",suma</text:p>
      <text:p text:style-name="P13">y la salida es simplemente: </text:p>
      <text:p text:style-name="Source_20_Code">La suma es: <text:s/>20</text:p>
      <text:p text:style-name="P13">O pudiera escribir un programa para descubrir si hay duplicados en una lista, tal como el siguiente programa: </text:p>
      <text:p text:style-name="Source_20_Code"><text:soft-page-break/>lista = [4, 5, 7, 8, 9, 1,0,7,10]</text:p>
      <text:p text:style-name="Source_20_Code">lista.sort()</text:p>
      <text:p text:style-name="Source_20_Code">prev = lista[0]</text:p>
      <text:p text:style-name="Source_20_Code">del lista[0]</text:p>
      <text:p text:style-name="Source_20_Code">for cosa in lista:</text:p>
      <text:p text:style-name="Source_20_Code"><text:s text:c="8"/>if prev == cosa:</text:p>
      <text:p text:style-name="Source_20_Code"><text:s text:c="16"/>print "Encontre un duplicado de ",prev</text:p>
      <text:p text:style-name="Source_20_Code"><text:s text:c="8"/>prev = cosa</text:p>
      <text:p text:style-name="P13">y para que vean que sí funciona: </text:p>
      <text:p text:style-name="Source_20_Code">Encontre un duplicado de 7</text:p>
      <text:p text:style-name="P13">Muy bien, entonces, ¿cómo funciona?  Le presento una versión especial para depuración para explicar mejor (no necesita escribir esto): </text:p>
      <text:p text:style-name="Source_20_Code">l = [4, 5, 7, 8, 9, 1,0,7,10]</text:p>
      <text:p text:style-name="Source_20_Code">print "l = [4, 5, 7, 8, 9, 1,0,7,10]","\tl:",l</text:p>
      <text:p text:style-name="Source_20_Code">l.sort()</text:p>
      <text:p text:style-name="Source_20_Code">print "l.sort()","\tl:",l</text:p>
      <text:p text:style-name="Source_20_Code">prev = l[0]</text:p>
      <text:p text:style-name="Source_20_Code">print "prev = l[0]","\tprev:",prev</text:p>
      <text:p text:style-name="Source_20_Code">del l[0]</text:p>
      <text:p text:style-name="Source_20_Code">print "del l[0]","\tl:",l</text:p>
      <text:p text:style-name="Source_20_Code">for elemento in l:</text:p>
      <text:p text:style-name="Source_20_Code"><text:s text:c="8"/>if prev == elemento:</text:p>
      <text:p text:style-name="Source_20_Code"><text:s text:c="16"/>print "Encontre un duplicado de ",prev</text:p>
      <text:p text:style-name="Source_20_Code"><text:s text:c="8"/>print "si prev == elemento:","\tprev:",prev,"\telemento:",elemento</text:p>
      <text:p text:style-name="Source_20_Code"><text:s text:c="8"/>prev = elemento</text:p>
      <text:p text:style-name="Source_20_Code"><text:s text:c="8"/>print "prev = elemento","\t\tprev:",prev,"\telemento:",elemento</text:p>
      <text:p text:style-name="P13">y la salida es: </text:p>
      <text:p text:style-name="Source_20_Code">l = [4, 5, 7, 8, 9, 1,0,7,10] <text:s text:c="2"/>l: [4, 5, 7, 8, 9, 1, 0, 7, 10]</text:p>
      <text:p text:style-name="Source_20_Code">#sort() reduce el numero de comparaciones, </text:p>
      <text:p text:style-name="Source_20_Code">#porque asi los duplicados seran elementos consecutivos</text:p>
      <text:p text:style-name="Source_20_Code">l.sort() <text:s text:c="7"/>l: [0, 1, 4, 5, 7, 7, 8, 9, 10]</text:p>
      <text:p text:style-name="Source_20_Code">prev = l[0] <text:s text:c="4"/>prev: 0</text:p>
      <text:p text:style-name="Source_20_Code">del l[0] <text:s text:c="7"/>l: [1, 4, 5, 7, 7, 8, 9, 10]</text:p>
      <text:p text:style-name="Source_20_Code">si prev == elemento: <text:s text:c="7"/>prev: 0 <text:s text:c="8"/>elemento: 1</text:p>
      <text:p text:style-name="Source_20_Code">prev = elemento <text:s text:c="12"/>prev: 1 <text:s text:c="8"/>elemento: 1</text:p>
      <text:p text:style-name="Source_20_Code">si prev == elemento: <text:s text:c="7"/>prev: 1 <text:s text:c="8"/>elemento: 4</text:p>
      <text:p text:style-name="Source_20_Code">prev = elemento <text:s text:c="12"/>prev: 4 <text:s text:c="8"/>elemento: 4</text:p>
      <text:p text:style-name="Source_20_Code">si prev == elemento: <text:s text:c="7"/>prev: 4 <text:s text:c="8"/>elemento: 5</text:p>
      <text:p text:style-name="Source_20_Code">prev = elemento <text:s text:c="12"/>prev: 5 <text:s text:c="8"/>elemento: 5</text:p>
      <text:p text:style-name="Source_20_Code">si prev == elemento: <text:s text:c="7"/>prev: 5 <text:s text:c="8"/>elemento: 7</text:p>
      <text:p text:style-name="Source_20_Code">prev = elemento <text:s text:c="12"/>prev: 7 <text:s text:c="8"/>elemento: 7</text:p>
      <text:p text:style-name="Source_20_Code">Duplicate of <text:s/>7 <text:s/>Found</text:p>
      <text:p text:style-name="Source_20_Code"><text:soft-page-break/>si prev == elemento: <text:s text:c="7"/>prev: 7 <text:s text:c="8"/>elemento: 7</text:p>
      <text:p text:style-name="Source_20_Code">prev = elemento <text:s text:c="12"/>prev: 7 <text:s text:c="8"/>elemento: 7</text:p>
      <text:p text:style-name="Source_20_Code">si prev == elemento: <text:s text:c="7"/>prev: 7 <text:s text:c="8"/>elemento: 8</text:p>
      <text:p text:style-name="Source_20_Code">prev = elemento <text:s text:c="12"/>prev: 8 <text:s text:c="8"/>elemento: 8</text:p>
      <text:p text:style-name="Source_20_Code">si prev == elemento: <text:s text:c="7"/>prev: 8 <text:s text:c="8"/>elemento: 9</text:p>
      <text:p text:style-name="Source_20_Code">prev = elemento <text:s text:c="12"/>prev: 9 <text:s text:c="8"/>elemento: 9</text:p>
      <text:p text:style-name="Source_20_Code">si prev == elemento: <text:s text:c="7"/>prev: 9 <text:s text:c="8"/>elemento: 10</text:p>
      <text:p text:style-name="Source_20_Code">prev = elemento <text:s text:c="12"/>prev: 10 <text:s text:c="7"/>elemento: 10</text:p>
      <text:p text:style-name="P13">La razón por la cual puse tantos enunciados <text:span text:style-name="Teletype">print</text:span> en el código es para que usted pueda ver lo que sucede a cada paso. (Por cierto, si alguna vez no puede descubrir porqué un programa no funciona, intente poniendo muchos enunciados print para que pueda ver lo que está sucediendo). Primero el programa empieza con una aburrida lista. Luego el programa ordena la lista, esto es para que los duplicados sean consecutivos. El programa luego declara la variable (para el valor) prev(io). Luego, el primer elemento de la lista es borrado para no pensar incorrectamente que es un duplicado. Luego entramos en el rizo for. Cada elemento de la lista es comparado contra el valor previo. Si es igual, hemos encontrado un duplicado. Cambiamos entonces el valor de prev de modo que a la siguiente vuelta del rizo, el valor de prev sea el elemento previo al actual. Como era de esperarse, encontramos un duplicado para 7. (Vea cómo <text:span text:style-name="Source_20_Text">\t</text:span> es usado para imprimir un "tab".) </text:p>
      <text:p text:style-name="P13">El otro modo de usar rizos for es para hacer algo un cierto número de veces. Aquí está el código para imprimir los primeros 11 números de la serie de Fibonacci:</text:p>
      <text:p text:style-name="Source_20_Code">a = 1</text:p>
      <text:p text:style-name="Source_20_Code">b = 1</text:p>
      <text:p text:style-name="Source_20_Code">for c in range(1,10):</text:p>
      <text:p text:style-name="Source_20_Code"><text:s text:c="8"/>print a,</text:p>
      <text:p text:style-name="Source_20_Code"><text:s text:c="8"/>n = a + b</text:p>
      <text:p text:style-name="Source_20_Code"><text:s text:c="8"/>a = b</text:p>
      <text:p text:style-name="Source_20_Code"><text:s text:c="8"/>b = n</text:p>
      <text:p text:style-name="P13">y la sorprendente salida: </text:p>
      <text:p text:style-name="Source_20_Code">1 1 2 3 5 8 13 21 34</text:p>
      <text:p text:style-name="P13">Todo lo que uno pueda hacer con rizos <text:span text:style-name="Teletype">for</text:span> lo puede uno hacer con rizos <text:span text:style-name="Teletype">while</text:span> pero los rizos <text:span text:style-name="Teletype">for</text:span> proporcionan un modo muy fácil de recorrer todos los elementos de una lista o hacer algo un cierto número de veces. </text:p>
      <text:h text:style-name="Heading_20_2" text:outline-level="2"><text:soft-page-break/>Ejercicios</text:h>
      <text:list xml:id="list215049896849356" text:continue-numbering="true" text:style-name="Numbering_20_1">
        <text:list-item>
          <text:h text:style-name="P48" text:outline-level="3">Comparación de <text:span text:style-name="T30">Listas</text:span></text:h>
        </text:list-item>
      </text:list>
      <text:p text:style-name="P13">Escribir un<text:span text:style-name="T30">a función</text:span> que determine si <text:span text:style-name="T30">dos listas ingresadas por teclado </text:span>contienen los mismos elementos (aunque estén ubicados en diferentes posiciones)</text:p>
      <text:p text:style-name="Source_20_Code">def compara_listas(lista_a, lista_b)</text:p>
      <text:list xml:id="list215049072245937" text:continue-numbering="true" text:style-name="Numbering_20_1">
        <text:list-item>
          <text:h text:style-name="P48" text:outline-level="3">Lista de Números</text:h>
        </text:list-item>
      </text:list>
      <text:p text:style-name="P13">Escribir un programa que genere un arreglo cuyos elementos coincidan con el valor del indice correspondiente a cada elemento.</text:p>
      <text:list xml:id="list215050806452366" text:continue-numbering="true" text:style-name="Numbering_20_1">
        <text:list-item>
          <text:h text:style-name="P48" text:outline-level="3"><text:bookmark-start text:name="__RefHeading__2105_9355711221"/>Lista de números impares<text:bookmark-end text:name="__RefHeading__2105_9355711221"/></text:h>
        </text:list-item>
      </text:list>
      <text:p text:style-name="P13">Escribir un programa que rellene un arreglo con los números pares comprendidos entre 1 y 10.</text:p>
      <text:list xml:id="list215050419013131" text:continue-numbering="true" text:style-name="Numbering_20_1">
        <text:list-item>
          <text:h text:style-name="P48" text:outline-level="3"><text:bookmark-start text:name="__RefHeading__2107_9355711221"/>Lista de números II<text:bookmark-end text:name="__RefHeading__2107_9355711221"/></text:h>
        </text:list-item>
      </text:list>
      <text:p text:style-name="P13">Escribir un programa que rellene un arreglo de 10 elementos con los números comprendidos entre 23 y 32, copie en otro arreglo esos números multiplicados por 0,35, y muestre por pantalla en una linea el primer arreglo y en la siguiente, el segundo arreglo.</text:p>
      <text:list xml:id="list215049162580268" text:continue-numbering="true" text:style-name="Numbering_20_1">
        <text:list-item>
          <text:h text:style-name="P48" text:outline-level="3"><text:bookmark-start text:name="__RefHeading__2109_9355711221"/>Operaciones con vectores<text:bookmark-end text:name="__RefHeading__2109_9355711221"/></text:h>
        </text:list-item>
      </text:list>
      <text:p text:style-name="P13">Escribir un programa que pida el ingreso de dos vectores de tres dimensiones y calcule la suma, la diferencia, el producto escalar y los módulos de los mismos.</text:p>
      <text:list xml:id="list215049758216418" text:continue-numbering="true" text:style-name="Numbering_20_1">
        <text:list-item>
          <text:h text:style-name="P48" text:outline-level="3"><text:bookmark-start text:name="__RefHeading__2111_9355711221"/>Números Primos III<text:bookmark-end text:name="__RefHeading__2111_9355711221"/></text:h>
        </text:list-item>
      </text:list>
      <text:p text:style-name="P16">Escribir un programa que almacene en un arreglo los números primos comprendidos entre 1 y 100.</text:p>
      <text:h text:style-name="Heading_20_1" text:outline-level="1">Expresiones Booleanas</text:h>
      <text:p text:style-name="P17">El siguiente es un pequeño ejemplo de expresiones booleanas (pronuciado: "buleanas") (no tiene que escribirlo):</text:p>
      <text:p text:style-name="P17"><text:soft-page-break/></text:p>
      <text:p text:style-name="Source_20_Code">a = 6</text:p>
      <text:p text:style-name="Source_20_Code">b = 7</text:p>
      <text:p text:style-name="Source_20_Code">c = 42</text:p>
      <text:p text:style-name="Source_20_Code">print 1, a == 6</text:p>
      <text:p text:style-name="Source_20_Code">print 2, a == 7</text:p>
      <text:p text:style-name="Source_20_Code">print 3,a == 6 and b == 7</text:p>
      <text:p text:style-name="Source_20_Code">print 4,a == 7 and b == 7</text:p>
      <text:p text:style-name="Source_20_Code">print 5,not a == 7 and b == 7</text:p>
      <text:p text:style-name="Source_20_Code">print 6,a == 7 or b == 7</text:p>
      <text:p text:style-name="Source_20_Code">print 7,a == 7 or b == 6</text:p>
      <text:p text:style-name="Source_20_Code">print 8,not (a == 7 and b == 6)</text:p>
      <text:p text:style-name="Source_20_Code">print 9,not a == 7 and b == 6</text:p>
      <text:p text:style-name="P17">Y la salida es:</text:p>
      <text:p text:style-name="Source_20_Code"/>
      <text:p text:style-name="Source_20_Code">1 1</text:p>
      <text:p text:style-name="Source_20_Code">2 0</text:p>
      <text:p text:style-name="Source_20_Code">3 1</text:p>
      <text:p text:style-name="Source_20_Code">4 0</text:p>
      <text:p text:style-name="Source_20_Code">5 1</text:p>
      <text:p text:style-name="Source_20_Code">6 1</text:p>
      <text:p text:style-name="Source_20_Code">7 0</text:p>
      <text:p text:style-name="Source_20_Code">8 1</text:p>
      <text:p text:style-name="Source_20_Code">9 0</text:p>
      <text:p text:style-name="P17">¿Qué está pasando? <text:s/>El programa consiste en un montón de enunciados print muy raros. <text:s/>Cada enunciado print imprime un número y una expresión. <text:s/>El número es para identificar el enunciado print en cuestión. <text:s/>Observer cómo cada expresión resulta ser ya sea 0 ó 1. <text:s/>En Python, falso es escrito como 0 y verdadero como 1. <text:s/>Los renglones:</text:p>
      <text:p text:style-name="Source_20_Code">print 1, a == 6</text:p>
      <text:p text:style-name="Source_20_Code">print 2, a == 7</text:p>
      <text:p text:style-name="P17">imprimen un 1 y un 0 respectivamente tal como era de esperar, ya que la primera comparación es verdadera y la segunda es falsa. <text:s/>El tercer print, print 3,a == 6 and b == 7, es un poco diferente. <text:s/>El operador and (en castellano: "y") significa que si ambas comparaciones (antes y después del and) son verdaderas entonces toda la expresión es verdadera, de otro modo toda la expresión es falsa. <text:s/>El siguiente renglón, print 4,a == 7 and b == 7, muestra cómo si parte de la una expresión and es falsa, toda la expresión es falsa. <text:s/>Podemos resumir el comportamiento de and del modo siguiente:</text:p>
      <table:table table:name="Tabla3" table:style-name="Tabla3">
        <table:table-column table:style-name="Tabla3.A"/>
        <table:table-column table:style-name="Tabla3.B"/>
        <text:soft-page-break/>
        <table:table-row table:style-name="TableLine94802784375264">
          <table:table-cell table:style-name="Tabla3.A1" office:value-type="string">
            <text:p text:style-name="P6">expresión</text:p>
          </table:table-cell>
          <table:table-cell table:style-name="Tabla3.B1" office:value-type="string">
            <text:p text:style-name="P6">resultado</text:p>
          </table:table-cell>
        </table:table-row>
        <table:table-row table:style-name="TableLine94802738814208">
          <table:table-cell table:style-name="Tabla3.A2" office:value-type="string">
            <text:p text:style-name="P6">verdadero y verdadero</text:p>
          </table:table-cell>
          <table:table-cell table:style-name="Tabla3.B2" office:value-type="string">
            <text:p text:style-name="P6">verdadero</text:p>
          </table:table-cell>
        </table:table-row>
        <table:table-row table:style-name="TableLine94802738770144">
          <table:table-cell table:style-name="Tabla3.A2" office:value-type="string">
            <text:p text:style-name="P6">verdadero y falso</text:p>
          </table:table-cell>
          <table:table-cell table:style-name="Tabla3.B2" office:value-type="string">
            <text:p text:style-name="P6">falso</text:p>
          </table:table-cell>
        </table:table-row>
        <table:table-row table:style-name="TableLine94802708702960">
          <table:table-cell table:style-name="Tabla3.A2" office:value-type="string">
            <text:p text:style-name="P6">falso y verdadero</text:p>
          </table:table-cell>
          <table:table-cell table:style-name="Tabla3.B2" office:value-type="string">
            <text:p text:style-name="P6">falso</text:p>
          </table:table-cell>
        </table:table-row>
        <table:table-row table:style-name="TableLine94802708714880">
          <table:table-cell table:style-name="Tabla3.A2" office:value-type="string">
            <text:p text:style-name="P6">falso y falso</text:p>
          </table:table-cell>
          <table:table-cell table:style-name="Tabla3.B2" office:value-type="string">
            <text:p text:style-name="P6">falso</text:p>
          </table:table-cell>
        </table:table-row>
      </table:table>
      <text:p text:style-name="P17">Note que si la primera expresión es falsa Python no evalúa la segunda ya que sabe que toda la expresión es falsa.</text:p>
      <text:p text:style-name="P17">El siguiente renglón, print 5,not a == 7 and b == 7, usa el operador not (en castellano: "no"). not simplemente produce el opuesto de la expresión (Pudiéramos escribir la expresión como print 5,a != 7 and b == 7). Aquí está la tabla:</text:p>
      <table:table table:name="Tabla4" table:style-name="Tabla4">
        <table:table-column table:style-name="Tabla4.A"/>
        <table:table-column table:style-name="Tabla4.B"/>
        <table:table-row table:style-name="TableLine94802796396192">
          <table:table-cell table:style-name="Tabla4.A1" office:value-type="string">
            <text:p text:style-name="P6">expresión</text:p>
          </table:table-cell>
          <table:table-cell table:style-name="Tabla4.B1" office:value-type="string">
            <text:p text:style-name="P6">resultado</text:p>
          </table:table-cell>
        </table:table-row>
        <table:table-row table:style-name="TableLine94802738994288">
          <table:table-cell table:style-name="Tabla4.A2" office:value-type="string">
            <text:p text:style-name="P6">not verdadero</text:p>
          </table:table-cell>
          <table:table-cell table:style-name="Tabla4.B2" office:value-type="string">
            <text:p text:style-name="P6">falso</text:p>
          </table:table-cell>
        </table:table-row>
        <table:table-row table:style-name="TableLine94802708705888">
          <table:table-cell table:style-name="Tabla4.A2" office:value-type="string">
            <text:p text:style-name="P6">not falso</text:p>
          </table:table-cell>
          <table:table-cell table:style-name="Tabla4.B2" office:value-type="string">
            <text:p text:style-name="P6">verdadero</text:p>
          </table:table-cell>
        </table:table-row>
      </table:table>
      <text:p text:style-name="P17">Los dos siguientes renglones, print 6,a == 7 or b == 7 yprint 7,a == 7 or b == 6, usan el operador or (en castellano: "o"). El operador or devuelve verdadero si la primera expresión es verdadera, o si la segunda expresión es verdadera o si ambas son verdaderas. <text:s/>Aquí está la tabla:</text:p>
      <table:table table:name="Tabla5" table:style-name="Tabla5">
        <table:table-column table:style-name="Tabla5.A"/>
        <table:table-column table:style-name="Tabla5.B"/>
        <table:table-row table:style-name="TableLine94802795678608">
          <table:table-cell table:style-name="Tabla5.A1" office:value-type="string">
            <text:p text:style-name="P6">expresión</text:p>
          </table:table-cell>
          <table:table-cell table:style-name="Tabla5.B1" office:value-type="string">
            <text:p text:style-name="P6">resultado</text:p>
          </table:table-cell>
        </table:table-row>
        <table:table-row table:style-name="TableLine94802795753584">
          <table:table-cell table:style-name="Tabla5.A2" office:value-type="string">
            <text:p text:style-name="P6">verdadero o verdadero</text:p>
          </table:table-cell>
          <table:table-cell table:style-name="Tabla5.B2" office:value-type="string">
            <text:p text:style-name="P6">verdadero</text:p>
          </table:table-cell>
        </table:table-row>
        <table:table-row table:style-name="TableLine94802795756784">
          <table:table-cell table:style-name="Tabla5.A2" office:value-type="string">
            <text:p text:style-name="P6">verdadero o falso</text:p>
          </table:table-cell>
          <table:table-cell table:style-name="Tabla5.B2" office:value-type="string">
            <text:p text:style-name="P6">verdadero</text:p>
          </table:table-cell>
        </table:table-row>
        <table:table-row table:style-name="TableLine94802795758704">
          <table:table-cell table:style-name="Tabla5.A2" office:value-type="string">
            <text:p text:style-name="P6">falso o verdadero</text:p>
          </table:table-cell>
          <table:table-cell table:style-name="Tabla5.B2" office:value-type="string">
            <text:p text:style-name="P6">verdadero</text:p>
          </table:table-cell>
        </table:table-row>
        <table:table-row table:style-name="TableLine94802795760624">
          <table:table-cell table:style-name="Tabla5.A2" office:value-type="string">
            <text:p text:style-name="P6">falso o falso</text:p>
          </table:table-cell>
          <table:table-cell table:style-name="Tabla5.B2" office:value-type="string">
            <text:p text:style-name="P6">falso</text:p>
          </table:table-cell>
        </table:table-row>
      </table:table>
      <text:p text:style-name="P17">Vea que si la primera expresión es verdadera Python no evalúa la siguiente expresión porque sabe que toda la expresión es verdadera. <text:s/>Esto funciona porque or es verdadero si por lo menos una mitad de la expresión es verdadera. <text:s/>SI la primera parte es verdadera, la segunda parte puede ser verdadera o falsa y esto no afecta que toda la expresión sea verdadera.</text:p>
      <text:p text:style-name="P17">Los siguientes dos renglones, print 8,not (a == 7 and b == 6) y print 9,not a == 7 and b == 6, muestran que podemos usar paréntesis para agrupar expresiones y forzar a que una parte sea evaluada primero. <text:s/>Observe que los paréntesis cambiaron la expresión de falsa a verdadera. <text:s/><text:soft-page-break/>Esto ocurró porque los paréntesis forzaron a que el <text:s/>not fuera aplicado a toda la expresión en lugar de sólo a la porción a == 7.</text:p>
      <text:p text:style-name="P17"/>
      <text:p text:style-name="P17">Aquí está un ejemplo del uso de una expresión booleana:</text:p>
      <text:p text:style-name="Source_20_Code">lista = ["Vida","El Universo","Todas las cosas","Juan","Juana","Vida","Juana"]</text:p>
      <text:p text:style-name="Source_20_Code"/>
      <text:p text:style-name="Source_20_Code">#haz una copia de la lista</text:p>
      <text:p text:style-name="Source_20_Code">copia = lista[:]</text:p>
      <text:p text:style-name="Source_20_Code">#ordena la copia</text:p>
      <text:p text:style-name="Source_20_Code">copia.sort()</text:p>
      <text:p text:style-name="Source_20_Code">prev = copia[0]</text:p>
      <text:p text:style-name="Source_20_Code">del copia[0]</text:p>
      <text:p text:style-name="Source_20_Code"/>
      <text:p text:style-name="Source_20_Code">cuenta = 0</text:p>
      <text:p text:style-name="Source_20_Code"/>
      <text:p text:style-name="Source_20_Code">#recorre la lista buscando una correspondencia</text:p>
      <text:p text:style-name="Source_20_Code">while cuenta &lt; len(copia) and copia[cuenta] != prev:</text:p>
      <text:p text:style-name="Source_20_Code"><text:s text:c="4"/>prev = copia[cuenta]</text:p>
      <text:p text:style-name="Source_20_Code"><text:s text:c="4"/>cuenta = cuenta + 1</text:p>
      <text:p text:style-name="Source_20_Code">#Si no encontramos un elemento correspondiente, entonces </text:p>
      <text:p text:style-name="Source_20_Code">#cuenta no puede ser &lt; len</text:p>
      <text:p text:style-name="Source_20_Code">#porque el rizo while continua mientras count es &lt; len</text:p>
      <text:p text:style-name="Source_20_Code">#y no encontramos elementos correspondientes</text:p>
      <text:p text:style-name="Source_20_Code">if cuenta &lt; len(copia):</text:p>
      <text:p text:style-name="Source_20_Code"><text:s text:c="4"/>print "Primera correspondencia: ",prev</text:p>
      <text:p text:style-name="P17">Y aquí está la salida:</text:p>
      <text:p text:style-name="Source_20_Code">Primera correspondencia: Juana</text:p>
      <text:p text:style-name="P17">Este programa funciona revisando las correspondencias continuamente mientras la siguiente condición es verdadera while count &lt; len(copia and copia[cuenta]. Cuando ya sea que cuenta es mayor que el último índice de copia o ha encontrado un elemento correspondiente, el and deja de ser verdadero y el rizo termina. El if simplemente revisa que el while terminó porque encontró una correspondencia.</text:p>
      <text:p text:style-name="P17">El otro 'truco' de and es usado en este ejemplo. <text:s/>Si ve la tabla de and notará que la tercera hilera es "falso y no revise". <text:s/>Si cuenta &gt;= len(copia) (en otras palabrascuenta &lt; len(copia) es falso) entonces copia[cuenta] no es evaluado. <text:s/>Esto es porque Python sabe que si la primera parte es falsa no pueden ser las dos verdaderas. <text:s/>Esto se conoce como un cortocircuito y es útil si la segunda parte del and causará un error si algo anda mal. <text:s text:c="2"/>Yo usé la primera expresión (cuenta &lt; <text:soft-page-break/>len(copia)) para revisar y ver si cuenta era un índice válido para copia. (Si no me cree, elimine los duplicados de 'Juana' y 'Vida', vea que todavía funciona y luego invierta el orden de cuenta &lt; len(copia) and copia[cuenta] != prev a copia[cuenta] != prev and cuenta &lt; len(copia).)</text:p>
      <text:p text:style-name="P17">Puede usar expresiones Booleanas cuando necesita revisar dos o más cosas diferentes al mismo tiempo. </text:p>
      <text:h text:style-name="P34" text:outline-level="2">Ejemplos</text:h>
      <text:p text:style-name="Source_20_Code_20_Header">clave1.py</text:p>
      <text:p text:style-name="Source_20_Code"/>
      <text:p text:style-name="Source_20_Code">## Este programa pide al usuario un nombre y una clave de acceso.</text:p>
      <text:p text:style-name="Source_20_Code"># Luego los revisa para ver que el usuario puede entrar.</text:p>
      <text:p text:style-name="Source_20_Code"/>
      <text:p text:style-name="Source_20_Code">nombre = raw_input("Cual es su nombre? ")</text:p>
      <text:p text:style-name="Source_20_Code">clave = raw_input("Cual es la clave de acceso? ")</text:p>
      <text:p text:style-name="Source_20_Code">if nombre == "Juan" and clave == "Viernes":</text:p>
      <text:p text:style-name="Source_20_Code"><text:s text:c="4"/>print "Bienvenido, Juan"</text:p>
      <text:p text:style-name="Source_20_Code">elif name == "Pedro" and clave == "Piedra":</text:p>
      <text:p text:style-name="Source_20_Code"><text:s text:c="4"/>print "Bienvenido, Pedro"</text:p>
      <text:p text:style-name="Source_20_Code">else:</text:p>
      <text:p text:style-name="Source_20_Code"><text:s text:c="4"/>print "No se quien es usted."</text:p>
      <text:p text:style-name="P17">Muestras</text:p>
      <text:p text:style-name="Source_20_Code">Cual es su nombre? Juan</text:p>
      <text:p text:style-name="Source_20_Code">Cual es la clave de acceso? Viernes</text:p>
      <text:p text:style-name="Source_20_Code">Bienvenido, Juan</text:p>
      <text:p text:style-name="Source_20_Code"/>
      <text:p text:style-name="Source_20_Code">Cual es su nombre? Luis</text:p>
      <text:p text:style-name="Source_20_Code">Cual es la clave de acceso? Dinero</text:p>
      <text:p text:style-name="Source_20_Code">No se quien es usted.</text:p>
      <text:h text:style-name="P30" text:outline-level="1"><text:bookmark text:name="SECTION001500000000000000000"/>Más acerca de Listas </text:h>
      <text:p text:style-name="P13">Ya hemos visto listas y cómo podemos usarlas. Ahora que ya tiene más fundamentos puedo ahondar en las listas. Primero, veremos más modos de obtener los elementos en una lista y luego hablaremos acerca de cómo copiarlos. </text:p>
      <text:p text:style-name="P13">He aquí algunos ejemplos del uso de índices para obtener un sólo elemento de una lista:</text:p>
      <text:p text:style-name="Source_20_Code"><text:soft-page-break/>&gt;&gt;&gt; lista = ['cero','uno','dos','tres','cuatro','cinco'] <text:s text:c="2"/></text:p>
      <text:p text:style-name="Source_20_Code">&gt;&gt;&gt; lista[0]</text:p>
      <text:p text:style-name="Source_20_Code">'cero'</text:p>
      <text:p text:style-name="Source_20_Code">&gt;&gt;&gt; lista[4]</text:p>
      <text:p text:style-name="Source_20_Code">'cuatro'</text:p>
      <text:p text:style-name="Source_20_Code">&gt;&gt;&gt; lista[5]</text:p>
      <text:p text:style-name="Source_20_Code">'cinco'</text:p>
      <text:p text:style-name="P13">Todos estos ejemplos debieran resultarle familiares.  Si quiere el primer elemento en la lista vea al índice 0.  El segundo elemento es índice 1 y así para toda la lista.  Sin embargo, ¿qué tal si desea el último elemento de la lista?  Un modo pudiera ser usar la función <text:span text:style-name="Source_20_Text">len</text:span> como <text:span text:style-name="Source_20_Text">lista[len(lista)-1]</text:span>.  Este modo funciona porque la función <text:span text:style-name="Source_20_Text">len</text:span> siempre devuelve el último índice más uno.  El penúltimo elemento sería <text:span text:style-name="Source_20_Text">lista[len(lista)-2]</text:span>.  Hay un modo más fácil.  En Python el último índice es siempre el índice -1.  El penúltimo elemento es índice -2 y así sucesivamente.  Vea algunos ejemplos: </text:p>
      <text:p text:style-name="Source_20_Code">&gt;&gt;&gt; lista[len(lista)-1] <text:s/></text:p>
      <text:p text:style-name="Source_20_Code">'cinco'</text:p>
      <text:p text:style-name="Source_20_Code">&gt;&gt;&gt; lista[len(lista)-2]</text:p>
      <text:p text:style-name="Source_20_Code">'cuatro'</text:p>
      <text:p text:style-name="Source_20_Code">&gt;&gt;&gt; lista[-1]</text:p>
      <text:p text:style-name="Source_20_Code">'cinco'</text:p>
      <text:p text:style-name="Source_20_Code">&gt;&gt;&gt; lista[-2]</text:p>
      <text:p text:style-name="Source_20_Code">'cuatro'</text:p>
      <text:p text:style-name="Source_20_Code">&gt;&gt;&gt; list[-6]</text:p>
      <text:p text:style-name="Source_20_Code">'cero'</text:p>
      <text:p text:style-name="P13">Por tanto, cualquier elemento de la lista puede ser indexado de dos modos: desde el principio o desde el final. </text:p>
      <text:p text:style-name="P13">Otro modo útil de obtener pedazos de listas es usando rebanadas.  Veamos otro ejemplo para darle una idea de para qué son útiles: </text:p>
      <text:p text:style-name="Source_20_Code">&gt;&gt;&gt; lista = [0,'Pedro',2,'S.P.A.M.','Media',42,"Juan","Juana"]</text:p>
      <text:p text:style-name="Source_20_Code">&gt;&gt;&gt; lista[0] <text:s/></text:p>
      <text:p text:style-name="Source_20_Code">0</text:p>
      <text:p text:style-name="Source_20_Code">&gt;&gt;&gt; lista[7]</text:p>
      <text:p text:style-name="Source_20_Code">'Juana'</text:p>
      <text:p text:style-name="Source_20_Code">&gt;&gt;&gt; lista[0:8]</text:p>
      <text:p text:style-name="Source_20_Code">[0,'Pedro',2,'S.P.A.M.','Media',42,"Juan","Juana"]</text:p>
      <text:p text:style-name="Source_20_Code">&gt;&gt;&gt; lista[2:4]</text:p>
      <text:p text:style-name="Source_20_Code">[2, 'S.P.A.M.']</text:p>
      <text:p text:style-name="Source_20_Code">&gt;&gt;&gt; lista[4:7]</text:p>
      <text:p text:style-name="Source_20_Code">['Media', 42, 'Juan']</text:p>
      <text:p text:style-name="Source_20_Code">&gt;&gt;&gt; lista[1:5]</text:p>
      <text:p text:style-name="Source_20_Code"><text:soft-page-break/>['Pedro', 2, 'S.P.A.M.', 'Media']</text:p>
      <text:p text:style-name="P13">Las rebanadas sirven para devolver parte de una lista.  El operador de rebanado tiene la forma <text:span text:style-name="Source_20_Text">lista[primer_indice:siguiente_indice]</text:span>.  La rebanada va desde el <text:span text:style-name="Source_20_Text">primer_indice</text:span> al índice anterior al <text:span text:style-name="Source_20_Text">siguiente_indice</text:span>. Puede usar ambos tipos de indexado: </text:p>
      <text:p text:style-name="Source_20_Code">&gt;&gt;&gt; lista[-4:-2]</text:p>
      <text:p text:style-name="Source_20_Code">['Media', 42]</text:p>
      <text:p text:style-name="Source_20_Code">&gt;&gt;&gt; list[-4]</text:p>
      <text:p text:style-name="Source_20_Code">'Media'</text:p>
      <text:p text:style-name="Source_20_Code">&gt;&gt;&gt; list[-4:6]</text:p>
      <text:p text:style-name="Source_20_Code">['Media', 42]</text:p>
      <text:p text:style-name="P13">Otro truco con rebanadas es el índice tácito.  Si el primer índice no es especificado, Python supone que quiere desde el principio de la lista.  Si el siguiente indice no es especificado, Python supone que quiere todo el resto de la lista.  Algunos ejemplos: </text:p>
      <text:p text:style-name="Source_20_Code">&gt;&gt;&gt; lista[:2]</text:p>
      <text:p text:style-name="Source_20_Code">[0, 'Pedro']</text:p>
      <text:p text:style-name="Source_20_Code">&gt;&gt;&gt; lista[-2:]</text:p>
      <text:p text:style-name="Source_20_Code">['Juan', 'Juana']</text:p>
      <text:p text:style-name="Source_20_Code">&gt;&gt;&gt; lista[:3]</text:p>
      <text:p text:style-name="Source_20_Code">[0, 'Pedro', 2]</text:p>
      <text:p text:style-name="Source_20_Code">&gt;&gt;&gt; lista[:-5] </text:p>
      <text:p text:style-name="Source_20_Code">[0, 'Pedro', 2]</text:p>
      <text:p text:style-name="P13">Vea un programa de ejemplo (copie y pegue la definición del poema, si así lo prefiere): </text:p>
      <text:p text:style-name="Source_20_Code">poema = ["&lt;B&gt;","Dona","Blanca","&lt;/B&gt;","esta","cubierta","de","pilares","de","&lt;B&gt;",\</text:p>
      <text:p text:style-name="Source_20_Code">"oro","y","plata","&lt;/B&gt;","romperemos","un","pilar", "para', "ver", "a", "&lt;B&gt;","Dona",\</text:p>
      <text:p text:style-name="Source_20_Code">"Blanca","&lt;/B&gt;"]</text:p>
      <text:p text:style-name="Source_20_Code">def sacar_negritas(lista):</text:p>
      <text:p text:style-name="Source_20_Code"><text:s text:c="8"/>verdadero = 1 <text:s/></text:p>
      <text:p text:style-name="Source_20_Code"><text:s text:c="8"/>falso = 0</text:p>
      <text:p text:style-name="Source_20_Code"><text:s text:c="8"/>## es_negrita dice si estamos viendo a una sección en negrita del texto</text:p>
      <text:p text:style-name="Source_20_Code"><text:s text:c="8"/>es_negrita = falso</text:p>
      <text:p text:style-name="Source_20_Code"><text:s text:c="8"/>## comienza_bloque es el indice del comienzo ya sea de un fragmento </text:p>
      <text:p text:style-name="Source_20_Code"><text:s text:c="8"/>## normal o un fragmento en negrita del texto</text:p>
      <text:p text:style-name="Source_20_Code"><text:s text:c="8"/>comienza_bloque = 0</text:p>
      <text:p text:style-name="Source_20_Code"><text:s text:c="8"/>for indice in range(len(lista)):</text:p>
      <text:p text:style-name="Source_20_Code"><text:s text:c="16"/>##Maneja comienzo de texto negrita</text:p>
      <text:p text:style-name="Source_20_Code"><text:soft-page-break/><text:s text:c="16"/>if lista[indice] == "&lt;B&gt;":</text:p>
      <text:p text:style-name="Source_20_Code"><text:s text:c="24"/>if es_negrita:</text:p>
      <text:p text:style-name="Source_20_Code"><text:s text:c="32"/>print "Error: <text:s/>Extra comienzo de negrita"</text:p>
      <text:p text:style-name="Source_20_Code"><text:s text:c="24"/>##print "No negrita:",list[comienzo_bloque:indice]</text:p>
      <text:p text:style-name="Source_20_Code"><text:s text:c="24"/>es_negrita = verdadero</text:p>
      <text:p text:style-name="Source_20_Code"><text:s text:c="24"/>comienzo_bloque = indice+1</text:p>
      <text:p text:style-name="Source_20_Code"><text:s text:c="16"/>##Maneja final de texto negrita</text:p>
      <text:p text:style-name="Source_20_Code"><text:s text:c="16"/>if lista[indice] == "&lt;/B&gt;":</text:p>
      <text:p text:style-name="Source_20_Code"><text:s text:c="24"/>if not es_negrita:</text:p>
      <text:p text:style-name="Source_20_Code"><text:s text:c="32"/>print "Error: Extra cierre de negrita"</text:p>
      <text:p text:style-name="Source_20_Code"><text:s text:c="24"/>print "Negrita [",comienzo_bloque,":",indice,"] ",\</text:p>
      <text:p text:style-name="Source_20_Code"><text:s text:c="24"/>lista[comienzo_bloque:indice]</text:p>
      <text:p text:style-name="Source_20_Code"><text:s text:c="24"/>es_negrita = falso</text:p>
      <text:p text:style-name="Source_20_Code"><text:s text:c="24"/>comienzo_bloque = indice+1</text:p>
      <text:p text:style-name="Source_20_Code">sacar_negritas(poema)</text:p>
      <text:p text:style-name="P13">y la salida es: </text:p>
      <text:p text:style-name="Source_20_Code">Negrita [ 1 : 3 ] <text:s/>['Dona', 'Blanca']</text:p>
      <text:p text:style-name="Source_20_Code">Negrita [ 10 : 13 ] <text:s/>['oro', 'y', 'plata']</text:p>
      <text:p text:style-name="Source_20_Code">Negrita [ 21 : 23 ] <text:s/>['Dona', 'Blanca']</text:p>
      <text:p text:style-name="P13">La función <text:span text:style-name="Source_20_Text">sacar_negritas</text:span> toma una lista donde cada elemento es una palabra o un símbolo.  Los símbolos que busca con <text:span text:style-name="Source_20_Text">&lt;B&gt;</text:span> el cual comienza texto en negrita y <text:span text:style-name="Source_20_Text">&lt;\B&gt;</text:span> el cual termina texto en negrita.  La función <text:span text:style-name="Source_20_Text">sacar_negritas </text:span>recorre la lista y busca símbolos de comienzo y final. </text:p>
      <text:p text:style-name="P13">El siguiente aspecto de las listas es copiarlas.  Si trata algo sencillo como:</text:p>
      <text:p text:style-name="Source_20_Code">&gt;&gt;&gt; a = [1,2,3]</text:p>
      <text:p text:style-name="Source_20_Code">&gt;&gt;&gt; b = a</text:p>
      <text:p text:style-name="Source_20_Code">&gt;&gt;&gt; print b</text:p>
      <text:p text:style-name="Source_20_Code">[1, 2, 3]</text:p>
      <text:p text:style-name="Source_20_Code">&gt;&gt;&gt; b[1] = 10</text:p>
      <text:p text:style-name="Source_20_Code">&gt;&gt;&gt; print b</text:p>
      <text:p text:style-name="Source_20_Code">[1, 10, 3]</text:p>
      <text:p text:style-name="Source_20_Code">&gt;&gt;&gt; print a</text:p>
      <text:p text:style-name="Source_20_Code">[1, 10, 3]</text:p>
      <text:p text:style-name="P13">Esto probablemente resulte desconcertante, ya que una modificación a <text:span text:style-name="Teletype">b</text:span>resultó en que también <text:span text:style-name="Teletype">a</text:span> cambiara.  Lo que pasó es que la asignación <text:span text:style-name="Source_20_Text">b = a</text:span> hace a <text:span text:style-name="Teletype">b</text:span> una <text:span text:style-name="Emphasis">referencia</text:span> a <text:span text:style-name="Teletype">a</text:span>.  Esto significa que podemos considerar a <text:span text:style-name="Teletype">b</text:span> como otro nombre para <text:span text:style-name="Teletype">a</text:span>.  Por lo tanto, cualquier modificación a  <text:span text:style-name="Teletype">b</text:span> también afecta a <text:span text:style-name="Teletype">a</text:span>.  Sin embargo, algunas asignaciones no crean dos nombres para una lista: </text:p>
      <text:p text:style-name="Source_20_Code"><text:soft-page-break/>&gt;&gt;&gt; a = [1,2,3]</text:p>
      <text:p text:style-name="Source_20_Code">&gt;&gt;&gt; b = a*2</text:p>
      <text:p text:style-name="Source_20_Code">&gt;&gt;&gt; print a</text:p>
      <text:p text:style-name="Source_20_Code">[1, 2, 3]</text:p>
      <text:p text:style-name="Source_20_Code">&gt;&gt;&gt; print b</text:p>
      <text:p text:style-name="Source_20_Code">[1, 2, 3, 1, 2, 3]</text:p>
      <text:p text:style-name="Source_20_Code">&gt;&gt;&gt; a[1] = 10</text:p>
      <text:p text:style-name="Source_20_Code">&gt;&gt;&gt; print a</text:p>
      <text:p text:style-name="Source_20_Code">[1, 10, 3]</text:p>
      <text:p text:style-name="Source_20_Code">&gt;&gt;&gt; print b</text:p>
      <text:p text:style-name="Source_20_Code">[1, 2, 3, 1, 2, 3]</text:p>
      <text:p text:style-name="P13">En este caso <text:span text:style-name="Teletype">b</text:span> no es una referencia a <text:span text:style-name="Teletype">a</text:span> porque la expresión <text:span text:style-name="Source_20_Text">a*2</text:span> crea una lista nueva.  Luego el enunciado<text:span text:style-name="Source_20_Text">b = a*2</text:span> da a <text:span text:style-name="Teletype">b</text:span> una referencia a <text:span text:style-name="Source_20_Text">a*2</text:span> más que una referencia a <text:span text:style-name="Teletype">a</text:span>.  Todas las operaciones de asignación crean una referencia.  Cuando usted pasa una lista como argumento de una función, también crea una referencia.  La mayor parte del tiempo no tiene que preocuparse por crear referencias y no copias.  Sin embargo, cuando necesite modificar una lista sin afectar a otra tiene que asegurarse que realmente haya creado una copia. </text:p>
      <text:p text:style-name="P13">Hay varios modos para hacer una copia de una lista.  El más simple, que funciona casi todo el tiempo es el operador rebanador ya que siempre hace una nueva lista aún cuando la rebanada abarca toda la lista:</text:p>
      <text:p text:style-name="Source_20_Code">&gt;&gt;&gt; a = [1,2,3]</text:p>
      <text:p text:style-name="Source_20_Code">&gt;&gt;&gt; b = a[:]</text:p>
      <text:p text:style-name="Source_20_Code">&gt;&gt;&gt; b[1] = 10</text:p>
      <text:p text:style-name="Source_20_Code">&gt;&gt;&gt; print a</text:p>
      <text:p text:style-name="Source_20_Code">[1, 2, 3]</text:p>
      <text:p text:style-name="Source_20_Code">&gt;&gt;&gt; print b</text:p>
      <text:p text:style-name="Source_20_Code">[1, 10, 3]</text:p>
      <text:p text:style-name="P13">Tomar la rebanada <text:span text:style-name="Teletype">[:]</text:span> crea una nueva copia de la lista.  Sin embargo, solamente copia la lista más externa.  Cualquier sublista contenida será una referencia a la sublista en la lista original.  Por tanto, cuando la lista contiene otras listas como elementos, necesitamos copiar también las listas más internas.  Puede hacerlo manualmente, pero Python contiene un módulo que lo hace.  Use la función <text:span text:style-name="Teletype">deepcopy</text:span> del módulo <text:span text:style-name="Teletype">copy</text:span> :</text:p>
      <text:p text:style-name="Source_20_Code">&gt;&gt;&gt; import copy</text:p>
      <text:p text:style-name="Source_20_Code">&gt;&gt;&gt; a = [[1,2,3],[4,5,6]]</text:p>
      <text:p text:style-name="Source_20_Code">&gt;&gt;&gt; b = a[:]</text:p>
      <text:p text:style-name="Source_20_Code">&gt;&gt;&gt; c = copy.deepcopy(a)</text:p>
      <text:p text:style-name="Source_20_Code">&gt;&gt;&gt; b[0][1] = 10</text:p>
      <text:p text:style-name="Source_20_Code">&gt;&gt;&gt; c[1][1] = 12</text:p>
      <text:p text:style-name="Source_20_Code"><text:soft-page-break/>&gt;&gt;&gt; print a</text:p>
      <text:p text:style-name="Source_20_Code">[[1, 10, 3], [4, 5, 6]]</text:p>
      <text:p text:style-name="Source_20_Code">&gt;&gt;&gt; print b</text:p>
      <text:p text:style-name="Source_20_Code">[[1, 10, 3], [4, 5, 6]]</text:p>
      <text:p text:style-name="Source_20_Code">&gt;&gt;&gt; print c</text:p>
      <text:p text:style-name="Source_20_Code">[[1, 2, 3], [4, 12, 6]]</text:p>
      <text:p text:style-name="P13">Primero que nada, note que <text:span text:style-name="Teletype">a</text:span> es un arreglo de arreglos (o lista de listas).  Luego observe que cuando ejecutamos <text:span text:style-name="Source_20_Text">b[0][1] = 10</text:span> tanto <text:span text:style-name="Teletype">a</text:span> como <text:span text:style-name="Teletype">b</text:span> cambian, pero <text:span text:style-name="Teletype">c</text:span> no.  Esto es debido a que las listas más internas son referencias cuando hacemos rebanadas, pero con<text:span text:style-name="Teletype">deepcopy</text:span> <text:span text:style-name="Teletype">c</text:span> fue copiado totalmente. </text:p>
      <text:p text:style-name="P13">Entonces, ¿debería preocuparme acerda de referencias cada vez que uso una función o una asignación?  Las buenas noticias son que sólo tiene que preocuparse de las referencias cuando usa diccionarios o listas.  Los números y las hileras crean referencias al momento de asignación, pero cada operación que modifica números e hileras crea una nueva copia de modo que no puede modificarlos inadvertidamente.  Sí debe pensar acerca de referencias cuando modifique una lista o un diccionario. </text:p>
      <text:p text:style-name="P13">En este momento quizá esté preguntándose porqué existen las referencias.  La razón básica es velocidad.  Es mucho más rápido hacer una referencia a una lista de mil elementos que copiar todos los elementos.  La otra razón es que permite que una función modifique la lista o diccionario que recibe como parámetro.  Sólo recuerde que las referencias existen si llega a tener algún problema extraño de datos que cambian cuando no debieran. </text:p>
      <text:p text:style-name="P16"/>
      <text:h text:style-name="P31" text:outline-level="1">Diccionarios</text:h>
      <text:p text:style-name="P17">Este capítulo es acerca de diccionarios. <text:s/>Los diccionarios tienen claves y valores. Las claves se usan para encontrar los valores. <text:s/>Este es un ejemplo de un diccionario en acción:</text:p>
      <text:p text:style-name="Source_20_Code">def imprimir_menu():</text:p>
      <text:p text:style-name="Source_20_Code"><text:s text:c="4"/>print '1. Imprimir numeros telefonicos'</text:p>
      <text:p text:style-name="Source_20_Code"><text:s text:c="4"/>print '2. Agregar un numero telefonico'</text:p>
      <text:p text:style-name="Source_20_Code"><text:s text:c="4"/>print '3. Borrar un numero telefonico'</text:p>
      <text:p text:style-name="Source_20_Code"><text:s text:c="4"/>print '4. Buscar un numero telefonico'</text:p>
      <text:p text:style-name="Source_20_Code"><text:s text:c="4"/>print '5. Cerrar el programa'</text:p>
      <text:p text:style-name="Source_20_Code"><text:s text:c="4"/>print</text:p>
      <text:p text:style-name="Source_20_Code">numeros = {}</text:p>
      <text:p text:style-name="Source_20_Code">seleccion_menu = 0</text:p>
      <text:p text:style-name="Source_20_Code">imprimir_menu()</text:p>
      <text:p text:style-name="Source_20_Code">while seleccion_menu != 5:</text:p>
      <text:p text:style-name="Source_20_Code"><text:s text:c="4"/>seleccion_menu = input("Escriba un numero (1-5):")</text:p>
      <text:p text:style-name="Source_20_Code"><text:s text:c="4"/>if seleccion_menu == 1:</text:p>
      <text:p text:style-name="Source_20_Code"><text:s text:c="8"/>print "Numeros Telefonicos:"</text:p>
      <text:p text:style-name="Source_20_Code"><text:s text:c="8"/>for x in numeros.keys():</text:p>
      <text:p text:style-name="Source_20_Code"><text:s text:c="12"/>print "Nombre: ",x," \tNumero: ",numeros[x]</text:p>
      <text:p text:style-name="Source_20_Code"><text:s text:c="8"/>print</text:p>
      <text:p text:style-name="Source_20_Code"><text:s text:c="4"/>elif seleccion_menu == 2:</text:p>
      <text:p text:style-name="Source_20_Code"><text:s text:c="8"/>print "Agregar nombre y numero"</text:p>
      <text:p text:style-name="Source_20_Code"><text:s text:c="8"/>nombre = raw_input("Nombre:")</text:p>
      <text:p text:style-name="Source_20_Code"><text:s text:c="8"/>telefono = raw_input("Numero:")</text:p>
      <text:p text:style-name="Source_20_Code"><text:s text:c="8"/>numeros[nombre] = telefono</text:p>
      <text:p text:style-name="Source_20_Code"><text:s text:c="4"/>elif seleccion_menu == 3:</text:p>
      <text:p text:style-name="Source_20_Code"><text:s text:c="8"/>print "Borrar nombre y numero"</text:p>
      <text:p text:style-name="Source_20_Code"><text:s text:c="8"/>nombre = raw_input("Nombre:")</text:p>
      <text:p text:style-name="Source_20_Code"><text:s text:c="8"/>if numeros.has_key(nombre):</text:p>
      <text:p text:style-name="Source_20_Code"><text:s text:c="12"/>del numeros[nombre]</text:p>
      <text:p text:style-name="Source_20_Code"><text:s text:c="8"/>else:</text:p>
      <text:p text:style-name="Source_20_Code"><text:s text:c="12"/>print "No pude encontrar a ", nombre</text:p>
      <text:p text:style-name="Source_20_Code"><text:s text:c="4"/>elif seleccion_menu == 4:</text:p>
      <text:p text:style-name="Source_20_Code"><text:s text:c="8"/>print "Buscar numero"</text:p>
      <text:p text:style-name="Source_20_Code"><text:s text:c="8"/>nombre = raw_input("Nombre:")</text:p>
      <text:p text:style-name="Source_20_Code"><text:s text:c="8"/>if numeros.has_key(nombre):</text:p>
      <text:p text:style-name="Source_20_Code"><text:s text:c="12"/>print "El numero es",numeros[nombre]</text:p>
      <text:p text:style-name="Source_20_Code"><text:s text:c="8"/>else:</text:p>
      <text:p text:style-name="Source_20_Code"><text:s text:c="12"/>print "No pude encontrar a ",nombre</text:p>
      <text:p text:style-name="Source_20_Code"><text:s text:c="4"/>elif seleccion_menu != 5:</text:p>
      <text:p text:style-name="Source_20_Code"><text:s text:c="8"/>imprimir_menu()</text:p>
      <text:p text:style-name="Source_20_Code_20_Header">Y esta es la salida:</text:p>
      <text:p text:style-name="Source_20_Code"/>
      <text:p text:style-name="Source_20_Code">1. Imprimir numeros telefonicos</text:p>
      <text:p text:style-name="Source_20_Code"><text:soft-page-break/>2. Agregar un numero telefonico</text:p>
      <text:p text:style-name="Source_20_Code">3. Borrar un numero telefonico</text:p>
      <text:p text:style-name="Source_20_Code">4. Buscar un numero telefonico</text:p>
      <text:p text:style-name="Source_20_Code">5. Cerrar el programa</text:p>
      <text:p text:style-name="Source_20_Code"/>
      <text:p text:style-name="Source_20_Code">Escriba un numero (1-5):2</text:p>
      <text:p text:style-name="Source_20_Code">Agregar nombre y numero</text:p>
      <text:p text:style-name="Source_20_Code">Nombre:Joe</text:p>
      <text:p text:style-name="Source_20_Code">Numero:545-4464</text:p>
      <text:p text:style-name="Source_20_Code">Escriba un numero (1-5):2</text:p>
      <text:p text:style-name="Source_20_Code">Agregar nombre y numero</text:p>
      <text:p text:style-name="Source_20_Code">Nombre:Jill</text:p>
      <text:p text:style-name="Source_20_Code">Numero:979-4654</text:p>
      <text:p text:style-name="Source_20_Code">Type in a number (1-5):2</text:p>
      <text:p text:style-name="Source_20_Code">Agregar nombre y numero</text:p>
      <text:p text:style-name="Source_20_Code">Nombre:Fred</text:p>
      <text:p text:style-name="Source_20_Code">Numero:132-9874</text:p>
      <text:p text:style-name="Source_20_Code">Escriba un numero (1-5):1</text:p>
      <text:p text:style-name="Source_20_Code">Numeros telefonicos:</text:p>
      <text:p text:style-name="Source_20_Code">Nombre: <text:s/>Jill <text:s text:c="4"/>Numero: <text:s/>979-4654</text:p>
      <text:p text:style-name="Source_20_Code">Nombre: <text:s/>Joe <text:s text:c="5"/>Numero: <text:s/>545-4464</text:p>
      <text:p text:style-name="Source_20_Code">Nombre: <text:s/>Fred <text:s text:c="4"/>Numero: <text:s/>132-9874</text:p>
      <text:p text:style-name="Source_20_Code">Escriba un numero (1-5):4 <text:s/></text:p>
      <text:p text:style-name="Source_20_Code">Buscar numero</text:p>
      <text:p text:style-name="Source_20_Code">Nombre:Joe</text:p>
      <text:p text:style-name="Source_20_Code">El numero es 545-4464</text:p>
      <text:p text:style-name="Source_20_Code">Escriba un numero (1-5):3</text:p>
      <text:p text:style-name="Source_20_Code">Borrar nombre y numero</text:p>
      <text:p text:style-name="Source_20_Code">Nombre:Fred</text:p>
      <text:p text:style-name="Source_20_Code">Escriba un numero (1-5):1</text:p>
      <text:p text:style-name="Source_20_Code">Numeros telefonicos:</text:p>
      <text:p text:style-name="Source_20_Code">Nombre: <text:s/>Jill <text:s text:c="4"/>Numero: <text:s/>979-4654</text:p>
      <text:p text:style-name="Source_20_Code">Nombre: <text:s/>Joe <text:s text:c="5"/>Numero: <text:s/>545-4464</text:p>
      <text:p text:style-name="Source_20_Code"/>
      <text:p text:style-name="Source_20_Code">Escriba un numero (1-5):5</text:p>
      <text:p text:style-name="P17">El programa es similar al anterior de la lista de nombres, que vimos en el capítulo de listas. El programa funciona del modo siguiente: <text:s/>Primero, definimos la función imprimir_menu. <text:s text:c="2"/>imprimir_menu solamente imprime un menu que luego usamos dos veces en el programa. <text:s/>Luego viene el renglón de apariencia extraña numeros = {}. <text:s/>Todo lo que ese renglón hace es decirle a Python que numeros es un diccionario. <text:s/>Los siguientes renglones hacen que el menú funcione. <text:s/>Los renglones:</text:p>
      <text:p text:style-name="P27">for x in numeros.keys():</text:p>
      <text:p text:style-name="P27"><text:s text:c="4"/>print "Nombre: ",x," \tNumero: ",numeros[x]</text:p>
      <text:p text:style-name="P17">recorren el diccionario e imprimen toda la información. <text:s/>La función numeros.keys() devuelve una lista empleada por el rizo for. <text:s/>La lista devuelta por keys no esta ordenada así que si desea orden <text:soft-page-break/>alfabético debe ordenarla. <text:s/>De modo parecido a las listas, la declaración numeros[x] se usa para obtener un miembro específico del diccionario. <text:s/>Claro que en este caso x es una hilera. <text:s/>A continuación, el renglón numeros[nombre] = telefono agrega un nombre y un número de teléfono al diccionario. <text:s/>Si nombreya hubiera existido en el diccionario, el contenido de telefonoreemplazaría el valor anterior. <text:s/>Luego los renglones:</text:p>
      <text:p text:style-name="Source_20_Code">if numeros.has_key(nombre):</text:p>
      <text:p text:style-name="Source_20_Code"><text:s text:c="4"/>del numeros[nombre]</text:p>
      <text:p text:style-name="P17">ven si un nombre en particular está en el diccionario y lo borran si así era. <text:s/>La función numeros.has_key(nombre) devuelve verdadero si la clave nombre existe en el diccionario numeros o devuelve falso si no es así. <text:s/>El rengló del numeros[nombre] borra la clave nombre y el valor asociado con esa clave. <text:s/>Los renglones:</text:p>
      <text:p text:style-name="Source_20_Code">if numeros.has_key(nombre):</text:p>
      <text:p text:style-name="Source_20_Code"><text:s text:c="4"/>print "El numero es",numeros[nombre]</text:p>
      <text:p text:style-name="P17">revisa si el diccionario posee una clave en particular y, si dicha clave existe, entonces imprime el número telefónico asociado con dicha clave. <text:s/>Por último, si la selección del menú no es válida, imprime de nuevo el menú para que usted se divierta.</text:p>
      <text:p text:style-name="P17">Revisión rápida: Los diccionarios tienen claves y valores. <text:s/>Las claves pueden ser hileras o números. <text:s/>Las claves apuntan hacia los valores. <text:s/>Los valores pueden se cualquier tipo de variable (incluyendo listas o hasta diccionarios (esos diccionarios o listas también pueden contener diccionarios o listas dentro de ellos (qué miedo ¿verdad? :) )). <text:s/>Este es un ejemplo de un diccionario que contiene una lista:</text:p>
      <text:p text:style-name="Source_20_Code">puntos_max = [25,25,50,25,100]</text:p>
      <text:p text:style-name="Source_20_Code">asignaciones = ['tarea cap 1','tarea cap 2','examen <text:s text:c="2"/>','tarea cap 3','prueba']</text:p>
      <text:p text:style-name="Source_20_Code">estudiantes = {'#Max':puntos_max}</text:p>
      <text:p text:style-name="Source_20_Code"/>
      <text:p text:style-name="Source_20_Code">def imprimir_menu():</text:p>
      <text:p text:style-name="Source_20_Code"><text:s text:c="4"/>print "1. Agregar un estudiante"</text:p>
      <text:p text:style-name="Source_20_Code"><text:s text:c="4"/>print "2. Borrar un estudiante"</text:p>
      <text:p text:style-name="Source_20_Code"><text:s text:c="4"/>print "3. Imprimir calificaciones"</text:p>
      <text:p text:style-name="Source_20_Code"><text:s text:c="4"/>print "4. Registrar calificacion"</text:p>
      <text:p text:style-name="Source_20_Code"><text:s text:c="4"/>print "5. Imprimir menu"</text:p>
      <text:p text:style-name="Source_20_Code"><text:s text:c="4"/>print "6. Cerrar el programa"</text:p>
      <text:p text:style-name="Source_20_Code"/>
      <text:p text:style-name="Source_20_Code">def imprimir_todas_califs():</text:p>
      <text:p text:style-name="Source_20_Code"><text:soft-page-break/><text:s text:c="8"/>print '\t',</text:p>
      <text:p text:style-name="Source_20_Code"><text:s text:c="8"/>for i in range(len(asignaciones)):</text:p>
      <text:p text:style-name="Source_20_Code"><text:s text:c="12"/>print asignaciones[i],'\t',</text:p>
      <text:p text:style-name="Source_20_Code"><text:s text:c="8"/>print</text:p>
      <text:p text:style-name="Source_20_Code"><text:s text:c="8"/>claves = estudiantes.keys()</text:p>
      <text:p text:style-name="Source_20_Code"><text:s text:c="8"/>claves.sort()</text:p>
      <text:p text:style-name="Source_20_Code"><text:s text:c="8"/>for x in claves:</text:p>
      <text:p text:style-name="Source_20_Code"><text:s text:c="12"/>print x,'\t',</text:p>
      <text:p text:style-name="Source_20_Code"><text:s text:c="12"/>calificaciones = estudiantes[x]</text:p>
      <text:p text:style-name="Source_20_Code"><text:s text:c="12"/>imprimir_califs(calificaciones)</text:p>
      <text:p text:style-name="Source_20_Code"/>
      <text:p text:style-name="Source_20_Code">def imprimir_califs(calificaciones):</text:p>
      <text:p text:style-name="Source_20_Code"><text:s text:c="4"/>for i in range(len(calificaciones)):</text:p>
      <text:p text:style-name="Source_20_Code"><text:s text:c="8"/>print calificaciones[i],'\t\t',</text:p>
      <text:p text:style-name="Source_20_Code"><text:s text:c="4"/>print</text:p>
      <text:p text:style-name="Source_20_Code"/>
      <text:p text:style-name="Source_20_Code"><text:s text:c="4"/></text:p>
      <text:p text:style-name="Source_20_Code">imprimir_menu()</text:p>
      <text:p text:style-name="Source_20_Code">seleccion_menu = 0</text:p>
      <text:p text:style-name="Source_20_Code">while seleccion_menu != 6:</text:p>
      <text:p text:style-name="Source_20_Code"><text:s text:c="4"/>print</text:p>
      <text:p text:style-name="Source_20_Code"><text:s text:c="4"/>seleccion_menu = input("Elija una opcion del menu (1-6):")</text:p>
      <text:p text:style-name="Source_20_Code"><text:s text:c="4"/>if seleccion_menu == 1:</text:p>
      <text:p text:style-name="Source_20_Code"><text:s text:c="8"/>nombre = raw_input("Agregar al estudiante:")</text:p>
      <text:p text:style-name="Source_20_Code"><text:s text:c="8"/>estudiantes[nombre] = [0]*len(puntos_max)</text:p>
      <text:p text:style-name="Source_20_Code"><text:s text:c="4"/>elif seleccion_menu == 2:</text:p>
      <text:p text:style-name="Source_20_Code"><text:s text:c="8"/>nombre = raw_input("Borrar al estudiante:")</text:p>
      <text:p text:style-name="Source_20_Code"><text:s text:c="8"/>if estudiantes.has_key(nombre):</text:p>
      <text:p text:style-name="Source_20_Code"><text:s text:c="12"/>del estudiantes[nombre]</text:p>
      <text:p text:style-name="Source_20_Code"><text:s text:c="8"/>else:</text:p>
      <text:p text:style-name="Source_20_Code"><text:s text:c="12"/>print "El estudiante: ",nombre," no esta en el diccionario"</text:p>
      <text:p text:style-name="Source_20_Code"><text:s text:c="4"/>elif seleccion_menu == 3:</text:p>
      <text:p text:style-name="Source_20_Code"><text:s text:c="8"/>imprimir_todas_califs()</text:p>
      <text:p text:style-name="Source_20_Code"><text:s text:c="8"/></text:p>
      <text:p text:style-name="Source_20_Code"><text:s text:c="4"/>elif seleccion_menu == 4:</text:p>
      <text:p text:style-name="Source_20_Code"><text:s text:c="8"/>print "Registro de calificacion"</text:p>
      <text:p text:style-name="Source_20_Code"><text:s text:c="8"/>nombre = raw_input("Estudiante:")</text:p>
      <text:p text:style-name="Source_20_Code"><text:s text:c="8"/>if estudiantes.has_key(nombre):</text:p>
      <text:p text:style-name="Source_20_Code"><text:s text:c="12"/>calificaciones = estudiantes[nombre]</text:p>
      <text:p text:style-name="Source_20_Code"><text:s text:c="12"/>print "Escriba el la calificacion para registrar"</text:p>
      <text:p text:style-name="Source_20_Code"><text:s text:c="12"/>print "Escriba 0 (cero) para salir"</text:p>
      <text:p text:style-name="Source_20_Code"><text:s text:c="12"/>for i in range(len(asignaciones)):</text:p>
      <text:p text:style-name="Source_20_Code"><text:s text:c="16"/>print i+1,' ',asignaciones[i],'\t',</text:p>
      <text:p text:style-name="Source_20_Code"><text:s text:c="12"/>print</text:p>
      <text:p text:style-name="Source_20_Code"><text:s text:c="12"/>imprimir_califs(calificaciones)</text:p>
      <text:p text:style-name="Source_20_Code"><text:s text:c="12"/>cual = 1234</text:p>
      <text:p text:style-name="Source_20_Code"><text:s text:c="12"/>while cual != -1:</text:p>
      <text:p text:style-name="Source_20_Code"><text:s text:c="16"/>cual = input("Cual calificacion quiere cambiar:")</text:p>
      <text:p text:style-name="Source_20_Code"><text:s text:c="16"/>cual = cual-1</text:p>
      <text:p text:style-name="Source_20_Code"><text:s text:c="16"/>if 0 &lt;= cual &lt; len(calificaciones):</text:p>
      <text:p text:style-name="Source_20_Code"><text:s text:c="20"/>calificacion = input("Calificacion:")</text:p>
      <text:p text:style-name="Source_20_Code"><text:s text:c="20"/>calificaciones[cual] = calificacion</text:p>
      <text:p text:style-name="Source_20_Code"><text:s text:c="16"/>elif cual != -1:</text:p>
      <text:p text:style-name="Source_20_Code"><text:soft-page-break/><text:s text:c="20"/>print "Calificacion no valida"</text:p>
      <text:p text:style-name="Source_20_Code"><text:s text:c="8"/>else:</text:p>
      <text:p text:style-name="Source_20_Code"><text:s text:c="12"/>print "No encontre a ese estudiante"</text:p>
      <text:p text:style-name="Source_20_Code"><text:s text:c="4"/>elif seleccion_menu != 6:</text:p>
      <text:p text:style-name="Source_20_Code"><text:s text:c="8"/>imprimir_menu()</text:p>
      <text:p text:style-name="P17">y esta es una muestra de la salida:</text:p>
      <text:p text:style-name="Source_20_Code">1. Agregar un estudiante</text:p>
      <text:p text:style-name="Source_20_Code">2. Borrar un estudiante</text:p>
      <text:p text:style-name="Source_20_Code">3. Imprimir calificaciones</text:p>
      <text:p text:style-name="Source_20_Code">4. Registrar calificacion</text:p>
      <text:p text:style-name="Source_20_Code">5. Imprimir menu</text:p>
      <text:p text:style-name="Source_20_Code">6. Cerrar el programa</text:p>
      <text:p text:style-name="Source_20_Code"/>
      <text:p text:style-name="Source_20_Code">Elija una opcion del menu (1-6):3</text:p>
      <text:p text:style-name="Source_20_Code"><text:tab/>tarea cap 1 <text:tab/>tarea cap 2 <text:tab/>examen <text:s text:c="3"/><text:tab/>tarea cap 3 <text:tab/>prueba <text:tab/></text:p>
      <text:p text:style-name="Source_20_Code">#Max <text:tab/>25 <text:tab/><text:tab/>25 <text:tab/><text:tab/>50 <text:tab/><text:tab/>25 <text:tab/><text:tab/>100 <text:tab/></text:p>
      <text:p text:style-name="Source_20_Code"/>
      <text:p text:style-name="Source_20_Code">Elija una opcion del menu:6</text:p>
      <text:p text:style-name="Source_20_Code"/>
      <text:p text:style-name="Source_20_Code">1. Agregar un estudiante</text:p>
      <text:p text:style-name="Source_20_Code">2. Borrar un estudiante</text:p>
      <text:p text:style-name="Source_20_Code">3. Imprimir calificaciones</text:p>
      <text:p text:style-name="Source_20_Code">4. Registrar calificacion</text:p>
      <text:p text:style-name="Source_20_Code">5. Imprimir menu</text:p>
      <text:p text:style-name="Source_20_Code">6. Cerrar el programa</text:p>
      <text:p text:style-name="Source_20_Code"/>
      <text:p text:style-name="Source_20_Code">Elija una opcion del menu:1</text:p>
      <text:p text:style-name="Source_20_Code">Agregar al estudiante:Bill</text:p>
      <text:p text:style-name="Source_20_Code"/>
      <text:p text:style-name="Source_20_Code">Elija una opcion del menu:4</text:p>
      <text:p text:style-name="Source_20_Code">Registro de calificacion</text:p>
      <text:p text:style-name="Source_20_Code">Estudiante:Bill</text:p>
      <text:p text:style-name="Source_20_Code">Escriba el la calificacion para registrar</text:p>
      <text:p text:style-name="Source_20_Code">Escriba 0 (cero) para salir</text:p>
      <text:p text:style-name="Source_20_Code">1 <text:s text:c="2"/>tarea cap 1 <text:tab/>2 <text:s text:c="2"/>tarea cap 2 <text:tab/>3 <text:s text:c="2"/>examen <text:s text:c="3"/><text:tab/>4 <text:s text:c="2"/>tarea cap 3 <text:s text:c="5"/>5 <text:s text:c="2"/>prueba <text:tab/></text:p>
      <text:p text:style-name="Source_20_Code">0 <text:tab/><text:tab/>0 <text:tab/><text:tab/>0 <text:tab/><text:tab/>0 <text:tab/><text:tab/>0 <text:tab/><text:tab/></text:p>
      <text:p text:style-name="Source_20_Code">Cual calificacion quiere cambiar:1</text:p>
      <text:p text:style-name="Source_20_Code">Calificacion:25</text:p>
      <text:p text:style-name="Source_20_Code">Cual calificacion quiere cambiar:2</text:p>
      <text:p text:style-name="Source_20_Code">Calificacion:24</text:p>
      <text:p text:style-name="Source_20_Code">Cual calificacion quiere cambiar:3</text:p>
      <text:p text:style-name="Source_20_Code">Calificacion:45</text:p>
      <text:p text:style-name="Source_20_Code">Cual calificacion quiere cambiar:5</text:p>
      <text:p text:style-name="Source_20_Code">Calificacion:95</text:p>
      <text:p text:style-name="Source_20_Code">Cual calificacion quiere cambiar:0</text:p>
      <text:p text:style-name="Source_20_Code"/>
      <text:p text:style-name="Source_20_Code">Elija una opcion del menu (1-6):3</text:p>
      <text:p text:style-name="Source_20_Code"><text:soft-page-break/><text:tab/>tarea cap 1 <text:tab/>tarea cap 2 <text:tab/>examen <text:s text:c="3"/><text:tab/>tarea cap 3 <text:tab/>prueba <text:tab/></text:p>
      <text:p text:style-name="Source_20_Code">#Max <text:tab/>25 <text:tab/><text:tab/>25 <text:tab/><text:tab/>50 <text:tab/><text:tab/>25 <text:tab/><text:tab/>100 <text:tab/><text:tab/></text:p>
      <text:p text:style-name="Source_20_Code">Bill <text:tab/>25 <text:tab/><text:tab/>24 <text:tab/><text:tab/>45 <text:tab/><text:tab/>0 <text:tab/><text:tab/>95 <text:tab/><text:tab/></text:p>
      <text:p text:style-name="Source_20_Code"/>
      <text:p text:style-name="Source_20_Code">Elija una opcion del menu (1-6):</text:p>
      <text:p text:style-name="P17">El programa funciona de la siguiente manera. <text:s/>Básicamente, la variable estudiantes es un diccionario en el cual los nombres de los estudiantes sirven de claves y las calificaciones son los valores asociados a las claves. <text:s/>Los dos primeros renglones crean dos listas. <text:s/>El siguiente renglón estudiantes = {'#Max':puntos_max} crea un nuevo diccionario con la clave #Max y el valor asociado como [25,25,50,25,100] (dado que ese era el contenido de puntos_max cuando fue efectuada la declaración) (Uso la clave #Max porque el símbolo # tiene precedencia alfabética sobre todos los demás caracteres alfabéticos). <text:s/>Luego definimos imprimir_menu. <text:s/>A continuación definimos la función imprimir_todas_califs en los renglones:</text:p>
      <text:p text:style-name="Source_20_Code">def imprimir_todas_califs():</text:p>
      <text:p text:style-name="Source_20_Code"><text:s text:c="8"/>print '\t',</text:p>
      <text:p text:style-name="Source_20_Code"><text:s text:c="8"/>for i in range(len(asignaciones)):</text:p>
      <text:p text:style-name="Source_20_Code"><text:s text:c="12"/>print asignaciones[i],'\t',</text:p>
      <text:p text:style-name="Source_20_Code"><text:s text:c="8"/>print</text:p>
      <text:p text:style-name="Source_20_Code"><text:s text:c="8"/>claves = estudiantes.keys()</text:p>
      <text:p text:style-name="Source_20_Code"><text:s text:c="8"/>claves.sort()</text:p>
      <text:p text:style-name="Source_20_Code"><text:s text:c="8"/>for x in claves:</text:p>
      <text:p text:style-name="Source_20_Code"><text:s text:c="12"/>print x,'\t',</text:p>
      <text:p text:style-name="Source_20_Code"><text:s text:c="12"/>calificaciones = estudiantes[x]</text:p>
      <text:p text:style-name="Source_20_Code"><text:s text:c="12"/>imprimir_califs(calificaciones)</text:p>
      <text:p text:style-name="P17">Observar cómo obtenemos primero las claves del diccionario estudiantes con la función keys en el renglón claves = estudiantes.keys() . claves es una lista, así que le podemos aplicar todas las funciones propias de las listas. <text:s/>Luego ordenamos las claves con la función claves.sort() ya que claves es una lista. <text:s text:c="2"/>for se usa para recorrer todas las claves. <text:s/>Las calificaciones quedan guardadas como una lista dentro de un diccionario, <text:s/>de modo que la asignación calificaciones = estudiantes[x] le da a la variable calificaciones la lista que está guardada en la clave x. <text:s/>La función imprimir_califs solamente imprime una lista y es definica unos cuantos renglones después. <text:s/></text:p>
      <text:p text:style-name="P17">Los renglones posteriores del programa instrumentan las varias opciones del menú. <text:s/>El renglón estudiantes[nombre] = [0]*len(puntos_max) agrega un estudiante a la clave de su nombre. <text:s/>La notación [0]*len(puntos_max) sólo crea un arreglo de ceros de la misma longitud que la lista puntos_max.</text:p>
      <text:p text:style-name="P17"><text:soft-page-break/>La opción para borrar un estudiante, borra un estudiante de modo similar al ejemplo del directorio telefonico. <text:s/>La opción para registrar calificaciones es un poco más complicada. <text:s/>En el renglón calificaciones = estudiantes[nombre] la variable calificaciones obtiene una referencia a las calificaciones del estudiante de nombre nombre. El registro de una calificación es efectuado en el renglón calificaciones[cual] = calificacion. <text:s/>Tal vez se haya fijado que el valor calificaciones nunca es asignado al diccionario de estudiantes (como sería el caso de estudiantes[nombre] = calificaciones). <text:s/>La razón por la que no hacemos eso es que calificaciones es de hecho otro nombre para estudiantes[nombre] y por eso, el simple hecho de cambiar calificaciones cambia estudiante[nombre].</text:p>
      <text:p text:style-name="P17">Los diccionarios proporcionan un modo fácil de asociar claves y valores. <text:s/>Esto puede usarse para seguir fácilmente el rastro de datos que están asociados a varias claves.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entury Schoolbook L" svg:font-family="'Century Schoolbook L'"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Century Schoolbook L1" svg:font-family="'Century Schoolbook L'" style:font-family-generic="roman"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ódigo_20_Fuente" style:display-name="Código Fuente" style:family="paragraph" style:parent-style-name="Preformatted_20_Text" style:master-page-name="">
      <loext:graphic-properties draw:fill-image-width="0cm" draw:fill-image-height="0cm"/>
      <style:paragraph-properties fo:margin-top="0.101cm" fo:margin-bottom="0.3cm" style:contextual-spacing="true" style:page-number="auto" fo:padding="0.199cm" fo:border="0.26pt solid #000000" style:shadow="none">
        <style:tab-stops/>
      </style:paragraph-properties>
      <style:text-properties fo:background-color="transparen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rawing" style:family="paragraph" style:parent-style-name="Caption" style:class="extra"/>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Código" style:family="paragraph" style:parent-style-name="Preformatted_20_Text">
      <style:paragraph-properties fo:padding="0.199cm" fo:border="0.06pt solid #000000" style:shadow="non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 style:family="paragraph" style:parent-style-name="Caption" style:class="extra"/>
    <style:style style:name="Untitled1" style:family="paragraph" style:parent-style-name="Heading_20_6" style:default-outline-level="" style:list-style-nam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apitalizada" style:family="paragraph" style:parent-style-name="Aclaración">
      <style:paragraph-properties>
        <style:drop-cap style:lines="2" style:distance="0.499cm"/>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Emphasis" style:family="text">
      <style:text-properties fo:font-style="italic" fo:background-color="transparent" style:font-style-asian="italic" style:font-style-complex="italic"/>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streams" style:family="text" style:parent-style-name="Example">
      <style:text-properties fo:background-color="#e0c2cd"/>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P4" style:family="paragraph" style:parent-style-name="Footer">
      <style:text-properties officeooo:paragraph-rsid="0037e73e"/>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7e73e"/>
    </style:style>
    <style:style style:name="MT6"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802735972192" text:id="ct94802735972192">
            <text:deletion>
              <office:change-info>
                <dc:creator>Martín René Vilugrón</dc:creator>
                <dc:date>2021-04-21T15:23:16</dc:date>
              </office:change-info>
              <text:p text:style-name="MP1"><text:span text:style-name="MT1">Taller de Informática y TICs</text:span></text:p>
            </text:deletion>
          </text:changed-region>
          <text:changed-region xml:id="ct94802735974624" text:id="ct94802735974624">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67"><draw:image xlink:href="Pictures/1000336400001042000002AE8C2B294C3B05E066.svg" xlink:type="simple" xlink:show="embed" xlink:actuate="onLoad" draw:mime-type="image/svg+xml"/><draw:image xlink:href="Pictures/100002010000009D0000001AD04B410E83575C10.png" xlink:type="simple" xlink:show="embed" xlink:actuate="onLoad" draw:mime-type="image/png"/></draw:frame><text:tab/><text:tab/><text:change text:change-id="ct94802735972192"/><text:change-start text:change-id="ct94802735974624"/><text:span text:style-name="MT2">Introducción a la </text:span></text:p>
        <text:p text:style-name="MP2"><text:tab/><text:tab/>Ingeniería en Computación<text:change-end text:change-id="ct94802735974624"/></text:p>
        <text:p text:style-name="MP3"><text:tab/><text:tab/><text:date style:data-style-name="N107" text:date-value="2021-05-13T21:50:48.799414420">2021</text:date></text:p>
      </style:header>
      <style:footer>
        <text:tracked-changes>
          <text:changed-region xml:id="ct94802735989632" text:id="ct94802735989632">
            <text:insertion>
              <office:change-info>
                <dc:creator>Martín René Vilugrón</dc:creator>
                <dc:date>2021-04-21T20:31:32</dc:date>
              </office:change-info>
            </text:insertion>
          </text:changed-region>
          <text:changed-region xml:id="ct94802796315504" text:id="ct94802796315504">
            <text:deletion>
              <office:change-info>
                <dc:creator>Martín René Vilugrón</dc:creator>
                <dc:date>2021-04-21T20:31:31</dc:date>
              </office:change-info>
              <text:p text:style-name="MP4"><text:span text:style-name="MT1"><text:s/></text:span></text:p>
            </text:deletion>
          </text:changed-region>
          <text:changed-region xml:id="ct94802735987200" text:id="ct94802735987200">
            <text:deletion>
              <office:change-info>
                <dc:creator>Martín René Vilugrón</dc:creator>
                <dc:date>2021-04-21T20:28:59</dc:date>
              </office:change-info>
              <text:p text:style-name="MP4"><text:span text:style-name="MT6"><text:page-count>60</text:page-count></text:span></text:p>
            </text:deletion>
          </text:changed-region>
        </text:tracked-changes>
        <text:p text:style-name="MP4"><text:span text:style-name="MT3">r</text:span><text:editing-cycles>10</text:editing-cycles>/<text:span text:style-name="MT4"><text:date style:data-style-name="N107" text:date-value="2021-05-13T21:42:32.331583877" text:fixed="true">2021</text:date></text:span><text:span text:style-name="MT5">(MrTín)</text:span><text:tab/><text:tab/>Página <text:page-number text:select-page="current">60</text:page-number><text:s/><text:span text:style-name="MT1">de</text:span><text:change-start text:change-id="ct94802735989632"/><text:span text:style-name="MT1"> </text:span><text:change-end text:change-id="ct94802735989632"/><text:span text:style-name="MT1"><text:page-count>60</text:page-count></text:span><text:change text:change-id="ct94802796315504"/><text:change text:change-id="ct94802735987200"/></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Vilugrón</meta:initial-creator>
    <meta:creation-date>2015-08-28T16:45:30.631000000</meta:creation-date>
    <dc:date>2021-05-13T21:50:48.636519090</dc:date>
    <dc:creator>Martín René Vilugrón</dc:creator>
    <meta:editing-duration>PT52M7S</meta:editing-duration>
    <meta:editing-cycles>10</meta:editing-cycles>
    <meta:generator>LibreOffice/7.0.5.2$Linux_X86_64 LibreOffice_project/00$Build-2</meta:generator>
    <meta:document-statistic meta:table-count="5" meta:image-count="1" meta:object-count="13" meta:page-count="60" meta:paragraph-count="1527" meta:word-count="13395" meta:character-count="81151" meta:non-whitespace-character-count="65696"/>
  </office:meta>
</office:document-meta>
</file>

<file path=Object 1/content.xml><?xml version="1.0" encoding="utf-8"?>
<math xmlns="http://www.w3.org/1998/Math/MathML" display="block">
  <semantics>
    <mrow>
      <mrow>
        <msup>
          <mi>C</mi>
          <mn>0</mn>
        </msup>
        <mo stretchy="false">=</mo>
        <mfrac>
          <mn>5</mn>
          <mn>9</mn>
        </mfrac>
      </mrow>
      <mrow>
        <mo fence="true" stretchy="false">(</mo>
        <mrow>
          <mrow>
            <msup>
              <mi>F</mi>
              <mn>0</mn>
            </msup>
            <mo stretchy="false">−</mo>
            <mn>32</mn>
          </mrow>
        </mrow>
        <mo fence="true" stretchy="false">)</mo>
      </mrow>
    </mrow>
    <annotation encoding="StarMath 5.0">C^0 = 5 over 9 (F^0 - 32)</annotation>
  </semantics>
</math>
</file>

<file path=Object 10/content.xml><?xml version="1.0" encoding="utf-8"?>
<math xmlns="http://www.w3.org/1998/Math/MathML">
  <semantics>
    <mrow>
      <mn>0</mn>
      <mrow>
        <mi>!</mi>
        <mo stretchy="false">=</mo>
        <mn>1</mn>
      </mrow>
    </mrow>
    <annotation encoding="StarMath 5.0">0! = 1</annotation>
  </semantics>
</math>
</file>

<file path=Object 11/content.xml><?xml version="1.0" encoding="utf-8"?>
<math xmlns="http://www.w3.org/1998/Math/MathML">
  <semantics>
    <mrow>
      <mn>1</mn>
    </mrow>
    <annotation encoding="StarMath 5.0">1</annotation>
  </semantics>
</math>
</file>

<file path=Object 12/content.xml><?xml version="1.0" encoding="utf-8"?>
<math xmlns="http://www.w3.org/1998/Math/MathML">
  <semantics>
    <mrow>
      <mn>200</mn>
    </mrow>
    <annotation encoding="StarMath 5.0">200</annotation>
  </semantics>
</math>
</file>

<file path=Object 13/content.xml><?xml version="1.0" encoding="utf-8"?>
<math xmlns="http://www.w3.org/1998/Math/MathML">
  <semantics>
    <mrow>
      <mrow>
        <mi>h</mi>
        <mo stretchy="false">=</mo>
        <msqrt>
          <mrow>
            <mrow>
              <msup>
                <mi>a</mi>
                <mn>2</mn>
              </msup>
              <mo stretchy="false">+</mo>
              <msup>
                <mi>b</mi>
                <mn>2</mn>
              </msup>
            </mrow>
          </mrow>
        </msqrt>
      </mrow>
    </mrow>
    <annotation encoding="StarMath 5.0">h = sqrt {a^2 + b^2}</annotation>
  </semantics>
</math>
</file>

<file path=Object 2/content.xml><?xml version="1.0" encoding="utf-8"?>
<math xmlns="http://www.w3.org/1998/Math/MathML" display="block">
  <semantics>
    <mrow>
      <mrow>
        <mi mathvariant="italic">precio</mi>
        <mo stretchy="false">=</mo>
        <mn>1,5</mn>
      </mrow>
      <mrow>
        <mspace width="2em"/>
        <mo stretchy="false">∗</mo>
        <mspace width="2em"/>
      </mrow>
      <mi mathvariant="italic">costo</mi>
    </mrow>
    <annotation encoding="StarMath 5.0">precio = 1,5 ~*~ costo</annotation>
  </semantics>
</math>
</file>

<file path=Object 3/content.xml><?xml version="1.0" encoding="utf-8"?>
<math xmlns="http://www.w3.org/1998/Math/MathML" display="block">
  <semantics>
    <mrow>
      <mi mathvariant="italic">costo</mi>
      <mrow>
        <mspace width="2em"/>
        <mo stretchy="false">=</mo>
        <mspace width="2em"/>
      </mrow>
      <mi mathvariant="italic">costofijo</mi>
      <mrow>
        <mspace width="2em"/>
        <mo stretchy="false">+</mo>
        <mspace width="2em"/>
      </mrow>
      <mrow>
        <mo fence="true" stretchy="false">(</mo>
        <mrow>
          <mrow>
            <mi mathvariant="italic">costobase</mi>
            <mrow>
              <mspace width="2em"/>
              <mo stretchy="false">∗</mo>
              <mspace width="2em"/>
            </mrow>
            <mi mathvariant="italic">area</mi>
          </mrow>
        </mrow>
        <mo fence="true" stretchy="false">)</mo>
      </mrow>
      <mrow>
        <mspace width="2em"/>
        <mo stretchy="false">+</mo>
        <mspace width="2em"/>
      </mrow>
      <mrow>
        <mo fence="true" stretchy="false">(</mo>
        <mrow>
          <mrow>
            <mi>n</mi>
            <mrow>
              <mspace width="2em"/>
              <mo stretchy="false">∗</mo>
              <mspace width="2em"/>
            </mrow>
            <mi mathvariant="italic">costoextra</mi>
            <mrow>
              <mspace width="2em"/>
              <mo stretchy="false">∗</mo>
              <mspace width="2em"/>
            </mrow>
            <mi mathvariant="italic">area</mi>
          </mrow>
        </mrow>
        <mo fence="true" stretchy="false">)</mo>
      </mrow>
    </mrow>
    <annotation encoding="StarMath 5.0">costo~=~costofijo~+~(costobase~*~area)~+~(n~*~costoextra ~*~ area)</annotation>
  </semantics>
</math>
</file>

<file path=Object 4/content.xml><?xml version="1.0" encoding="utf-8"?>
<math xmlns="http://www.w3.org/1998/Math/MathML" display="block">
  <semantics>
    <mrow>
      <mrow>
        <mi mathvariant="italic">area</mi>
        <mo stretchy="false">=</mo>
        <mi>π</mi>
      </mrow>
      <mrow>
        <mspace width="2em"/>
        <mo stretchy="false">∗</mo>
        <mspace width="2em"/>
      </mrow>
      <mi>r</mi>
      <mn>2</mn>
    </mrow>
    <annotation encoding="StarMath 5.0">area = π ~*~ r2</annotation>
  </semantics>
</math>
</file>

<file path=Object 5/content.xml><?xml version="1.0" encoding="utf-8"?>
<math xmlns="http://www.w3.org/1998/Math/MathML" display="block">
  <semantics>
    <mrow>
      <mi mathvariant="italic">Costo</mi>
      <mi mathvariant="italic">fijo</mi>
      <mrow>
        <mspace width="2em"/>
        <mo stretchy="false">=</mo>
        <mspace width="2em"/>
      </mrow>
      <mi>$</mi>
      <mn>0,75</mn>
    </mrow>
    <annotation encoding="StarMath 5.0">Costo fijo ~=~ $0,75</annotation>
  </semantics>
</math>
</file>

<file path=Object 6/content.xml><?xml version="1.0" encoding="utf-8"?>
<math xmlns="http://www.w3.org/1998/Math/MathML" display="block">
  <semantics>
    <mrow>
      <mi mathvariant="italic">Costo</mi>
      <mi mathvariant="italic">base</mi>
      <mrow>
        <mspace width="2em"/>
        <mo stretchy="false">=</mo>
        <mspace width="2em"/>
      </mrow>
      <mi>$</mi>
      <mn>0,005</mn>
      <mi mathvariant="italic">por</mi>
      <msup>
        <mi mathvariant="italic">cm</mi>
        <mn>2</mn>
      </msup>
    </mrow>
    <annotation encoding="StarMath 5.0">Costo base~=~$0,005 por cm^2</annotation>
  </semantics>
</math>
</file>

<file path=Object 7/content.xml><?xml version="1.0" encoding="utf-8"?>
<math xmlns="http://www.w3.org/1998/Math/MathML" display="block">
  <semantics>
    <mrow>
      <mi mathvariant="italic">Costo</mi>
      <mi mathvariant="italic">extras</mi>
      <mrow>
        <mspace width="2em"/>
        <mo stretchy="false">=</mo>
        <mspace width="2em"/>
      </mrow>
      <mi>$</mi>
      <mn>0,0025</mn>
      <mi mathvariant="italic">por</mi>
      <msup>
        <mi mathvariant="italic">cm</mi>
        <mn>2</mn>
      </msup>
    </mrow>
    <annotation encoding="StarMath 5.0">Costo extras ~=~ $0,0025 por cm^2</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n</mi>
    </mrow>
    <annotation encoding="StarMath 5.0">n</annotation>
  </semantics>
</math>
</file>